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TTP/2 200 OK</text:p>
      <text:p text:style-name="Standard">Date: Tue, 07 Jan 2025 18:06:12 GMT</text:p>
      <text:p text:style-name="Standard">Content-Type: application/json</text:p>
      <text:p text:style-name="Standard">Last-Modified: Mon, 06 Jan 2025 07:13:14 GMT</text:p>
      <text:p text:style-name="Standard">X-Amz-Server-Side-Encryption: AES256</text:p>
      <text:p text:style-name="Standard">Cache-Control: public, s-maxage=600, max-age=0, proxy-revalidate</text:p>
      <text:p text:style-name="Standard">Etag: W/"b8ea8186bb3cc87f86ce30e6f7c83fe6"</text:p>
      <text:p text:style-name="Standard">Vary: accept-encoding</text:p>
      <text:p text:style-name="Standard">X-Cache: RefreshHit from cloudfront</text:p>
      <text:p text:style-name="Standard">Via: 1.1 29cc4fa62023750ac5aea9decfe9ad36.cloudfront.net (CloudFront)</text:p>
      <text:p text:style-name="Standard">X-Amz-Cf-Pop: YYC51-P2</text:p>
      <text:p text:style-name="Standard">Alt-Svc: h3=":443"; ma=86400</text:p>
      <text:p text:style-name="Standard">X-Amz-Cf-Id: 0in_GdWBNoV4HAwGrVzgLhwXexYj2dfA9qX9x5brcRCE9N8wKRdpsQ==</text:p>
      <text:p text:style-name="Standard">Cf-Cache-Status: DYNAMIC</text:p>
      <text:p text:style-name="Standard">Strict-Transport-Security: max-age=15552000</text:p>
      <text:p text:style-name="Standard">Server: cloudflare</text:p>
      <text:p text:style-name="Standard">Cf-Ray: 8fe5e15cb864bee0-YYC</text:p>
      <text:p text:style-name="Standard"/>
      <text:p text:style-name="Standard">{"validators.\"{{ service }}\" field \"{{ field }}\" is not configured (missing?).":"\"{{ service }}\" field \"{{ field }}\" is not configured (missing?).","validators.\"{{ service }}\" necessary fields missing.":"\"{{ service }}\" necessary fields missing.","asset-names.1INCH":"1inch Network","currencies.1INCH":"1inch Network","validators.3 digits required":"3 digits required","asset-names.AAVE":"Aave","currencies.AAVE":"Aave","asset-names.AAVE-KOVAN":"Aave","currencies.AAVE-KOVAN":"AAVE","asset-names.ACH":"Alchemy Pay","currencies.ACH":"Alchemy Pay","asset-names.ADA":"Cardano","currencies.ADA":"Cardano","asset-names.ADA-TESTNET":"Cardano","currencies.ADA_TESTNET":"Cardano Testnet","asset-names.ADDY-POLYGON":"Adamant","currencies.ADDY-POLYGON":"ADDY Adamant","asset-names.AFD":"Animal Farm Dogs","currencies.AFD":"Animal Farm Dogs","asset-names.AFP":"Animal Farm Pigs","currencies.AFP":"Animal Farm Pigs","asset-names.AGIX":"SingularityNET","currencies.AGIX":"SingularityNET","asset-names.AMP":"Amp","currencies.AMP":"Amp","asset-names.ANKR":"Ankr","currencies.ANKR":"Ankr","asset-names.APE":"ApeCoin","currencies.APE":"ApeCoin","asset-names.ARB":"Arbitrum","currencies.ARB":"Arbitrum","asset-names.ASTR-PARACHAIN":"Astar","currencies.ASTR-PARACHAIN":"Astar","asset-names.AUDIO":"Audius","currencies.AUDIO":"Audius","asset-names.AVAXC":"Avalanche","currencies.AVAXC":"Avalanche","asset-names.AXS":"Axie Infinity","currencies.AXS":"Axie Infinity","asset-names.AXS-ROPSTEN":"Axie Infinity","currencies.AXS-ROPSTEN":"Axie Infinity","validators.Amount must be greater than {min} {currency}":"Minimum amount is {min} {currency}","validators.Amount must be less than {max} {currency}":"Amount must be less than {max} {currency}","asset-names.BAL":"Balancer","currencies.BAL":"Balancer","asset-names.BAND":"Band Protocol","currencies.BAND":"Band Protocol","asset-names.BAT":"Basic Attention Token","currencies.BAT":"Basic Attention Token","asset-names.BAT-GOERLI":"Basic Attention Token","currencies.BAT-GOERLI":"Basic Attention Token","asset-names.BAT-KOVAN":"Basic Attention Token","currencies.BAT-KOVAN":"Basic Attention Token","asset-names.BCH":"Bitcoin Cash","currencies.BCH":"Bitcoin Cash","asset-names.BCH-TESTNET":"Bitcoin Cash","currencies.BCH-TESTNET":"Bitcoin Cash","currencies.BHD":"Bahraini Dinar","asset-names.BICO":"Biconomy","currencies.BICO":"Biconomy","asset-names.BNB":"Binance Coin","currencies.BNB":"Binance Coin (BEP2)","validators.BNB deposit memo is mandatory":"BNB deposit MEMO is mandatory","asset-names.BNBSC":"Binance <text:soft-page-break/>Coin","currencies.BNBSC":"Binance Coin (BEP20)","asset-names.BNBSC-TESTNET":"Binance Coin","currencies.BNBSC-TESTNET":"BSC (BEP-20) Testnet","currencies.BNBSC_TESTNET":"Binance Smart Chain Testnet","asset-names.BNX":"BinaryX","currencies.BNX":"BinaryX","asset-names.BONK-SOL":"Bonk","asset-names.BTC":"Bitcoin","currencies.BTC":"Bitcoin","asset-names.BTC-TESTNET":"Bitcoin","currencies.BTC-TESTNET":"Bitcoin Testnet","asset-names.BUSD":"Binance USD","currencies.BUSD":"Binance USD","asset-names.BUSD-BEP20-TESTNET":"Binance USD","currencies.BUSD-BEP20-TESTNET":"Binance USD","asset-names.CAKE":"PancakeSwap","currencies.CAKE":"PancakeSwap","asset-names.CEL":"Celsius","currencies.CEL":"Celsius","asset-names.CELO":"Celo","currencies.CELO":"Celo","asset-names.CELO-ALFAJORES":"Celo","currencies.CELO-ALFAJORES":"Celo","asset-names.CELR":"Celer Network","currencies.CELR":"Celer Network","asset-names.CEUR":"Celo Euro","currencies.CEUR":"Celo Euro","asset-names.CEUR-ALFAJORES":"Celo Euro","currencies.CEUR-ALFAJORES":"Celo Euro","asset-names.CHZ":"Chiliz","currencies.CHZ":"Chiliz","asset-names.COMP":"Compound","currencies.COMP":"Compound","asset-names.COMP-GOERLI":"Compound","currencies.COMP-GOERLI":"Compound","asset-names.COMP-ROPSTEN":"Compound","currencies.COMP-ROPSTEN":"Compound","asset-names.CRV":"Curve DAO Token","currencies.CRV":"Curve DAO Token","asset-names.CUSD":"Celo Dollar","currencies.CUSD":"Celo Dollar","asset-names.CUSD-ALFAJORES":"Celo Dollar","currencies.CUSD-ALFAJORES":"Celo Dollar","asset-names.CVC":"Civic","currencies.CVC":"Civic","asset-names.CVX":"Convex Finance","currencies.CVX":"Convex Finance","navigation.Calculator":"Crypto Calculator","validators.Card already exists.":"Card already added","validators.Card is expired":"Card is expired.","validators.Card is not verified.":"Card is not verified","validators.Crypto currency \"{{ value }}\" for money service \"{{ service }}\" is invalid.":"Crypto currency \"{{ value }}\" for money service \"{{ service }}\" is invalid.","asset-names.DAI":"Dai","currencies.DAI":"Dai","asset-names.DAI-GOERLI":"Dai","currencies.DAI-GOERLI":"Dai","asset-names.DAI-ROPSTEN":"Dai","currencies.DAI-ROPSTEN":"Dai","asset-names.DASH":"Dash","currencies.DASH":"DASH","asset-names.DENT":"Dent","currencies.DENT":"Dent","asset-names.DFYN-POLYGON":"Dfyn Network","currencies.DFYN-POLYGON":"DFYN Network","asset-names.DINO-POLYGON":"DinoSwap","currencies.DINO-POLYGON":"DinoSwap","asset-names.DOGE":"Dogecoin","currencies.DOGE":"Dogecoin","asset-names.DOGE-TESTNET":"Dogecoin","currencies.DOGE-TESTNET":"Dogecoin","asset-names.DOT":"Polkadot","currencies.DOT":"Polkadot","asset-names.DRIP":"Drip Network","currencies.DRIP":"DRIP Network","asset-names.DYDX":"dYdX","currencies.DYDX":"dYdX","validators.Date format is incorrect. Date should be in format mm\/dd\/yyyy":"Date format is incorrect. Date should be in format mm\/dd\/yyyy","asset-names.ELF":"aelf","currencies.ELF":"Aelf","asset-names.ENJ":"Enjin Coin","currencies.ENJ":"Enjin Coin","asset-names.ENS":"Ethereum Name Service","currencies.ENS":"Ethereum Name Service","asset-names.EOS":"EOS","currencies.EOS":"EOS","asset-names.ETC":"Ethereum Classic","currencies.ETC":"Ethereum Classic","asset-names.ETH":"Ethereum","currencies.ETH":"Ethereum","asset-names.ETH-ARB":"Ethereum","currencies.ETH-ARB":"ETH Arbitrum","asset-names.ETH-BASE":"Ethereum","currencies.ETH-BASE":"Ethereum (Base)","currencies.ETH-BASE-SEPOLIA":"Ethereum","asset-names.ETH-GOERLI":"Ethereum","currencies.ETH-GOERLI":"Ethereum","asset-names.ETH-KOVAN":"Ethereum","currencies.ETH-KOVAN":"Ethereum","asset-names.ETH-OP":"Ethereum","currencies.ETH-OP":"ETH Optimism","asset-names.ETH-ROPSTEN":"Ethereum","currencies.ETH-ROPSTEN":"Ethereum <text:soft-page-break/>Ropsten","currencies.ETH_ROPSTEN":"Ethereum Ropsten Testnet","asset-names.EUSD":"Electronic USD","currencies.EUSD":"Electronic USD","asset-names.EUSD-TESTNET":"Electronic USD","currencies.EUSD-TESTNET":"Electronic USD","validators.Expiration date is invalid":"Expiration date is invalid","asset-names.FET":"Fetch.ai","currencies.FET":"Fetch.ai","asset-names.FISH-POLYGON":"Polycat Finance","currencies.FISH-POLYGON":"Polycat Finance","asset-names.FLUX":"Flux","currencies.FLUX":"Flux","asset-names.FSBT":"Forty Seven Bank Token","currencies.FSBT":"Forty Seven Bank Token","asset-names.FTM":"Fantom","currencies.FTM":"Fantom","asset-names.FUSE":"Fuse","currencies.FUSE":"Fuse","asset-names.FUSE-SPARK":"Fuse","currencies.FUSE-SPARK":"Fuse","asset-names.FXS":"Frax Share","currencies.FXS":"Frax Share","validators.Fiat currency \"{{ value }}\" for money service \"{{ service }}\" is invalid.":"Fiat currency \"{{ value }}\" for money service \"{{ service }}\" is invalid.","validators.Fiat currency for \"buy\" and \"sell\" money services should be the same.":"Fiat currency for \"buy\" and \"sell\" money services should be the same.","validators.File cant be empty error":"Mandatory","validators.For this transaction, {type} limit is {limit}":"For this transaction, {type} limit is {limit}","asset-names.GALA":"Gala","currencies.GALA":"Gala","asset-names.GLM":"Golem","currencies.GLM":"Golem","asset-names.GLMR":"Moonbeam","currencies.GLMR":"Moonbeam","asset-names.GNO":"Gnosis","currencies.GNO":"Gnosis","asset-names.GRAVITY":"Gravity","currencies.GRAVITY":"Gravity","asset-names.GRT":"The Graph","currencies.GRT":"The Graph","asset-names.GRT-GOERLI":"The Graph","currencies.GRT-GOERLI":"The Graph","asset-names.GTC":"Gitcoin","currencies.GTC":"Gitcoin","validators.Gift Card does not support this upload type: %type%":"Gift Card does not support this upload type: %type%","validators.Gift card data missing":"Gift card data missing","validators.Gift card number is invalid.":"Gift card number is invalid.","asset-names.HBAR":"Hedera","currencies.HBAR":"Hedera","asset-names.HEX":"HEX","currencies.HEX":"HEX","asset-names.HOT":"Holo","currencies.HOT":"Holo","asset-names.ILV":"Illuvium","currencies.ILV":"Illuvium","asset-names.IMX":"ImmutableX","currencies.IMX":"ImmutableX","asset-names.INJ":"Injective","currencies.INJ":"Injective","validators.Incorrect MEMO":"Incorrect MEMO","validators.Invalid ZIP code":"Invalid Postal\/Zip code","validators.Invalid card number.":"Invalid card number.","validators.Invalid cardholder name":"Invalid cardholder name","validators.Invalid city name":"Invalid City name","validators.Invalid currency code \"{{ value }}\".":"Invalid currency code \"{{ value }}\".","validators.Invalid money service relation":"Invalid money service relation","validators.Invalid user":"Invalid user","asset-names.JASMY":"JasmyCoin","currencies.JASMY":"JasmyCoin","asset-names.KAG":"Kinesis Silver","currencies.KAG":"Kinesis Silver","asset-names.KAG-TESTNET":"Kinesis Silver","currencies.KAG-TESTNET":"Kinesis Silver","asset-names.KAU":"Kinesis Gold","currencies.KAU":"Kinesis Gold","asset-names.KAU-TESTNET":"Kinesis Gold","currencies.KAU-TESTNET":"Kinesis Gold","asset-names.KLAY":"Klaytn","currencies.KLAY":"Klaytn","asset-names.KNC":"Kyber Network Crystal","currencies.KNC":"Kyber Network Crystal","asset-names.KNC-KOVAN":"Kyber Network Crystal","currencies.KNC-KOVAN":"Kyber Network Crystal","asset-names.LDO":"Lido DAO","currencies.LDO":"Lido DAO","asset-names.LINK":"Chainlink","currencies.LINK":"Chainlink","asset-names.LINK-GOERLI":"Chainlink","currencies.LINK-GOERLI":"Chainlink","asset-names.LINK-ROPSTEN":"Chainlink","currencies.LINK-ROPSTEN":"Chainlink","asset-names.LPT":"Livepeer","currencies.LPT":"Livepeer","asset-names.LRC":"Loopring","currencies.LRC":"Loopring","asset-names.LTC":"Litecoin","currencies.LTC":"Litecoin","asset-names.LTC-<text:soft-page-break/>TESTNET":"Litecoin","currencies.LTC-TESTNET":"Litecoin (Testnet)","asset-names.LUNA":"Terra Luna","currencies.LUNA":"Terra Luna","validators.LUNA deposit memo is mandatory":"LUNA deposit memo is mandatory","asset-names.LUNA-BOMBAY":"Terra Luna","asset-names.LUNA-TESTNET":"Terra Luna","currencies.LUNA_TESTNET":"Terra Luna Testnet","validators.Legacy Bitcoin Cash addresses are not allowed.":"Legacy Bitcoin Cash addresses are not allowed.","asset-names.MANA":"Decentraland","currencies.MANA":"Decentraland","asset-names.MANTA":"Manta","currencies.MANTA":"Manta Pacific","asset-names.MASK":"Mask Network","currencies.MASK":"Mask Network","asset-names.MATIC":"Polygon","asset-names.MATIC-POLYGON":"Polygon","currencies.MATIC-POLYGON":"Polygon","asset-names.MATIC-POLYGON-MUMBAI":"Polygon","currencies.MATIC-POLYGON-MUMBAI":"Polygon","asset-names.MC":"Merit Circle","currencies.MC":"Merit Circle","asset-names.MIMATIC-POLYGON":"MAI","currencies.MIMATIC-POLYGON":"MAI","asset-names.MKR":"Maker","currencies.MKR":"Maker","asset-names.MKR-GOERLI":"Maker","currencies.MKR-GOERLI":"Maker","asset-names.MKR-ROPSTEN":"Maker","currencies.MKR-ROPSTEN":"Maker","asset-names.MOB":"MobileCoin","currencies.MOB":"MobileCoin","asset-names.MOB-TESTNET":"MobileCoin","currencies.MOB-TESTNET":"MobileCoin","asset-names.MTA-POLYGON":"mStable Governance Token: Meta","currencies.MTA-POLYGON":"mStable Governance Token: Meta","validators.Maximum amount is {max} {currency}":"Maximum amount is {max} {currency}","validators.Minimum amount is {min} {currency}":"Minimum amount is {min} {currency}","validators.Money service \"{{ service }}\" does not support crypto currency\".":"Money service \"{{ service }}\" does not support crypto currency\".","validators.Money service \"{{ service }}\" does not support crypto currency.":"Money service \"{{ service }}\" does not support crypto currency.","validators.Money service relation not available":"Such exchange is not available","asset-names.NEO":"Neo","currencies.NEO":"NEO","asset-names.NEXO":"Nexo","currencies.NEXO":"Nexo","asset-names.NMR":"Numeraire","currencies.NMR":"Numeraire","currencies.NZD":"New Zealand Dollar","validators.No amount specified.":"No amount specified.","validators.Not a valid ADA address":"Not a valid ADA address","validators.Not a valid BEP-20 address":"Not a valid BEP-20 address","validators.Not a valid BEP2 address":"Not a valid BEP2 address","validators.Not a valid Bitcoin Cash address.":"Not a valid Bitcoin Cash address.","validators.Not a valid Bitcoin address.":"Not a valid Bitcoin address.","validators.Not a valid DASH address":"Not a valid DASH address","validators.Not a valid DOGE address":"Not a valid DOGE address","validators.Not a valid DOT address":"Not a valid DOT address","validators.Not a valid EOS address":"Not a valid EOS address","validators.Not a valid ERC-20 address":"Not a valid ERC-20 address","validators.Not a valid Ethereum address.":"Not a valid ERC-20 address","validators.Not a valid HBAR address":"Not a valid HBAR address","validators.Not a valid LUNA address":"Not a valid LUNA address","validators.Not a valid Litecoin address.":"Not a valid Litecoin address.","validators.Not a valid MATIC address":"Not a valid MATIC address","validators.Not a valid NEM address":"Not a valid NEM address","validators.Not a valid NEO address.":"Not a valid NEO address.","validators.Not a valid TRX address":"Not a valid TRX address","validators.Not a valid XLM address":"Not a valid XLM address","validators.Not a valid XRP address.":"Not a valid XRP address.","validators.Not a valid XTZ address":"Not a valid XTZ address","validators.Not a valid ZEC address":"Not a valid ZEC address","asset-names.OCEAN":"Ocean Protocol","currencies.OCEAN":"Ocean Protocol","asset-names.OGN":"Origin Protocol","currencies.OGN":"Origin Token","asset-names.OMEN-POLYGON":"Augury Finance","currencies.OMEN-POLYGON":"Augury Finance","asset-names.OMG":"OMG Network","currencies.OMG":"OMG Network","asset-names.ONEINCH":"1inch Network","currencies.ONEINCH":"1inch Network","asset-names.ONT":"Ontology","currencies.ONT":"Ontology","asset-<text:soft-page-break/>names.OP":"Optimism","currencies.OP":"Optimism","asset-names.OSMO":"Osmosis","currencies.OSMO":"Osmosis","asset-names.PAX":"Paxos","currencies.PAX":"Paxos","asset-names.PBNB-POLYGON":"Orbit Bridge Polygon Binance Coin","currencies.PBNB-POLYGON":"Orbit Bridge Polygon Binance Coin","asset-names.PEPE":"Pepe","currencies.PEPE":"Pepe","asset-names.PERP":"Perpetual Protocol","currencies.PERP":"Perpetual Protocol","asset-names.PERP-ROPSTEN":"Perpetual Protocol","currencies.PERP-ROPSTEN":"Perpetual Protocol","asset-names.PLA":"PlayDapp","currencies.PLA":"PlayDapp","asset-names.POL":"Polygon","currencies.POL":"Polygon","asset-names.PUNDIX":"Pundi X (New)","currencies.PUNDIX":"Pundi X (New)","validators.Payout terms should be accepted.":"Please accept the terms to continue","validators.Please check your card expiration date":"Please check your card expiration date","validators.Please check your card number":"Please check your card number","validators.Postal\/Zip code should contain only letters, digits, spaces, dashes and be less than {max_length} characters long":"Postal\/Zip code should contain only letters, digits, spaces, dashes and be less than {max_length} characters long","navigation.Prices":"Crypto Prices","asset-names.QNT":"Quant","currencies.QNT":"Quant","asset-names.QUICK-POLYGON":"QuickSwap","currencies.QUICK-POLYGON":"QuickSwap","asset-names.RLC":"iExec RLC","currencies.RLC":"iExec RLC","asset-names.RNDR":"Render Token","currencies.RNDR":"Render Token","asset-names.ROSE":"Oasis Network","currencies.ROSE":"Oasis Network","asset-names.RPL":"Rocket Pool","currencies.RPL":"Rocket Pool","asset-names.RSR":"Reserve Rights","currencies.RSR":"Reserve Rights","asset-names.SAND":"The Sandbox","currencies.SAND":"The Sandbox","asset-names.SAND-GOERLI":"The Sandbox","currencies.SAND-GOERLI":"The Sandbox","asset-names.SAND-ROPSTEN":"The Sandbox","currencies.SAND-ROPSTEN":"The Sandbox","asset-names.SHIB":"Shiba Inu","currencies.SHIB":"Shiba Inu","asset-names.SKL":"SKALE","currencies.SKL":"SKALE","asset-names.SNT":"Status","currencies.SNT":"Status","asset-names.SNX":"Synthetix","currencies.SNX":"Synthetix","asset-names.SOL":"Solana","currencies.SOL":"Solana","asset-names.SOL-DEVNET":"Solana","currencies.SOL-DEVNET":"Solana","asset-names.SOL-TESTNET":"Solana","currencies.SOL-TESTNET":"Solana","asset-names.SSV":"ssv.network","currencies.SSV":"ssv.network","asset-names.STG":"Stargate Finance","currencies.STG":"Stargate Finance","asset-names.STMX":"StormX","currencies.STMX":"StormX","asset-names.STORJ":"Storj","currencies.STORJ":"Storj","asset-names.SUSHI":"SushiSwap","currencies.SUSHI":"SushiSwap","asset-names.SUSHI-ROPSTEN":"SushiSwap","currencies.SUSHI-ROPSTEN":"SushiSwap","asset-names.SXP":"Swipe","currencies.SXP":"Swipe","asset-names.SYN":"Synapse","currencies.SYN":"Synapse","transaction-flow.Sorry, {cryptoName} is not supported in your region. Please select other crypto":"Sorry, {cryptoName} is not supported in your region. Please select other crypto.","validators.Specify at least one of buy\/sell amounts.":"Specify at least one of buy\/sell amounts.","asset-names.T":"Threshold","currencies.T":"Threshold","asset-names.TEL":"Telcoin","currencies.TEL":"Telcoin","asset-names.TON":"Toncoin","currencies.TON":"Toncoin","currencies.TON-TESTNET":"Toncoin Testnet","asset-names.TRX":"Tron","currencies.TRX":"Tron","validators.TRX destination memo is mandatory":"TRX destination MEMO is mandatory","asset-names.TRX-SHASTA":"Tron","currencies.TRX-SHASTA":"Tron","asset-names.TWT":"Trust Wallet Token","currencies.TWT":"Trust Wallet Token","validators.Testnet Bitcoin Cash addresses are not allowed.":"Testnet Bitcoin Cash addresses are not allowed.","validators.The image file is corrupted.":"The image file is corrupted.","validators.The image height is too big ({{ height }}px). <text:soft-page-break/>Allowed maximum height is {{ max_height }}px.":"The image height is too big ({{ height }}px). Allowed maximum height is {{ max_height }}px.","validators.The image height is too small ({{ height }}px). Minimum height expected is {{ min_height }}px.":"The image height is too small ({{ height }}px). Minimum height expected is {{ min_height }}px.","validators.The image width is too big ({{ width }}px). Allowed maximum width is {{ max_width }}px.":"The image width is too big ({{ width }}px). Allowed maximum width is {{ max_width }}px.","validators.The image width is too small ({{ width }}px). Minimum width expected is {{ min_width }}px.":"The image width is too small ({{ width }}px). Minimum width expected is {{ min_width }}px.","validators.The referenced entity does not exist.":"The referenced entity does not exist.","validators.The size of the image could not be detected.":"The size of the image could not be detected.","validators.This card cannot be used, please contact paybis customer support.":"This card cannot be used, please contact our support.","validators.This card is already used.":"This card is already used.","validators.This document is already verified":"This document is already verified","validators.This field is required error":"This field is mandatory and can't be empty","validators.This file is not a valid image.":"This file is not a valid image.","validators.This relation is not active.":"This relation is not active.","validators.This relation is not enabled.":"This relation is not enabled.","validators.This string is not valid":"This string is not valid","validators.This value is not valid.":"This value is not valid.","validators.This value is too long. It should have 255 characters or less.":"This value is too long. It should have 255 characters or less.","validators.This value should be greater than {{ compared_value }}.":"This value should be greater than {{ compared_value }}.","validators.This value should have exactly 16 characters.":"Invalid card number.","validators.This value should not be blank.":"This value should not be blank.","validators.Too many characters. Check your input":"Too many characters. Check your input","navigation.Tools":"Tools","asset-names.UMA":"UMA","currencies.UMA":"UMA","asset-names.UNI":"Uniswap","currencies.UNI":"Uniswap","asset-names.UNI-GOERLI":"Uniswap","currencies.UNI-GOERLI":"Uniswap","asset-names.UNI-ROPSTEN":"Uniswap","currencies.UNI-ROPSTEN":"Uniswap","asset-names.USDC":"USD Coin","currencies.USDC":"USD Coin","asset-names.USDC-BASE":"USD Coin","currencies.USDC-BASE":"USD Coin (Base)","currencies.USDC-BASE-SEPOLIA":"USD Coin","asset-names.USDC-FUSE":"USD Coin","currencies.USDC-FUSE":"USDC (Fuse)","asset-names.USDC-GOERLI":"USD Coin","currencies.USDC-GOERLI":"USD Coin","asset-names.USDC-POLYGON":"USD Coin","currencies.USDC-POLYGON":"USD Coin (Polygon)","asset-names.USDC-ROPSTEN":"USD Coin","currencies.USDC-ROPSTEN":"USD Coin","asset-names.USDC-SOL":"USD Coin","asset-names.USDC-STELLAR":"USD Coin","currencies.USDC-STELLAR":"USD Coin (Stellar)","asset-names.USDC-STELLAR-TESTNET":"USD Coin","currencies.USDC-STELLAR-TESTNET":"USD Coin (Stellar)","asset-names.USDT":"Tether","currencies.USDT":"Tether (ERC20)","asset-names.USDT-BEP20":"Tether","currencies.USDT-BEP20":"Tether","asset-names.USDT-ERC20-ROPSTEN":"Tether","asset-names.USDT-GOERLI":"Tether","currencies.USDT-GOERLI":"Tether","asset-names.USDT-POLYGON":"Tether","currencies.USDT-POLYGON":"Tether (Polygon)","asset-names.USDT-SOL":"Tether","asset-names.USDT-TRC20":"Tether","currencies.USDT-TRC20":"Tether (TRC20)","asset-names.USDT-TRC20-SHASTA":"Tether","currencies.USDT-TRC20-SHASTA":"Tether","validators.Unsupported card type or invalid card number.":"Unsupported card type or invalid card number.","asset-names.VOXEL-POLYGON":"VOXEL Token","currencies.VOXEL-POLYGON":"VOXEL Token","asset-names.WBTC":"Wrapped Bitcoin","currencies.WBTC":"Wrapped Bitcoin","asset-names.WBTC-GOERLI":"Wrapped Bitcoin","currencies.WBTC-GOERLI":"Wrapped Bitcoin","asset-names.WETH-POLYGON":"Wrapped Ether","currencies.WETH-POLYGON":"Wrapped Ether","asset-names.WETH-SOL":"Wrapped Ether","asset-names.WMATIC-POLYGON":"Wrapped Matic","currencies.WMATIC-POLYGON":"Wrapped Matic","asset-names.WOO":"WOO","currencies.WOO":"WOO Network","asset-names.WRLD-POLYGON":"NFT Worlds","currencies.WRLD-POLYGON":"NFT Worlds","asset-names.XCASH-<text:soft-page-break/>POLYGON":"X-Cash","currencies.XCASH-POLYGON":"X-Cash","asset-names.XEC":"eCash","currencies.XEC":"eCash","asset-names.XEM":"NEM","currencies.XEM":"XEM","asset-names.XLM":"Stellar","currencies.XLM":"Stellar","validators.XLM deposit memo is mandatory":"XLM deposit memo is mandatory","asset-names.XLM-TESTNET":"Stellar","currencies.XLM_TESTNET":"Stellar Testnet","asset-names.XRP":"Ripple","currencies.XRP":"Ripple","validators.XRP deposit memo is mandatory":"XRP deposit memo is mandatory","asset-names.XRP-TESTNET":"Ripple","currencies.XRP-TESTNET":"Ripple","asset-names.XTZ":"Tezos","currencies.XTZ":"Tezos","asset-names.XTZ-GRANADA":"Tezos","asset-names.XTZ-HANGZHOU":"Tezos","asset-names.XTZ_GHOSTNET":"Tezos","currencies.XTZ_GHOSTNET":"Tezos Ghostnet Testnet","currencies.XTZ_GRANADA":"Tezos Granada Testnet","currencies.XTZ_HANGZHOU":"Tezos Hangzhou Testnet","asset-names.YFI":"yearn.finance","currencies.YFI":"Yearn Finance","asset-names.YFI-ROPSTEN":"yearn.finance","currencies.YFI-ROPSTEN":"Yearn Finance","validators.You can only specify a single amount.":"You can only specify a single amount.","validators.You can only specify a single fixed amount.":"You can only specify a single fixed amount.","validators.You must agree to our crypto price rules":"You must agree to our Dynamic Cryptocurrency estimation terms","validators.You must agree to the terms and conditions":"You must agree to the Terms and Conditions","validators.You must agree with our privacy policy":"You must agree with our privacy policy.","validators.Your age should be at least {min_age} years":"Your age should be at least {min_age} years","validators.Your current {type} limit is exceeded":"Your current {type} limit is exceeded","validators.Your current {type} limit is {limit}":"Your current {type} limit is {limit}","validators.Your password must be at least {{length}} characters long.":"Your password must be at least {{length}} characters long.","validators.Your password must contain at least one lowercase letter, one uppercase letter and one numeric digit.":"Your password must contain at least one lowercase letter, one uppercase letter and one numeric digit.","asset-names.ZEC":"Zcash","currencies.ZEC":"Zcash","asset-names.ZIL":"Zilliqa","currencies.ZIL":"Zilliqa","asset-names.ZRX":"0x Protocol","currencies.ZRX":"0x Protocol","asset-names.ZRX-GOERLI":"0x Protocol","currencies.ZRX-GOERLI":"0x Protocol","widget.about.content":"","widget.about.title":"About Paybis","transaction-flow.accessory.payment":"Payment","transaction-flow.accessory.secure":"secure","base-verification.address.subtitle":"Add your billing address","base-verification.address.title":"Verify Identity","widget.apple-pay-device.current-tab":"Stay in this tab","widget.apple-pay-device.description":"Apple Pay is only available in a new tab. If you would like to use Apple Pay, please click the respective button below.","widget.apple-pay-device.new-tab":"Use Apple Pay","widget.apple-pay-device.title":"Prefer Apple Pay?","transaction-flow.apple-pay.button.label":"Buy with","transaction-flow.apple-pay.select.label":"Apple pay","transaction-flow.apple-pay.validation.name":"Family Name or Given Name is blank","widget.auth.email-hint":"Enter your email address to create an account or log in to the existing one","widget.back-to-merchant":"Back to merchant","transaction-flow.bank-details.account_nr.gbp":"Account Number","transaction-flow.bank-details.account_nr.usd":"Account Number","transaction-flow.bank-details.bank":"Bank","transaction-flow.bank-details.bank-address":"Bank address:","transaction-flow.bank-details.bank-swift":"SWIFT \/ BIC","transaction-flow.bank-details.benef_address":"Beneficiary address","transaction-flow.bank-details.benef_address.eur":"Beneficiary address","transaction-flow.bank-details.benef_address.gbp":"Beneficiary address","transaction-flow.bank-details.benef_address.usd":"Beneficiary address","transaction-flow.bank-details.beneficiary_account_number":"Beneficiary Account Number","transaction-flow.bank-details.beneficiary_bank_address":"Beneficiary Bank Address","transaction-flow.bank-<text:soft-page-break/>details.beneficiary_bank_bic":"Beneficiary Bank BIC","transaction-flow.bank-details.beneficiary_bank_name":"Beneficiary Bank Name","transaction-flow.bank-details.beneficiary_name":"Beneficiary Name","transaction-flow.bank-details.comment":"Payment reference","transaction-flow.bank-details.deposit-amount":"Transfer amount","transaction-flow.bank-details.iban":"Bank account (IBAN)","transaction-flow.bank-details.iban.eur":"IBAN","transaction-flow.bank-details.iban.gbp":"Bank account (IBAN)","transaction-flow.bank-details.iban.usd":"Bank account (IBAN)","transaction-flow.bank-details.local_code.eur":"Local code","transaction-flow.bank-details.local_code.gbp":"Sort code","transaction-flow.bank-details.local_code.usd":"ABA routing number","transaction-flow.bank-details.payment-reference-warning":"You have to provide the exact payment details. Otherwise, your payment will be reverted.","transaction-flow.bank-details.receiver":"Beneficiary","transaction-flow.bank-details.reg-nr":"Beneficiary registration ID","transaction-flow.bank-details.subtitle.domestic":"For domestic transfers","transaction-flow.bank-details.subtitle.international":"For international transfers","widget.banned-user-error":"Something went wrong","widget.banned-user-text":"Unfortunately, we cannot provide our services to you. Please contact our support if you think this is a mistake.","fca-notification.banner.paragraph":"Don\u2019t invest unless you\u2019re prepared to lose all the money you invest. This is a high-risk investment and you should not expect to be protected\u00a0if something goes wrong. {link}","fca-notification.banner.paragraph.link":"Take 2 mins to learn more.","validators.billing-address.aft.address.required":"Address cannot be blank","validators.billing-address.aft.city.required":"City cannot be blank","validators.billing-address.aft.country.required":"Country cannot be blank","validators.billing-address.aft.zip.required":"ZIP cannot be blank","validators.billing-address.error.country-not-valid":"This field cannot be blank","validators.billing-address.error.state-not-valid":"This field cannot be blank","validators.billing-address.error.state-required":"Please select a state","validators.billing-address.error.zip":"Please enter a valid ZIP","transaction-flow.binance-internal-transaction-disclaimer":"This is an off-chain (internal) transaction, so you can't find it on the blockchain. You can use BinanceID above for your reference. In case any issues arise, please contact our support.","base-verification.blocked.action":"Go to main page","base-verification.blocked.body":"Unfortunately we cannot provide you our services. According to USA and UK law we must check every client and approve only safe transactions. Please accept our apologies!","base-verification.blocked.status":"Your verification has been rejected","base-verification.blocked.title":"Account has been banned","authentication-app.buttons.back":"Back","authentication-app.buttons.change-email":"Change email","authentication-app.buttons.continue":"Continue","authentication-app.buttons.login":"Log in","authentication-app.buttons.register":"Register","authentication-app.buttons.registered.cta":"Sign in!","authentication-app.buttons.registered.title":"Already registered?","authentication-app.buttons.resend-otp":"Resend code","authentication-app.buttons.reset":"Reset","navigation.calculator.submenu":"Cryptocurrency converter","transaction-flow.cancel-popup.message":"Any reserved funds will be released shortly.","transaction-flow.cancel-popup.no":"No","transaction-flow.cancel-popup.title":"Are you sure you want to cancel this transaction?","transaction-flow.cancel-popup.yes":"Yes","widget.cancelled.info":"You have cancelled this transaction. Any funds that were reserved should be released within the next 72 hours.","widget.cancelled.title":"Transaction cancelled","transaction-flow.card-is-already-verifying-popup.message":"One of your existing transactions is awaiting verification of this card. Please go back to your previous transaction and complete the verification of this card.","transaction-flow.card-is-already-verifying-popup.title":"Card verification is in progress","transaction-flow.card-payment-decline-codes.bridger-pay.3d-adviser-required":"Technical error. Please try again or contact support.","transaction-flow.card-payment-decline-codes.bridger-pay.3d-secure-error":"Technical error. Please try again or contact support.","transaction-flow.card-payment-decline-codes.bridger-pay.3d-secure-malfunction":"Technical error. Please try again or contact support.","transaction-<text:soft-page-break/>flow.card-payment-decline-codes.bridger-pay.3d-secure-not-enabled":"The payment has been declined. Please try a different card.","transaction-flow.card-payment-decline-codes.bridger-pay.3ds-failed":"The payment has been declined due to failed 3D-Secure authentication. Please try again.","transaction-flow.card-payment-decline-codes.bridger-pay.account-closed":"The payment has been declined. Please contact your bank for more details.","transaction-flow.card-payment-decline-codes.bridger-pay.aml-failed":"The payment has been declined. Please contact your bank for more details.","transaction-flow.card-payment-decline-codes.bridger-pay.amld5-directive":"The payment has been declined. Please try a different card.","transaction-flow.card-payment-decline-codes.bridger-pay.authentication-error":"Technical error. Please try again or contact support.","transaction-flow.card-payment-decline-codes.bridger-pay.blocked":"Your card was not activated or unblocked properly. Please contact your bank for further support.","transaction-flow.card-payment-decline-codes.bridger-pay.cancelled":"An error occurred. Please try a different card.","transaction-flow.card-payment-decline-codes.bridger-pay.cancelled-subscription":"An error occurred. Please try a different card.","transaction-flow.card-payment-decline-codes.bridger-pay.cannot-be-processed":"Your bank has declined the payment. Please contact your bank for more details or check your mobile banking application. Alternatively, try a different card.","transaction-flow.card-payment-decline-codes.bridger-pay.cryptographic-error":"Technical error. Please try again or contact support.","transaction-flow.card-payment-decline-codes.bridger-pay.declined-security-reasons":"Technical error. Please try again or contact support.","transaction-flow.card-payment-decline-codes.bridger-pay.default":"The payment has been declined. Please contact your bank for more details.","transaction-flow.card-payment-decline-codes.bridger-pay.do-not-honour":"Your bank has declined the payment. Please contact your bank for more details or check your mobile banking application. Alternatively, try a different card.","transaction-flow.card-payment-decline-codes.bridger-pay.duplicate-transmission":"An error occurred. Please start a new transaction.","transaction-flow.card-payment-decline-codes.bridger-pay.error":"Technical error. Please try again or contact support.","transaction-flow.card-payment-decline-codes.bridger-pay.error-generic":"Technical error. Please try again or contact support.","transaction-flow.card-payment-decline-codes.bridger-pay.exceeds-withdrawal-limit":"Transaction amount exceeds your card limit. Please try again with a lower transaction amount or use a different card.","transaction-flow.card-payment-decline-codes.bridger-pay.expired-card":"The payment has been declined due to incorrect details. Please try again with updated details.","transaction-flow.card-payment-decline-codes.bridger-pay.format-error":"Technical error. Please try again or contact support.","transaction-flow.card-payment-decline-codes.bridger-pay.gateway-reject-violation":"Technical error. Please try again or contact support.","transaction-flow.card-payment-decline-codes.bridger-pay.hard-capture":"The payment has been declined. Please try a different card.","transaction-flow.card-payment-decline-codes.bridger-pay.insufficient-funds":"The payment has been declined due to insufficient card balance. Please try again with a lower transaction amount or use a different card.","transaction-flow.card-payment-decline-codes.bridger-pay.invalid-account-number":"The payment has been declined due to incorrect details. Please try again with updated details.","transaction-flow.card-payment-decline-codes.bridger-pay.invalid-amount":"Technical error. Please try again or contact support.","transaction-flow.card-payment-decline-codes.bridger-pay.invalid-merchant":"Technical error. Please try again or contact support.","transaction-flow.card-payment-decline-codes.bridger-pay.invalid-pin":"The payment has been declined due to incorrect details. Please try again with updated details.","transaction-flow.card-payment-decline-codes.bridger-pay.invalid-to-account":"Card verification failed. Please contact your bank for further support.","transaction-flow.card-payment-decline-codes.bridger-pay.invalid-transaction":"The payment has been declined. Please contact your bank for more details.","transaction-flow.card-payment-decline-codes.bridger-pay.issuer-unavailable":"Technical error. Please try again or contact support.","transaction-flow.card-payment-decline-codes.bridger-pay.lifecycle-reasons":"The payment has been declined due to incorrect details. Please try again with updated details.","transaction-flow.card-payment-decline-codes.bridger-pay.limit-exceeded":"Transaction amount exceeds your card limit. Please try again with a lower transaction amount or use a different <text:soft-page-break/>card.","transaction-flow.card-payment-decline-codes.bridger-pay.lost-pick-up":"The payment has been declined. Please contact your bank for more details.","transaction-flow.card-payment-decline-codes.bridger-pay.malformed-parameter":"Technical error. Please try again or contact support.","transaction-flow.card-payment-decline-codes.bridger-pay.max-pin-tries-exceeded":"The payment has been declined. Please contact your bank for more details.","transaction-flow.card-payment-decline-codes.bridger-pay.network-error":"Network error. Please check your Internet connection and try again.","transaction-flow.card-payment-decline-codes.bridger-pay.no-account":"Technical error. Please try again or contact support.","transaction-flow.card-payment-decline-codes.bridger-pay.no-cheque-amount":"The payment has been declined. Please contact your bank for more details.","transaction-flow.card-payment-decline-codes.bridger-pay.no-credit-account":"The payment has been declined. Please contact your bank for more details.","transaction-flow.card-payment-decline-codes.bridger-pay.no-permitted-by-law":"The payment has been declined. Please contact your bank for more details.","transaction-flow.card-payment-decline-codes.bridger-pay.no-savings-account":"The payment has been declined. Please contact your bank for more details.","transaction-flow.card-payment-decline-codes.bridger-pay.no-such-issuer":"The payment has been declined due to incorrect details. Please try again with updated details.","transaction-flow.card-payment-decline-codes.bridger-pay.not-found-destination-routing":"The payment has been declined. Please try a different card.","transaction-flow.card-payment-decline-codes.bridger-pay.not-permitted":"Your bank has declined the payment. Please contact your bank for more details or check your mobile banking application.","transaction-flow.card-payment-decline-codes.bridger-pay.not-permitted-on-terminal":"Please contact the support.","transaction-flow.card-payment-decline-codes.bridger-pay.parameter-malformed":"Technical error. Please try again or contact support.","transaction-flow.card-payment-decline-codes.bridger-pay.pending-authentication":"Technical error. Please try again or contact support.","transaction-flow.card-payment-decline-codes.bridger-pay.pick-up-card":"Technical error. Please try again or contact support.","transaction-flow.card-payment-decline-codes.bridger-pay.pick-up-card-special":"The payment has been declined. Please contact your bank for more details.","transaction-flow.card-payment-decline-codes.bridger-pay.pin-cryptographic-error":"Technical error. Please try again or contact support.","transaction-flow.card-payment-decline-codes.bridger-pay.pin-required":"Technical error. Please try again or contact support.","transaction-flow.card-payment-decline-codes.bridger-pay.policy-reasons":"The payment has been declined. Please contact your bank for more details.","transaction-flow.card-payment-decline-codes.bridger-pay.processor-not-support-parameter":"Technical error. Please try again or contact support.","transaction-flow.card-payment-decline-codes.bridger-pay.restricted-region":"The payment has been declined. Please contact your bank for more details.","transaction-flow.card-payment-decline-codes.bridger-pay.security-code-invalid":"The payment has been declined due to incorrect details. Please try again with updated details.","transaction-flow.card-payment-decline-codes.bridger-pay.security-reasons":"The payment has been declined. Please contact your bank for more details.","transaction-flow.card-payment-decline-codes.bridger-pay.security-violation":"The payment has been declined. Please contact your bank for more details.","transaction-flow.card-payment-decline-codes.bridger-pay.stolen-card":"The payment has been declined. Please contact your bank for more details.","transaction-flow.card-payment-decline-codes.bridger-pay.strong-customer-authentication":"The payment has been declined due to failed 3D-Secure authentication. Please try again.","transaction-flow.card-payment-decline-codes.bridger-pay.suspected-fraud":"Your bank has declined the payment. Please contact your bank for more details or check your mobile banking application.","transaction-flow.card-payment-decline-codes.bridger-pay.system-malfunction":"Technical error. Please try again or contact support.","transaction-flow.card-payment-decline-codes.bridger-pay.technical-error":"Technical error. Please try again or contact support.","transaction-flow.card-payment-decline-codes.bridger-pay.timeout":"The authentication process has expired. Please start a new transaction.","transaction-flow.card-payment-decline-codes.bridger-pay.transaction-expired":"The transaction is expired. Please start a new transaction.","transaction-flow.card-payment-decline-codes.bridger-pay.transaction-is-<text:soft-page-break/>processing":"Technical error. Please try again or contact support.","transaction-flow.card-payment-decline-codes.bridger-pay.unable-validate-pin":"Technical error. Please try again or contact support.","transaction-flow.card-payment-decline-codes.bridger-pay.unacceptable-pin":"The payment has been declined due to incorrect details. Please try again with updated details.","transaction-flow.card-payment-decline-codes.bridger-pay.wrong-pin":"Technical error. Please try again or contact support.","transaction-flow.card-payment-decline-codes.bridger-pay.wrong-reference":"Technical error. Please try again or contact support.","widget.close":"My account","widget.close-widget":"Start over","authentication-app.company-name.title":"Your company name","widget.completed.details.label":"View details on the {link}","widget.completed.details.link-text":"blockchain","transaction-flow.completed.email-notification":"You will soon receive an email notification containing all order details.","widget.completed.email-notification":"You will soon receive an email notification containing all order details.","widget.completed.info":"","widget.completed.invoice-label":"Invoice:","widget.completed.title":"Transaction completed!","widget.confirmation-modal.close-confirm-text":"Go back to \"My account\"?","widget.confirmation-modal.logout-confirm-text":"Are you sure you would like to logout?","widget.confirmation-modal.no":"No","widget.confirmation-modal.yes":"Yes","widget.confirmation.Yes":"Yes","widget.confirmation.close_invoice":"Are you sure you would like to&amp;nbsp;close this invoice?","widget.confirmation.no":"No","widget.continue":"Continue","transaction-flow.cool-off-view.paragraph":"Based on the provided responses, it seems there may be some gaps in your understanding of the investment risks. Please take this time to &lt;a href=\"https:\/\/support.paybis.com\/hc\/en-us\/articles\/15420030761885\" target=\"_blank\" rel=\"noreferrer noopener\"&gt;learn more about relevant risks&lt;\/a&gt;.&lt;br&gt;&lt;br&gt;You can retake the assessment after:","transaction-flow.cool-off-view.title":"According to UK regulations, you are now required to wait 24 hours to proceed.","transaction-flow.copy-data":"Copy data!","widget.corporate-widget-error-message":"Access to this widget is restricted to corporate clients only. Please contact your account manager or support if you need further assistance.","widget.corporate.auth.phone-otp.code-from-sms-label":"Code from SMS","widget.corporate.auth.phone-otp.send-to-label":"Enter the code sent to","widget.corporate.auth.phone-otp.title":"Verify phone","shared.correlation-id":"Error Id: {correlationId}","transaction-flow.crypto.memo":"Memo","transaction-flow.crypto.tag":"Tag","widget.cryptocurrency-is-not-available.text":"Sorry, but {service_from} to {service_to} is currently not available","widget.cryptocurrency-is-not-available.text.single":"Sorry, but {currencyName} is currently not available","widget.cryptocurrency-is-not-available.title":"Currently not available!","widget.currency":"Currency","widget.currency-selector.all":"All currencies","widget.currency-selector.no-matched-currencies":"Oops! We couldn't find anything.","widget.currency-selector.popular":"Popular currencies","widget.currency-selector.search-result":"Search result","shared.currencyPicker.emptySearchMessage":"No results found...","shared.currencyPicker.searchPlaceholder":"Search","shared.currencyPicker.title":"Currency Picker","transaction-flow.data-copied":"Data copied!","widget.deposit":"Your transaction details","fca-notification.diversify.header":"3. Diversify your investments","fca-notification.diversify.list-item-1":"Investing all your money into a single cryptocurrency or related project is risky. Diversifying your holdings across different assets can reduce your dependence on any one investment`s performance.","fca-notification.diversify.list-item-2":"A good rule of thumb is not to invest more than 10% of your money in high-risk investments like cryptocurrencies.","base-verification.document.DL.label":"Driver License","base-verification.document.ID.label":"ID card","base-verification.document.PP.label":"Passport","base-verification.document.RP.label":"Residence Permit","base-verification.document.fullRequirements":"Full requirements","base-verification.document.subtitle":"Upload a picture of your Document","base-verification.document.title":"Verify Identity","transaction-flow.download-invoice.btn-<text:soft-page-break/>completed":"Download completed","transaction-flow.download-invoice.btn-label":"Download invoice","transaction-flow.download-invoice.btn-loading":"Downloading...","transaction-flow.download-invoice.download-failed-msg":"Invoice can't be downloaded for this transaction, please contact Customer Support","base-verification.dropzone.delete":"Delete","base-verification.dropzone.label1":"Drop files here","base-verification.dropzone.label2":"Choose a file","base-verification.dropzone.label3":" or drop it here","base-verification.dropzone.moreRequirements":"Detailed requirements","base-verification.dropzone.showLess":"Show less","transaction-flow.dynamic-crypto-timer.crypto-currency-rate-is-fixed":"Cryptocurrency Rate is fixed","widget.dynamic-crypto-timer.crypto-currency-rate-is-fixed":"Rate is fixed","transaction-flow.dynamic-crypto-timer.expires-in":"Cryptocurrency rate will be updated in {time}","widget.email.agree-to-terms":"Agree to our {termsLink}","widget.email.description":"Enter an email address to create your Paybis account. Already signed up? Just enter the email address you gave us before.","widget.email.error.invalid-email":"Invalid email","widget.email.error.terms-of-service":"Please accept the Terms of Service before you continue","widget.email.heading":"Verify Email","widget.email.terms-of-service":"Terms of Service","authentication-app.email.title":"Email","widget.email.your-email":"Your Email","widget.empty":"empty","widget.error":"Sorry, something went wrong. Please try again later.","widget.error-page.correlation-message":"Error ID:","widget.error-page.title":"Critical error happened","authentication-app.error-popup.button":"Try again","authentication-app.error-popup.message":"If you see this message several times in a row, please contact our support","authentication-app.error-popup.timeout-message":"Authorization session timed out. Please try again.","authentication-app.error-popup.title":"Something went wrong, try again","authentication-app.error-popup.too-many-title":"Too many login attempts","authentication-app.error.address-cannot-be-changed":"Too many failed attempts. Try again later","authentication-app.error.authentication-failed":"Login failed: wrong login\/password","authentication-app.error.company-name.too-long":"Oops! Company name should not exceed 100 characters.","authentication-app.error.company-name.too-short":"Oops! Please, enter your company name.","shared.error.message":"Please contact our customer support to inform them about the time when this error occurred and the actions you have performed just before this error.","authentication-app.error.missing-token":"Login failed","authentication-app.error.password":"Please enter your password. ","authentication-app.error.recaptcha":"Incorrect recaptcha.","authentication-app.error.session-expired":"Code has expired. Please, resend new code.","authentication-app.error.session-not-found":"Please enter your e-mail again","shared.error.status":"We are experiencing some issues","shared.error.subtitle":"Oops, something went wrong","authentication-app.error.too-early":"Previous authorization is still in progress, please try again in {canBeResentAfter} seconds","authentication-app.error.unexpected":"Something went wrong, please try again","authentication-app.error.user-already-logged-in":"Login failed: account active in another tab","authentication-app.error.user-blocked":"This account is deactivated, contact support for more info","authentication-app.error.validation-failed":"Validation failed: {error}","authentication-app.error.wrong-otp":"Incorrect code. It will expire in {sessionTimer}. Attempts left: {attempts}","authentication-app.error.wrong-otp-limit-exceeded":"You exceeded number of attempts to enter OTP. Please request new code.","widget.errors.card-charging-fail":"There was a problem charging your card, please try again.","widget.errors.cookie-access.description":"Cookies are blocked or not supported by your browser. Please, enable cookies and 3rd party cookies in your browser settings and refresh the page to continue. &lt;a href=\"https:\/\/support.coinmama.com\/hc\/en-us\/articles\/12458454470162-Cookies-error-troubleshooting\" target=\"_blank\" rel=\"noreferrer noopener\"&gt;Read more here.&lt;\/a&gt;","widget.errors.cookie-access.title":"An error has occurred!","widget.errors.critical-error":"An error occurred, please try again later or contact us for assistance.","widget.errors.cryptocurrency-is-not-available":"Sorry, but {currencyName} is currently not available","widget.errors.device-not-identified.description":"Your current privacy or <text:soft-page-break/>content-blocking settings are preventing the application from launching. Please adjust your browser extensions and try again.","widget.errors.device-not-identified.title":"Unable to load application","authentication-app.errors.email":"Incorrect email format","authentication-app.errors.invalid-phone":"Invalid phone number","widget.errors.non-critical-error":"Something went wrong, please try again.","authentication-app.errors.phone-code-not-found":"Your countrie's phone code is not supported","authentication-app.errors.privacy":"You must agree with our privacy policy","widget.errors.retry-button":"Try again","widget.errors.too-many-requests.description":"Try again later. If the issue persists, contact our support.","widget.errors.too-many-requests.title":"Too many login attempts","authentication-app.errors.tos":"You must agree to the Terms and Conditions","widget.errors.try-another-card":"We are unable to process this card, please try another one","fca-notification.estimated-time.header":"Estimated reading time: 2 min","fca-notification.estimated-time.paragraph":"Due to the volatile nature of cryptocurrencies, the Financial Conduct Authority (FCA) considers this investment to be high risk.","widget.exchange-form.buy":"Buy","widget.exchange-form.checkout-instantly":"or checkout instantly","widget.exchange-form.continue":"Continue","widget.exchange-form.empty-exchange-rate":"Enter amount to get the exchange rate","widget.exchange-form.error.calculating-a-quote":"Opps, there seems to be an error calculating a quote, please try again later or contact customer support via live chat","widget.exchange-form.fiat-dropdown-hint-message":"Click here to select a different fiat currency or payment method. \n <text:s text:c="19"/>&lt;br&gt;\n <text:s text:c="19"/>Note: Payment options may vary based on selected currency.","widget.exchange-form.from-input-label":"You spend","widget.exchange-form.promo-discount":"{amount} bonus","widget.exchange-form.promo-error.expired":"Expired promo code","widget.exchange-form.promo-error.used-up":"Used up promo code","widget.exchange-form.promo-error.wrong":"wrong code","widget.exchange-form.promo-label":"promo code","validators.exchange-form.promo.error.expired":"expired promo code","validators.exchange-form.promo.error.unsupported-region":"Unsupported region for promo codes","validators.exchange-form.promo.error.used-up":"used up promo code","validators.exchange-form.promo.error.wrong":"wrong code","widget.exchange-form.receive-in-fiat":"You receive in fiat","widget.exchange-form.sell":"Sell","widget.exchange-form.sell.title":"Sell Cryptocurrency","widget.exchange-form.spend-in-fiat":"You spend in fiat","widget.exchange-form.title":"Buy Cryptocurrency","widget.exchange-form.to-input-label":"You receive","widget.exchange-form.trustpilot.reviews":"{score} out of 5 Based on {count} reviews","widget.exchange_rate.cryptocurrency_rate_expire":"Cryptocurrency Rate will expire in {{minutesToExpire}}","widget.exchange_rate.cryptocurrency_rate_expire_tooltip":"Lorem ipsum dolor sit amet, consectetur adipiscing elit, sed do eiusmod tempor incididunt ut labore et dolore magna aliqua. Ut enim ad minim veniam, quis nostrud exercitation ullamco laboris nisi ut aliquip ex ea commodo consequat.","widget.exchange_rate.read_more":"Read more","shared.expired":"Expired","widget.extra-message.sithakol":"Sithakol Pay Your Ultimate Gateway To The Crypto World","transaction-flow.fallback-modal.button":"Try another card","transaction-flow.fallback-modal.link-text":"Click here","transaction-flow.fallback-modal.message":" We were not able to process your card.{break}\n <text:s text:c="19"/>{link} to proceed instantly.","transaction-flow.fallback-modal.message-new":"{link} to proceed instantly","transaction-flow.fallback-modal.title":"Redirecting you to alternative\n <text:s text:c="20"/>&lt;br\/&gt;\n <text:s text:c="20"/>payment method","widget.feature.payment_secure":"Payment&lt;br \/&gt;secure","widget.feature.security_standards":"Security&lt;br \/&gt;standards","widget.fees.invoice":"Invoice","transaction-flow.fees.network-fee":"Network fee:","widget.fees.network_fee":"Network fee","widget.fees.network_fee-details":"The fee is collected in order to process the transaction on the network.\nBlockchain fees are essentially processing fees built into the networks that maintain cryptocurrencies.","transaction-flow.fees.service-fee":"Service fee:","widget.fees.service_fee":"Service fee","widget.fees.total_fee":"Including the fees","widget.fees.total_fee_label":"Total fee","widget.fees.wallet":"to {wallet}","widget.fees.you-get":"You get {currencyFrom} for {currencyTo}","widget.fiat-payment-select-dropdown.hint-message":"Payment methods may vary <text:soft-page-break/>based on selected currency.","widget.fiat-payout-select-dropdown.hint-message":"Changing fiat currency here will refresh available payout methods list.","fca-notification.footer.message.page.binance-coin-wallet":"This financial promotion was approved by Gateway 21 (FRN 999557) on 13 Nov 2023","fca-notification.footer.message.page.bitcoin-wallet":"This financial promotion was approved by Gateway 21 (FRN 999557) on 13 Nov 2023","fca-notification.footer.message.page.buy-binance-coin":"This financial promotion was approved by Gateway 21 (FRN 999557) on 7 Nov 2023","fca-notification.footer.message.page.buy-binance-coin-with-bank-account-uk":"This financial promotion was approved by Gateway 21 (FRN 999557) on 10 Jun 2024","fca-notification.footer.message.page.buy-binance-coin-with-paypal-uk":"This financial promotion was approved by Gateway 21 (FRN 999557) on 30 Aug 2024","fca-notification.footer.message.page.buy-binance-coin-with-revolutpay-uk":"This financial promotion was approved by Gateway 21 (FRN 999557) on 29 May 2024","fca-notification.footer.message.page.buy-bitcoin-with-bank-account-uk":"This financial promotion was approved by Gateway 21 (FRN 999557) on 29 May 2024","fca-notification.footer.message.page.buy-bitcoin-with-paypal-uk":"This financial promotion was approved by Gateway 21 (FRN 999557) on 30 Aug 2024","fca-notification.footer.message.page.buy-bitcoin-with-revolutpay-uk":"This financial promotion was approved by Gateway 21 (FRN 999557) on 29 May 2024","fca-notification.footer.message.page.buy-ethereum":"This financial promotion was approved by Gateway 21 (FRN 999557) on 7 Nov 2023","fca-notification.footer.message.page.buy-ethereum-with-bank-account-uk":"This financial promotion was approved by Gateway 21 (FRN 999557) on 10 Jun 2024","fca-notification.footer.message.page.buy-ethereum-with-paypal-uk":"This financial promotion was approved by Gateway 21 (FRN 999557) on 30 Aug 2024","fca-notification.footer.message.page.buy-ethereum-with-revolutpay-uk":"This financial promotion was approved by Gateway 21 (FRN 999557) on 29 May 2024","fca-notification.footer.message.page.buy-litecoin":"This financial promotion was approved by Gateway 21 (FRN 999557) on 7 Nov 2023","fca-notification.footer.message.page.buy-litecoin-with-bank-account-uk":"This financial promotion was approved by Gateway 21 (FRN 999557) on 10 Jun 2024","fca-notification.footer.message.page.buy-litecoin-with-paypal-uk":"This financial promotion was approved by Gateway 21 (FRN 999557) on 30 Aug 2024","fca-notification.footer.message.page.buy-litecoin-with-revolutpay-uk":"This financial promotion was approved by Gateway 21 (FRN 999557) on 29 May 2024","fca-notification.footer.message.page.buy-ripple":"This financial promotion was approved by Gateway 21 (FRN 999557) on 7 Nov 2023","fca-notification.footer.message.page.buy-ripple-with-bank-account-uk":"This financial promotion was approved by Gateway 21 (FRN 999557) on 10 Jun 2024","fca-notification.footer.message.page.buy-ripple-with-paypal-uk":"This financial promotion was approved by Gateway 21 (FRN 999557) on 30 Aug 2024","fca-notification.footer.message.page.buy-ripple-with-revolutpay-uk":"This financial promotion was approved by Gateway 21 (FRN 999557) on 29 May 2024","fca-notification.footer.message.page.buy-stellar-lumens":"This financial promotion was approved by Gateway 21 (FRN 999557) on 8 Nov 2023","fca-notification.footer.message.page.buy-stellar-with-bank-account-uk":"This financial promotion was approved by Gateway 21 (FRN 999557) on 10 Jun 2024","fca-notification.footer.message.page.buy-stellar-with-paypal-uk":"This financial promotion was approved by Gateway 21 (FRN 999557) on 30 Aug 2024","fca-notification.footer.message.page.buy-stellar-with-revolutpay-uk":"This financial promotion was approved by Gateway 21 (FRN 999557) on 29 May 2024","fca-notification.footer.message.page.buy-tether":"This financial promotion was approved by Gateway 21 (FRN 999557) on 8 Nov 2023","fca-notification.footer.message.page.buy-tether-trc20":"This financial promotion was approved by Gateway 21 (FRN 999557) on 8 Nov 2023","fca-notification.footer.message.page.buy-tether-trc20-with-bank-account-uk":"This financial promotion was approved by Gateway 21 (FRN 999557) on 10 Jun 2024","fca-notification.footer.message.page.buy-tether-trc20-with-paypal-uk":"This financial promotion was <text:soft-page-break/>approved by Gateway 21 (FRN 999557) on 30 Aug 2024","fca-notification.footer.message.page.buy-tether-trc20-with-revolutpay-uk":"This financial promotion was approved by Gateway 21 (FRN 999557) on 29 May 2024","fca-notification.footer.message.page.buy-tron":"This financial promotion was approved by Gateway 21 (FRN 999557) on 7 Nov 2023","fca-notification.footer.message.page.buy-tron-with-bank-account-uk":"This financial promotion was approved by Gateway 21 (FRN 999557) on 10 Jun 2024","fca-notification.footer.message.page.buy-tron-with-paypal-uk":"This financial promotion was approved by Gateway 21 (FRN 999557) on 30 Aug 2024","fca-notification.footer.message.page.buy-tron-with-revolutpay-uk":"This financial promotion was approved by Gateway 21 (FRN 999557) on 29 May 2024","fca-notification.footer.message.page.buy-usd-coin":"This financial promotion was approved by Gateway 21 (FRN 999557) on 7 Nov 2023","fca-notification.footer.message.page.buy-usd-coin-with-bank-account-uk":"This financial promotion was approved by Gateway 21 (FRN 999557) on 10 Jun 2024","fca-notification.footer.message.page.buy-usd-coin-with-paypal-uk":"This financial promotion was approved by Gateway 21 (FRN 999557) on 30 Aug 2024","fca-notification.footer.message.page.buy-usd-coin-with-revolutpay-uk":"This financial promotion was approved by Gateway 21 (FRN 999557) on 29 May 2024","fca-notification.footer.message.page.buy-usdt-with-bank-account-uk":"This financial promotion was approved by Gateway 21 (FRN 999557) on 10 Jun 2024","fca-notification.footer.message.page.buy-usdt-with-paypal-uk":"This financial promotion was approved by Gateway 21 (FRN 999557) on 30 Aug 2024","fca-notification.footer.message.page.buy-usdt-with-revolutpay-uk":"This financial promotion was approved by Gateway 21 (FRN 999557) on 29 May 2024","fca-notification.footer.message.page.corporate-uk":"This financial promotion was approved by Gateway 21 (FRN 999557) on 2 Jul 2024","fca-notification.footer.message.page.crypto-wallet":"This financial promotion was approved by Gateway 21 (FRN 999557) on 13 Nov 2023","fca-notification.footer.message.page.ethereum-wallet":"This financial promotion was approved by Gateway 21 (FRN 999557) on 13 Nov 2023","fca-notification.footer.message.page.index":"This financial promotion was approved by Gateway 21 (FRN 999557) on 22 Dec 2023","fca-notification.footer.message.page.litecoin-wallet":"This financial promotion was approved by Gateway 21 (FRN 999557) on 13 Nov 2023","fca-notification.footer.message.page.member\/exchange":"This financial promotion was approved by Gateway 21 (FRN 999557) on 19 Jun 2024","fca-notification.footer.message.page.member\/exchange\/sell-bitcoin":"This financial promotion was approved by Gateway 21 (FRN 999557) on 19 Jun 2024","fca-notification.footer.message.page.member\/transactions":"This financial promotion was approved by Gateway 21 (FRN 999557) on 19 Jun 2024","fca-notification.footer.message.page.member\/wallets":"Past performance is not a reliable indicator of future events (source of information: cryptocompare.com; reference period: up to 24 hours).&lt;br&gt;\n&lt;br&gt;\nThis financial promotion was approved by Gateway 21 (FRN 999557) on 25 Jun 2024","fca-notification.footer.message.page.on-off-ramp":"This financial promotion was approved by Gateway 21 (FRN 999557) on 8 Nov 2023","fca-notification.footer.message.page.sell-bitcoin":"This financial promotion was approved by Gateway 21 (FRN 999557) on 14 Nov 2023","fca-notification.footer.message.page.sell-cardano":"This financial promotion was approved by Gateway 21 (FRN 999557) on 13 Nov 2023","fca-notification.footer.message.page.sell-dogecoin":"This financial promotion was approved by Gateway 21 (FRN 999557) on 13 Nov 2023","fca-notification.footer.message.page.sell-ethereum":"This financial promotion was approved by Gateway 21 (FRN 999557) on 14 Nov 2023","fca-notification.footer.message.page.sell-litecoin":"This financial promotion was approved by Gateway 21 (FRN 999557) on 13 Nov 2023","fca-notification.footer.message.page.sell-polygon":"This financial promotion was approved by Gateway 21 (FRN 999557) on 13 Nov 2023","fca-notification.footer.message.page.sell-solana":"This financial promotion was approved by Gateway 21 (FRN 999557) on 13 Nov 2023","fca-notification.footer.message.page.sell-tether-trc20":"This financial promotion was approved by Gateway 21 (FRN 999557) on 13 Nov 2023","fca-<text:soft-page-break/>notification.footer.message.page.sell-usdc":"This financial promotion was approved by Gateway 21 (FRN 999557) on 14 Nov 2023","fca-notification.footer.message.page.sell-usdt":"This financial promotion was approved by Gateway 21 (FRN 999557) on 14 Nov 2023","fca-notification.footer.message.page.tether-wallet":"This financial promotion was approved by Gateway 21 (FRN 999557) on 13 Nov 2023","fca-notification.footer.message.page.tron-wallet":"This financial promotion was approved by Gateway 21 (FRN 999557) on 13 Nov 2023","fca-notification.footer.message.page.xrp-wallet":"This financial promotion was approved by Gateway 21 (FRN 999557) on 13 Nov 2023","widget.for":"for","authentication-app.forgot.heading":"Forgot password","authentication-app.funnel.email-heading":"Enter Email","authentication-app.funnel.email-hint":"Please specify your email to check or complete your transaction","authentication-app.funnel.email-otp-heading":"Verify Email","authentication-app.funnel.page.title":"Start new exchange","authentication-app.funnel.phone-heading":"Verify Phone number","authentication-app.funnel.phone-hint":"Enter a phone number to create your Paybis account. We will send a verification code to your phone.","authentication-app.funnel.phone-otp-heading":"Verify Phone number","validators.gift_card.type.backside":"backside","validators.gift_card.type.card":"card","validators.gift_card.type.selfie":"selfie","transaction-flow.google-pay.button.label":"Buy with","transaction-flow.google-pay.select.label":"Google Pay","transaction-flow.header-steps.authorization":"Authorization","transaction-flow.header-steps.base-verification":"Verification","transaction-flow.header-steps.card-authorization":"Card authorization","transaction-flow.header-steps.completed":"Success","transaction-flow.header-steps.crypto-to-crypto":"Swap to","transaction-flow.header-steps.extra-verification":"Verification","transaction-flow.header-steps.gift-card":"Gift card","transaction-flow.header-steps.payment-details":"Payment details","transaction-flow.header-steps.payment-review":"Payment review","transaction-flow.header-steps.payment-waiting":"Payment review","transaction-flow.header-steps.payout-details":"Payout details","transaction-flow.header-steps.payout-waiting":"Payout","transaction-flow.header-steps.transaction":"Transaction","transaction-flow.header-steps.wallet":"Wallet","transaction-flow.header-steps.wallet-confirmation":"Payment details","base-verification.header.address":"Address","base-verification.header.document":"Documents","base-verification.header.info":"Personal info","base-verification.header.pending":"Review","base-verification.header.sumsub-widget":"Verification","base-verification.header.transaction":"Transaction","transaction-flow.hint.external-wallet-tab":"Choose External Wallet to send purchased crypto to any wallet address outside Paybis. Provide the destination address and enjoy flexibility and privacy. Identity verification may not be required for purchases up to $1000 per year. This option is great for users seeking more control over their digital assets.","transaction-flow.hint.paybis-wallet-tab":"Choose Paybis Wallet to store crypto securely and access it easily within your Paybis account. A one-time identity verification is required for safety. This option suits users seeking a secure and user-friendly way to handle crypto on Paybis.","widget.info.coverage":"Global coverage of 180+ countries and 48 US states","widget.info.department":"FinCEN Department of the Treasury, United States of America","base-verification.info.subtitle":"Fill in your personal information","base-verification.info.title":"Verify Identity","fca-notification.investor-categorization-failed.message":"We cannot proceed with your transaction as it doesn't meet the FCA's investor categorisation criteria.","fca-notification.invitation-popup.button-leave":"No, I wish to leave the investment journey","fca-notification.invitation-popup.button-stay":"Yes, I want to continue with the investment journey","fca-notification.invitation-popup.error-message":"Sorry, we failed to save your decision. Please, try again.","fca-notification.invitation-popup.title":"Do you wish to continue with your investment journey?","fca-notification.key-risk.header":"What are the key risks?","widget.language":"Language","fca-notification.learning-more.paragraph":"If you are interested in learning more about crypto and how to protect yourself, visit the {link}","fca-notification.learning-more.paragraph.link":"FCA`s website here","widget.license.content":"Paybis <text:soft-page-break/>is fully compliant with the relevant regulations.\\r\nWe are registered with the {fcaLink} of the UK.\\r\nPaybis is also registered with the {fcenLink} of the US and has permissions to operate in 48 states.","widget.license.fca":"Financial Conduct Authority","widget.license.fcen":"Financial Crimes Enforcement Network","widget.license.title":"License","fca-notification.limited-protection.header":"5. Limited protection in the crypto space","fca-notification.limited-protection.list-item-1":"The Financial Services Compensation Scheme (FSCS) does not cover investments in cryptocurrencies.","fca-notification.limited-protection.list-item-2":"Protection from the Financial Ombudsman Service (FOS) does not cover poor investment performance in the crypto space.","widget.live-chat":"Live chat","widget.live_chat":"Live chat","widget.load-more":"Load more","widget.loading.description":"The app is loading, please wait...","widget.loading.title":"Loading...","authentication-app.login.code-hint":"Please enter your email","authentication-app.login.email-otp-heading":"Log in","authentication-app.login.forgot-password":"Forgot password?","authentication-app.login.heading":"Log in","authentication-app.login.password":"Password","authentication-app.login.phone-otp-heading":"Sign up","authentication-app.login.tabs.with-code":"With code","authentication-app.login.tabs.with-password":"With password","fca-notification.lose-money.header":"1. You could lose all the money you invest","fca-notification.lose-money.list-item-1":"The performance of most cryptoassets can be highly volatile, with their value dropping as quickly as it can rise. You should be prepared to lose all the money you invest in cryptoassets.","fca-notification.lose-money.list-item-2":"The cryptoasset market is largely unregulated. There is a risk of losing money or any cryptoassets you purchase due to risks such as cyber-attacks, financial crime and firm failure.","transaction-flow.manual.copy-address":"Copy address","transaction-flow.manual.copy-address-description":"Copy our {moneyService} wallet address to make the payment manually","transaction-flow.manual.copy-amount":"Copy amount","transaction-flow.manual.description":"Click the \"Pay now\" button if you have a {moneyService} wallet installed on your PC","transaction-flow.manual.pay-now":"Pay now","transaction-flow.manual.scan-qr":"Scan the QR-code if you have a {moneyService} wallet on your smartphone.","transaction-flow.manual.title":"How to make a {cryptoCode} payment to our wallet","widget.menu.about":"About Paybis","widget.menu.items.about":"About Paybis","widget.menu.items.licenses":"Licences","widget.menu.items.logout":"Log out","widget.menu.items.terms-of-use":"Terms of use","widget.menu.items.transaction-history":"Transaction history","widget.menu.license":"Licenses","widget.menu.logout":"Logout","widget.menu.terms_of_use":"Terms of Use","widget.menu.title":"Menu","widget.menu.transaction_history":"Transaction history","widget.merchant-redirect.expires-in":"You will be redirected back to the merchant's app in\u00a0&lt;strong&gt;{time}&lt;\/strong&gt; &lt;br&gt; OR click the button below to proceed now","fca-notification.money-back.header":"2. You should not expect to be protected if something goes wrong","fca-notification.money-back.list-item-1":"While some cryptocurrencies are widely traded, others might not have a large market, making it difficult to sell without affecting the price.","fca-notification.money-back.list-item-2":"Some platforms may offer you the opportunity to sell your cryptocurrency holdings, but there is no guarantee you will be able to find a buyer.","fca-notification.money-back.list-item-3":"Even if a platform advertises quick withdrawals, network congestion or other technical issues might delay the process.","transaction-flow.money-service.Litecoin.your-account-details":"Your Litecoin wallet address","transaction-flow.money-service.XRP.your-account-details":"Your Ripple wallet address","transaction-flow.money-service.apm_bridgerpay_astropay.payment-waiting.apm.waiting-time":"Waiting for your payment confirmation...","transaction-flow.money-service.apm_bridgerpay_bancontact_via_zen-waiting.apm.waiting-time":"Waiting for your payment confirmation...","transaction-flow.money-service.apm_bridgerpay_blik_via_trustpay-waiting.apm.waiting-time":"Waiting for your payment confirmation...","transaction-flow.money-service.apm_bridgerpay_blik_via_zen-waiting.apm.waiting-time":"Waiting for your payment confirmation...","transaction-flow.money-service.apm_bridgerpay_boost_via_ecommpay-waiting.apm.waiting-time":"Waiting for your payment confirmation...","transaction-flow.money-service.apm_bridgerpay_directa24.payment-<text:soft-page-break/>waiting.apm.waiting-time":"Waiting for your payment confirmation...","transaction-flow.money-service.apm_bridgerpay_directa24_co_di.payment-waiting.apm.waiting-time":"Waiting for your payment confirmation...","transaction-flow.money-service.apm_bridgerpay_directa24_itau.payment-waiting.apm.waiting-time":"Waiting for your payment confirmation...","transaction-flow.money-service.apm_bridgerpay_directa24_mercado_pago.payment-waiting.apm.waiting-time":"Waiting for your payment confirmation...","transaction-flow.money-service.apm_bridgerpay_directa24_pix.payment-waiting.apm.waiting-time":"Waiting for your payment confirmation...","transaction-flow.money-service.apm_bridgerpay_directa24_pse.payment-waiting.apm.waiting-time":"Waiting for your payment confirmation...","transaction-flow.money-service.apm_bridgerpay_directa24_spei.payment-waiting.apm.waiting-time":"Waiting for your payment confirmation...","transaction-flow.money-service.apm_bridgerpay_directa24_thai_qr.payment-waiting.apm.waiting-time":"Waiting for your payment confirmation...","transaction-flow.money-service.apm_bridgerpay_directa24_web_pay.payment-waiting.apm.waiting-time":"Waiting for your payment confirmation...","transaction-flow.money-service.apm_bridgerpay_eps_via_trustpay-waiting.apm.waiting-time":"Waiting for your payment confirmation...","transaction-flow.money-service.apm_bridgerpay_flutterwave.payment-waiting.apm.waiting-time":"Waiting for your payment confirmation...","transaction-flow.money-service.apm_bridgerpay_giro_pay.payment-waiting.apm.waiting-time":"We are processing your request, it will only take a few seconds.","transaction-flow.money-service.apm_bridgerpay_giropay.payment-waiting.apm.waiting-time":"We are processing your request, it will only take a few seconds.","transaction-flow.money-service.apm_bridgerpay_giropay_via_skrill.payment-waiting.apm.waiting-time":"Waiting for your payment confirmation...","transaction-flow.money-service.apm_bridgerpay_grab_pay_via_ecommpay-waiting.apm.waiting-time":"Waiting for your payment confirmation...","transaction-flow.money-service.apm_bridgerpay_ideal_via_trustpay-waiting.apm.waiting-time":"Waiting for your payment confirmation...","transaction-flow.money-service.apm_bridgerpay_ideal_via_zen-waiting.apm.waiting-time":"Waiting for your payment confirmation...","transaction-flow.money-service.apm_bridgerpay_mbway_via_trustpay-waiting.apm.waiting-time":"Waiting for your payment confirmation...","transaction-flow.money-service.apm_bridgerpay_momo_via_ecommpay-waiting.apm.waiting-time":"Waiting for your payment confirmation...","transaction-flow.money-service.apm_bridgerpay_multibanco_via_trustpay-waiting.apm.waiting-time":"Waiting for your payment confirmation...","transaction-flow.money-service.apm_bridgerpay_neteller.payment-waiting.apm.waiting-time":"Waiting for your payment confirmation...","transaction-flow.money-service.apm_bridgerpay_nium.payment-waiting.apm.waiting-time":"Waiting for your payment confirmation...","transaction-flow.money-service.apm_bridgerpay_online_banking_via_ecommpay-waiting.apm.waiting-time":"Waiting for your payment confirmation...","transaction-flow.money-service.apm_bridgerpay_payretailers.payment-waiting.apm.waiting-time":"Waiting for your payment confirmation...","transaction-flow.money-service.apm_bridgerpay_prompt_pay_via_ecommpay-waiting.apm.waiting-time":"Waiting for your payment confirmation...","transaction-flow.money-service.apm_bridgerpay_qr_ph_via_ecommpay-waiting.apm.waiting-time":"Waiting for your payment confirmation...","transaction-flow.money-service.apm_bridgerpay_shopee_via_ecommpay-waiting.apm.waiting-time":"Waiting for your payment confirmation...","transaction-flow.money-service.apm_bridgerpay_skrill.payment-waiting.apm.waiting-time":"Waiting for your payment confirmation...","transaction-flow.money-service.apm_bridgerpay_sofort_via_zen-waiting.apm.waiting-time":"Waiting for your payment confirmation...","transaction-flow.money-service.apm_bridgerpay_token_io.payment-waiting.apm.waiting-time":"We are processing your request, it will only take a few seconds.","transaction-flow.money-service.apm_bridgerpay_touch_and_go_via_ecommpay-waiting.apm.waiting-time":"Waiting for your payment confirmation...","transaction-flow.money-<text:soft-page-break/>service.apm_bridgerpay_true_money_via_ecommpay-waiting.apm.waiting-time":"Waiting for your payment confirmation...","transaction-flow.money-service.apm_trustly.payment-waiting.apm.waiting-time":"Waiting for your payment confirmation...","transaction-flow.money-service.binance-coin-bsc.your-account-details":"Your Binance Coin (BEP20) wallet address","transaction-flow.money-service.bitcoin-cash.your-account-details":"Your Bitcoin Cash wallet address","transaction-flow.money-service.bitcoin.your-account-details":"Your Bitcoin wallet address","transaction-flow.money-service.bnb-token.your-account-details":"Your Binance Coin wallet address","transaction-flow.money-service.bridgerpay-credit-card.payment-waiting.electronic.waiting-time":"Waiting for your payment confirmation...","transaction-flow.money-service.bridgerpay_astropay.payment-waiting.apm.waiting-time":"Waiting for your payment confirmation...","transaction-flow.money-service.bridgerpay_directa24_indonesia.payment-waiting.apm.waiting-time":"Waiting for your payment confirmation...","transaction-flow.money-service.bridgerpay_directa24_japan.payment-waiting.apm.waiting-time":"Waiting for your payment confirmation...","transaction-flow.money-service.bridgerpay_directa24_malaysia.payment-waiting.apm.waiting-time":"Waiting for your payment confirmation...","transaction-flow.money-service.bridgerpay_directa24_nigeria.payment-waiting.apm.waiting-time":"Waiting for your payment confirmation...","transaction-flow.money-service.bridgerpay_directa24_nigeria_payouts.your-account-details":"Bank Account Number (Nigeria only)","transaction-flow.money-service.bridgerpay_directa24_philippines.payment-waiting.apm.waiting-time":"Waiting for your payment confirmation...","transaction-flow.money-service.bridgerpay_directa24_pix.payment-waiting.apm.waiting-time":"Waiting for your payment confirmation...","transaction-flow.money-service.bridgerpay_directa24_singapore.payment-waiting.apm.waiting-time":"Waiting for your payment confirmation...","transaction-flow.money-service.bridgerpay_directa24_spei.payment-waiting.apm.waiting-time":"Waiting for your payment confirmation...","transaction-flow.money-service.bridgerpay_directa24_thailand.payment-waiting.apm.waiting-time":"Waiting for your payment confirmation...","transaction-flow.money-service.bridgerpay_directa24_vietnam.payment-waiting.apm.waiting-time":"Waiting for your payment confirmation...","transaction-flow.money-service.bridgerpay_ecommpay_boost.payment-waiting.apm.waiting-time":"Waiting for your payment confirmation...","transaction-flow.money-service.bridgerpay_ecommpay_grabpay.payment-waiting.apm.waiting-time":"Waiting for your payment confirmation...","transaction-flow.money-service.bridgerpay_ecommpay_malaysia.payment-waiting.apm.waiting-time":"Waiting for your payment confirmation...","transaction-flow.money-service.bridgerpay_ecommpay_momo.payment-waiting.apm.waiting-time":"Waiting for your payment confirmation...","transaction-flow.money-service.bridgerpay_ecommpay_promptpay.payment-waiting.apm.waiting-time":"Waiting for your payment confirmation...","transaction-flow.money-service.bridgerpay_ecommpay_qrph.payment-waiting.apm.waiting-time":"Waiting for your payment confirmation...","transaction-flow.money-service.bridgerpay_ecommpay_shopee.payment-waiting.apm.waiting-time":"Waiting for your payment confirmation...","transaction-flow.money-service.bridgerpay_ecommpay_thailand.payment-waiting.apm.waiting-time":"Waiting for your payment confirmation...","transaction-flow.money-service.bridgerpay_ecommpay_touch_and_go.payment-waiting.apm.waiting-time":"Waiting for your payment confirmation...","transaction-flow.money-service.bridgerpay_ecommpay_truemoney.payment-waiting.apm.waiting-time":"Waiting for your payment confirmation...","transaction-flow.money-service.bridgerpay_neteller.payment-waiting.apm.waiting-time":"Waiting for your payment confirmation...","transaction-flow.money-service.bridgerpay_nium_argentina.payment-waiting.apm.waiting-time":"Waiting for your payment confirmation...","transaction-flow.money-service.bridgerpay_nium_brazil.payment-waiting.apm.waiting-time":"Waiting for your payment confirmation...","transaction-flow.money-service.bridgerpay_nium_chile.payment-waiting.apm.waiting-time":"Waiting for your payment confirmation...","transaction-flow.money-service.bridgerpay_nium_mexico.payment-waiting.apm.waiting-time":"Waiting for your payment confirmation...","transaction-flow.money-<text:soft-page-break/>service.bridgerpay_nium_pix.payment-waiting.apm.waiting-time":"Waiting for your payment confirmation...","transaction-flow.money-service.bridgerpay_paypal.payment-waiting.apm.waiting-time":"Waiting for your payment confirmation...","transaction-flow.money-service.bridgerpay_paypal_uk.payment-waiting.apm.waiting-time":"Waiting for your payment confirmation...","transaction-flow.money-service.bridgerpay_payretailers_khipu.payment-waiting.apm.waiting-time":"We are processing your request, it will only take a few seconds. ","transaction-flow.money-service.bridgerpay_payretailers_pix.payment-waiting.apm.waiting-time":"We are processing your request, it will only take a few seconds.","transaction-flow.money-service.bridgerpay_payretailers_pse.payment-waiting.apm.waiting-time":"We are processing your request, it will only take a few seconds.","transaction-flow.money-service.bridgerpay_payretailers_spei.payment-waiting.apm.waiting-time":"We are processing your request, it will only take a few seconds.","transaction-flow.money-service.bridgerpay_payretailers_webpay.payment-waiting.apm.waiting-time":"We are processing your request, it will only take a few seconds.","transaction-flow.money-service.bridgerpay_revolutpay.payment-waiting.apm.waiting-time":"Waiting for your payment confirmation...","transaction-flow.money-service.bridgerpay_revolutpay_uk.payment-waiting.apm.waiting-time":"Waiting for your payment confirmation...","transaction-flow.money-service.bridgerpay_skrill.payment-waiting.apm.waiting-time":"Waiting for your payment confirmation...","transaction-flow.money-service.bridgerpay_tokenio_eu.payment-waiting.apm.waiting-time":"We are processing your request, it will only take a few seconds","transaction-flow.money-service.bridgerpay_tokenio_uk.payment-waiting.apm.waiting-time":"We are processing your request, it will only take a few seconds","transaction-flow.money-service.bridgerpay_trustpay_blik.payment-waiting.apm.waiting-time":"Waiting for your payment confirmation...","transaction-flow.money-service.bridgerpay_trustpay_eps.payment-waiting.apm.waiting-time":"Waiting for your payment confirmation...","transaction-flow.money-service.bridgerpay_trustpay_ideal.payment-waiting.apm.waiting-time":"Waiting for your payment confirmation...","transaction-flow.money-service.bridgerpay_trustpay_mbway.payment-waiting.apm.waiting-time":"Waiting for your payment confirmation...","transaction-flow.money-service.bridgerpay_trustpay_multibanco.payment-waiting.apm.waiting-time":"Waiting for your payment confirmation...","transaction-flow.money-service.bridgerpay_zen_bancontact.payment-waiting.apm.waiting-time":"Waiting for your payment confirmation...","transaction-flow.money-service.bridgerpay_zen_blik.payment-waiting.apm.waiting-time":"Waiting for your payment confirmation...","transaction-flow.money-service.bridgerpay_zen_ideal.payment-waiting.apm.waiting-time":"Waiting for your payment confirmation...","transaction-flow.money-service.bridgerpay_zen_sofort.payment-waiting.apm.waiting-time":"Waiting for your payment confirmation...","transaction-flow.money-service.credit-card-checkout.payment-waiting.electronic.waiting-time":"Waiting for your payment confirmation...","transaction-flow.money-service.credit-card-simplex.payment-waiting.electronic.waiting-time":"Waiting for your bank's confirmation...","transaction-flow.money-service.credit-card-worldpay.payment-waiting.electronic.waiting-time":"Waiting for your payment confirmation...","transaction-flow.money-service.ethereum.your-account-details":"Your Ethereum wallet address","transaction-flow.money-service.naira-bank-transfer.payment-waiting.electronic.waiting-time":"Create an account with plumter.com, top up with Naira, and make a transfer to Paybis bank account. Get our bank details and transfer tutorial here: https:\/\/rb.gy\/hot2nd","transaction-flow.money-service.neo.your-account-details":"Your NEO wallet address","transaction-flow.money-service.neteller.payment-waiting.electronic.waiting-time":"Waiting for your payment confirmation...","transaction-flow.money-service.skrill.payment-waiting.electronic.waiting-time":"Waiting for your payment confirmation...","transaction-flow.money-service.tether.your-account-details":"Your Tether wallet address","transaction-flow.money-service.tron.your-account-details":"Your TRON wallet address","transaction-flow.money-service.trustly.payment-waiting.apm.waiting-time":"Waiting for your payment confirmation...","shared.navigation.button.back":"Back","shared.navigation.button.buy-again":"Buy <text:soft-page-break/>again","shared.navigation.button.cancel":"Cancel","shared.navigation.button.checkout":"Checkout","shared.navigation.button.close":"Close","shared.navigation.button.continue":"Continue","shared.navigation.button.go-back":"Go back","shared.navigation.button.go-to-authorization":"Authorize","shared.navigation.button.go-to-checkout":"Continue to checkout","shared.navigation.button.go-to-main-page":"Go to main page","shared.navigation.button.ok":"OK","shared.navigation.button.pay":"Pay","shared.navigation.button.payment-made":"Payment made","shared.navigation.button.retry-checkout":"Retry checkout","shared.navigation.button.sell-again":"Sell again","shared.navigation.button.start-a-new-transaction":"Start a new transaction","shared.navigation.button.submit":"Submit","shared.navigation.button.swap-again":"Swap again","shared.navigation.button.try-again":"Try again","transaction-flow.navigation.button.try-again.Google-pay":"Go back to cards list","shared.navigation.button.try-again.apple-pay":"Go back to cards list","shared.navigation.button.try-again.google-pay":"Try again","shared.navigation.button.view-all-transactions":"View all transactions","widget.new-transaction":"New transaction","authentication-app.otp.code-will-expire-at":"The code will expire in {time}","widget.otp.code-will-expire-at":"The code will expire in {time}","authentication-app.otp.email.input-code-label":"","authentication-app.otp.email.sent-verification-code":"Enter the code sent to {email}.\nCan't find the email? Please check your Spam and other folders, i.e. Promotions, Updates, etc.","widget.otp.error.code-has-expired":"The code has expired","widget.otp.input-code-label":"Code from Email:","widget.otp.invalid-code":"Invalid code","authentication-app.otp.phone.input-code-label":"","authentication-app.otp.phone.sent-verification-code":"Enter the code sent to {phone}","authentication-app.otp.resend":"Resend code in {time} seconds","widget.otp.send-code-btn":"Send a new code","widget.otp.sent-verification-code":"We have sent a verification code to {email}.","authentication-app.otp.terms":"By entering OTP you agree with &lt;a href=\"https:\/\/payb.is\/policies\/terms-and-conditions\/\" target=\"_blank\" rel=\"noreferrer noopener\"&gt;terms&lt;\/a&gt; &amp;amp; &lt;a href=\"https:\/\/payb.is\/policies\/privacy-policy\/\" target=\"_blank\" rel=\"noreferrer noopener\"&gt;privacy policy&lt;\/a&gt;","authentication-app.otp.terms.customer-portal":"By entering OTP you agree with &lt;a href=\"\/policies\/terms-and-conditions\"&gt;terms&lt;\/a&gt; &amp;amp; &lt;a href=\"\/policies\/privacy-policy\"&gt;privacy policy&lt;\/a&gt;","widget.otp.title":"Verify email","widget.pages.about":"Paybis is a leading UK-based digital and cryptocurrency exchange! We strive to provide millions of customers around the globe access to the world of the cryptocurrencies - securely, efficiently, effortlessly.","widget.pages.license":"Paybis is fully compliant with the regulations of 180+ jurisdictions, including UK, Canada, and EU countries. Paybis is also one of the few exchanges which operates in 48 US states.","widget.pages.terms_of_use":"&lt;div style=\"text-align:justify;\"&gt;\n&lt;strong&gt;Terms and Conditions (shortened version)&lt;\/strong&gt;&lt;br&gt;\nThis is a shortened version of terms and conditions which governs your use of service provided by PAYBIS POLAND SP\u00d3\u0141KA Z OGRANICZON\u0104 ODPOWIEDZIALNO\u015aCI\u0104, on behalf of Coinmama, incorporated on 14 June 2023 (KRS number 0001041711), whose registered office is at Ho\u017ca 86 \/ 210, 00-682 Warsaw, Poland (\"Paybis\"). &lt;strong&gt;The full version of terms and conditions is available on &lt;a href=\"https:\/\/payb.is\/policies\/terms-and-conditions\/\" target=\"_blank\" rel=\"noreferrer noopener\"&gt;the Paybis website &lt;\/a&gt;&lt;\/strong&gt;(\"Main Policy\"). All capitalized terms used herein and not otherwise defined will have the meanings set forth in the Main Policy.&lt;br&gt;\n&lt;strong&gt;Main Principles&lt;\/strong&gt;&lt;br&gt;\nPaybis does not provide financial \/ investment advice for the Customers. Cryptocurrencies are highly volatile assets. The Customer must assess such risks before using the Services.&lt;br&gt;\nUpon signing up to use the Paybis services, the Customer represents and warrants that the Customer: a) is at least 18 years old; b) has not previously been suspended from using the Services; c) has full power and authority to use the Services; d) is not located in, or a resident of any Restricted jurisdictions; or e) will not use the Services if any applicable laws in the Customer's jurisdiction prohibit the Customer from doing so.&lt;br&gt;\n&lt;strong&gt;Processing of Orders&lt;\/strong&gt;&lt;br&gt;\nPaybis fulfills the Order, meaning the sale of cryptocurrency to the Customer or the purchase of cryptocurrency from the Customer as <text:soft-page-break/>specified in the Order.&lt;br&gt;\n&lt;strong&gt;Liability and Indemnification&lt;\/strong&gt;&lt;br&gt;\nThe Services are provided without any representation or warranty, whether express, implied, or statutory.&lt;br&gt;\nThe liability of Paybis is limited to the funds received from the Customers for the execution of the Order. Paybis does not provide additional warranty and assumes no additional liability to the Customer.&lt;br&gt;\n&lt;strong&gt;Resolution of Disputes and Applicable Law&lt;\/strong&gt;&lt;br&gt;\nPaybis and the Customer agree that any disputes arising between them shall initially be attempted to be resolved by mutual negotiations. In such a case, the Customer shall contact Paybis by sending an email describing the dispute to support{'@'}info.coinmama.com&lt;\/div&gt;","widget.partner-name.kinesis":"Purchase with card","widget.partner-name.margonetwork":"Buy Crypto with Debit or Credit Card","transaction-flow.payment-details.3ds-waiting-screen.title":"Processing your card","transaction-flow.payment-details.card-details.add-card":"New card","transaction-flow.payment-details.card-details.address":"Address","transaction-flow.payment-details.card-details.billing-address-header":"Billing address associated with this card","transaction-flow.payment-details.card-details.card-is-verified":"Card is verified","transaction-flow.payment-details.card-details.card-number":"Card number","transaction-flow.payment-details.card-details.cardholder-name":"Cardholder name","transaction-flow.payment-details.card-details.city":"City","transaction-flow.payment-details.card-details.country":"Country","transaction-flow.payment-details.card-details.country-hint":"Search by country code or name","transaction-flow.payment-details.card-details.cvv":"CVV","transaction-flow.payment-details.card-details.expiration-date":"Expiration date","transaction-flow.payment-details.card-details.pay":"Pay","transaction-flow.payment-details.card-details.remove-card":"Remove card","transaction-flow.payment-details.card-details.save-my-card-description":"Your card will be saved securely on your account. We will only ask you to provide your CVV for your future payments.","transaction-flow.payment-details.card-details.save-my-card-description-for-transactions":"Your card will be saved securely to speed up your next transaction.","transaction-flow.payment-details.card-details.save-my-card-label":"Save my card for future payments","transaction-flow.payment-details.card-details.save-my-card-label-for-transactions":"Save my card for future transactions","transaction-flow.payment-details.card-details.state":"State","transaction-flow.payment-details.card-details.zip":"Postal \/ Zip code","transaction-flow.payment-details.checking-your-info.title":"Checking your info","transaction-flow.payment-details.disclaimer":"By clicking \"Pay\" you acknowledge that the transaction is non-refundable.","transaction-flow.payment-details.disclaimer-for-continue":"By clicking \u201cContinue\u201d you acknowledge that transaction is non-refundable.","transaction-flow.payment-facilitator.payment":"Payment","transaction-flow.payment-facilitator.to":"To","widget.payment-method-select-subtitle":"How do you want to pay?","widget.payment-methods.descriptions.instant":"Instant","widget.payment-methods.descriptions.up-two-days":"0 - 2 days","widget.payment-methods.fee":"Fee {fee}","widget.payment-methods.instant":"Instant","widget.payment-methods.labels.high-approval-rate":"High approval rate","widget.payment-methods.labels.instant":"Instant","widget.payment-methods.labels.low-fee":"Low fee","widget.payment-methods.per-tx":"{minAmount} - {maxAmount} per tx","widget.payment-methods.via":"via {paymentMethod}","transaction-flow.payment-not-possible.copy-link":"Copy link","transaction-flow.payment-not-possible.message":"Unfortunately, your browser does not support payment in this browser tab. You need to copy the link below and open the tab with this link","transaction-flow.payment-not-possible.title":"It is not possible to make a payment using {paymentName} here","widget.payment-secure":"Payment secure","widget.payout-method-select-subtitle":"Select payout method","widget.pending-transaction-notification.button-text":"Complete","widget.pending-transaction-notification.message":"Verification required","base-verification.pending.body":"Please wait while your verification is being reviewed. Usually, it takes up to 5 minutes.","base-verification.pending.error.body":"An error occurred while processing your data. Please contact our support team.","base-verification.pending.title":"Processing verification","authentication-app.phone-number-verification.heading":"Phone number verification","authentication-<text:soft-page-break/>app.phone.agree-to-terms-and-privacy":"I've read and accept the &lt;a href='\/policies\/terms-of-service\/'&gt;terms of service&lt;\/a&gt; &amp;amp; &lt;a href='\/policies\/refunds\/'&gt;refund policy&lt;\/a&gt;.","authentication-app.phone.input-label":"Enter your phone number","fca-notification.popup.btn-close":"Close","transaction-flow.popup.card-authorization.message":"Card authorization in progress","transaction-flow.popup.payment-fallback.message":"Try again with a different card or call your bank to resolve the issue.","transaction-flow.popup.payment-fallback.message.Google-pay":"We couldn\u2019t process your Google Pay transaction. Please try again or use a payment card.","transaction-flow.popup.payment-fallback.message.apple-pay":"We couldn\u2019t process your Apple Pay transaction. Please try again or use a payment card.","transaction-flow.popup.payment-fallback.message.google-pay":"We couldn\u2019t process your Google Pay transaction. Please try again or use a payment card.","transaction-flow.popup.payment-fallback.message.google-pay-declined":"Please try to pay with credit card directly","transaction-flow.popup.payment-fallback.message.no-simplex":"We couldn't process your card. Please check your card info. If the issue persists - please try another card.","transaction-flow.popup.payment-fallback.pay-with":"Pay with","transaction-flow.popup.payment-fallback.title":"Error processing your card.","transaction-flow.popup.payment-fallback.title.Google-pay":"An Error Occurred","transaction-flow.popup.payment-fallback.title.apple-pay":"An Error Occurred","transaction-flow.popup.payment-fallback.title.google-pay":"An Error Occurred","transaction-flow.popup.payment-fallback.title.google-pay-declined":"Your Google Pay payment is declined","transaction-flow.popup.payment-fallback.title.no-simplex":"Something went wrong","transaction-flow.popup.payment-redirect.message":"You will be redirected to the payment provider. Do not navigate away or close your browser or refresh the page.","transaction-flow.popup.payment-redirect.title":"Please wait","fca-notification.popup.text":"&lt;h2&gt;Notice to users in the UK&lt;\/h2&gt;\n\n&lt;p&gt;Due to the potential for losses, the Financial Conduct Authority (FCA) considers this investment to be high risk.&lt;\/p&gt;\n\n&lt;h3&gt;What are the key risks?&lt;\/h3&gt;\n\n&lt;h3&gt;1. You could lose all the money you invest&lt;\/h3&gt;\n\n&lt;ul&gt;\n\t&lt;li&gt;The performance of most cryptoassets can be highly volatile, with their value dropping as quickly as it can rise. You should be prepared to lose all the money you invest in cryptoassets.&lt;\/li&gt;\n\t&lt;li&gt;The cryptoasset market is largely unregulated. There is a risk of losing money or any cryptoassets you purchase due to risks such as cyber-attacks, financial crime and firm failure.&lt;\/li&gt;\n&lt;\/ul&gt;\n\n&lt;h3&gt;2. You should not expect to be protected if something goes wrong&lt;\/h3&gt;\n\n&lt;ul&gt;\n\t&lt;li&gt;The Financial Services Compensation Scheme (FSCS) doesn\u2019t protect this type of investment because it\u2019s not a \u2018specified investment\u2019 under the UK regulatory regime \u2013 in other words, this type of investment isn\u2019t recognised as the sort of investment that the FSCS can protect. Learn more by using the &lt;a href=\"http:\/\/www.fscs.org.uk\/check\/investment-protection-checker\/\" target=\"_blank\" rel=\"noreferrer noopener\"&gt;FSCS investment protection checker here.&lt;\/a&gt;\u00a0&lt;\/li&gt;\n\t&lt;li&gt;The Financial Ombudsman Service (FOS) will not be able to consider complaints related to this firm.&lt;\/li&gt;\n&lt;\/ul&gt;\n\n&lt;h3&gt;3. You may not be able to sell your investment when you want to&lt;\/h3&gt;\n\n&lt;ul&gt;\n\t&lt;li&gt;There is no guarantee that investments in cryptoassets can be easily sold at any given time. The ability to sell a cryptoasset depends on various factors, including the supply and demand in the market at that time.&lt;\/li&gt;\n\t&lt;li&gt;Operational failings such as technology outages, cyber-attacks and commingling of funds could cause unwanted delay, and you may be unable to sell your cryptoassets at the time you want.&lt;\/li&gt;\n&lt;\/ul&gt;\n\n&lt;h3&gt;4. Cryptoasset investments can be complex&lt;\/h3&gt;\n\n&lt;ul&gt;\n\t&lt;li&gt;Investments in cryptoassets can be complex, making it difficult to understand the risks associated with the investment.&lt;\/li&gt;\n\t&lt;li&gt;You should do your own research before investing. If something sounds too good to be true, it probably is.&lt;\/li&gt;\n&lt;\/ul&gt;\n\n&lt;h3&gt;5. Don\u2019t put all your eggs in one basket&lt;\/h3&gt;\n\n&lt;ul&gt;\n\t&lt;li&gt;Putting all your money into a single type of investment is risky. Spreading your money across different investments makes you less dependent on anyone to do well.&lt;\/li&gt;\n\t&lt;li&gt;A good rule of thumb is not to invest more than 10% of your money in &lt;a href=\"https:\/\/www.fca.org.uk\/investsmart\/5-questions-ask-you-invest\" target=\"_blank\" rel=\"noreferrer noopener\"&gt;high-risk investments&lt;\/a&gt;.&lt;\/li&gt;\n&lt;\/ul&gt;\n\n&lt;p&gt;&lt;strong&gt;If you are <text:soft-page-break/>interested in learning more about how to protect yourself, visit &lt;a href=\"https:\/\/www.fca.org.uk\/investsmart\" target=\"_blank\" rel=\"noreferrer noopener\"&gt;the FCA\u2019s website here.&lt;\/a&gt;&lt;\/strong&gt;&lt;br&gt;\n&lt;strong&gt;For further information about cryptoassets, visit &lt;a href=\"https:\/\/www.fca.org.uk\/investsmart\/crypto-basics\" target=\"_blank\" rel=\"noreferrer noopener\"&gt;the FCA\u2019s website here.&lt;\/a&gt;&lt;br&gt;\n&lt;br&gt;\nTo learn more about relevant risks associated with Exchange Token Investments at Paybis, visit &lt;a href=\"https:\/\/support.paybis.com\/hc\/en-us\/articles\/15420030761885-Navigating-Exchange-Token-Investments-on-Paybis-com\" target=\"_blank\" rel=\"noreferrer noopener\"&gt;this page.&lt;\/a&gt;&lt;br&gt;\n&lt;br&gt;\nTo learn more about relevant risks associated with Stablecoin Investments at Paybis, visit &lt;a href=\"https:\/\/support.paybis.com\/hc\/en-us\/articles\/17725225514013-Navigating-Stablecoins-Investments-on-Paybis-com\" target=\"_blank\" rel=\"noreferrer noopener\"&gt;this page.&lt;\/a&gt;&lt;\/strong&gt;&lt;br&gt;\n\u00a0&lt;\/p&gt;\n","transaction-flow.popup.verification.message":"Your card verification was declined. Contact our support team if you think there was a mistake.","transaction-flow.popup.verification.title":"Verification failed","fca-notification.popup.widget-text":"&lt;h2&gt;Notice to users in the UK&lt;\/h2&gt;\n\n&lt;p&gt;Due to the potential for losses, the Financial Conduct Authority (FCA) considers this investment to be high risk.&lt;\/p&gt;\n\n&lt;h3&gt;What are the key risks?&lt;\/h3&gt;\n\n&lt;h3&gt;1. You could lose all the money you invest&lt;\/h3&gt;\n\n&lt;ul&gt;\n\t&lt;li&gt;The performance of most cryptoassets can be highly volatile, with their value dropping as quickly as it can rise. You should be prepared to lose all the money you invest in cryptoassets.&lt;\/li&gt;\n\t&lt;li&gt;The cryptoasset market is largely unregulated. There is a risk of losing money or any cryptoassets you purchase due to risks such as cyber-attacks, financial crime and firm failure.&lt;\/li&gt;\n&lt;\/ul&gt;\n\n&lt;h3&gt;2. You should not expect to be protected if something goes wrong&lt;\/h3&gt;\n\n&lt;ul&gt;\n\t&lt;li&gt;The Financial Services Compensation Scheme (FSCS) doesn\u2019t protect this type of investment because it\u2019s not a \u2018specified investment\u2019 under the UK regulatory regime \u2013 in other words, this type of investment isn\u2019t recognised as the sort of investment that the FSCS can protect. Learn more by using the &lt;a href=\"http:\/\/www.fscs.org.uk\/check\/investment-protection-checker\/\" target=\"_blank\" rel=\"noreferrer noopener\"&gt;FSCS investment protection checker here.&lt;\/a&gt;\u00a0&lt;\/li&gt;\n\t&lt;li&gt;The Financial Ombudsman Service (FOS) will not be able to consider complaints related to this firm.&lt;\/li&gt;\n&lt;\/ul&gt;\n\n&lt;h3&gt;3. You may not be able to sell your investment when you want to&lt;\/h3&gt;\n\n&lt;ul&gt;\n\t&lt;li&gt;There is no guarantee that investments in cryptoassets can be easily sold at any given time. The ability to sell a cryptoasset depends on various factors, including the supply and demand in the market at that time.&lt;\/li&gt;\n\t&lt;li&gt;Operational failings such as technology outages, cyber-attacks and commingling of funds could cause unwanted delay, and you may be unable to sell your cryptoassets at the time you want.&lt;\/li&gt;\n&lt;\/ul&gt;\n\n&lt;h3&gt;4. Cryptoasset investments can be complex&lt;\/h3&gt;\n\n&lt;ul&gt;\n\t&lt;li&gt;Investments in cryptoassets can be complex, making it difficult to understand the risks associated with the investment.&lt;\/li&gt;\n\t&lt;li&gt;You should do your own research before investing. If something sounds too good to be true, it probably is.&lt;\/li&gt;\n&lt;\/ul&gt;\n\n&lt;h3&gt;5. Don\u2019t put all your eggs in one basket&lt;\/h3&gt;\n\n&lt;ul&gt;\n\t&lt;li&gt;Putting all your money into a single type of investment is risky. Spreading your money across different investments makes you less dependent on anyone to do well.&lt;\/li&gt;\n\t&lt;li&gt;A good rule of thumb is not to invest more than 10% of your money in &lt;a href=\"https:\/\/www.fca.org.uk\/investsmart\/5-questions-ask-you-invest\" target=\"_blank\" rel=\"noreferrer noopener\"&gt;high-risk investments&lt;\/a&gt;.&lt;\/li&gt;\n&lt;\/ul&gt;\n\n&lt;p&gt;&lt;strong&gt;If you are interested in learning more about how to protect yourself, visit &lt;a href=\"https:\/\/www.fca.org.uk\/investsmart\" target=\"_blank\" rel=\"noreferrer noopener\"&gt;the FCA\u2019s website here.&lt;\/a&gt;&lt;\/strong&gt;&lt;br&gt;\n&lt;strong&gt;For further information about cryptoassets, visit &lt;a href=\"https:\/\/www.fca.org.uk\/investsmart\/crypto-basics\" target=\"_blank\" rel=\"noreferrer noopener\"&gt;the FCA\u2019s website here.&lt;\/a&gt;&lt;\/strong&gt;&lt;\/p&gt;\n\n&lt;p&gt;&lt;strong&gt;To learn more about relevant risks associated with Exchange Token Investments at Paybis, visit &lt;a href=\"https:\/\/support.paybis.com\/hc\/en-us\/articles\/15420030761885-Navigating-Exchange-Token-Investments-on-Paybis-com\" target=\"_blank\" rel=\"noreferrer noopener\"&gt;this <text:soft-page-break/>page.&lt;\/a&gt;&lt;br&gt;\n&lt;br&gt;\nTo learn more about relevant risks associated with Stablecoin Investments at Paybis, visit &lt;a href=\"https:\/\/support.paybis.com\/hc\/en-us\/articles\/17725225514013-Navigating-Stablecoins-Investments-on-Paybis-com\" target=\"_blank\" rel=\"noreferrer noopener\"&gt;this page.&lt;\/a&gt;&lt;\/strong&gt;&lt;\/p&gt;\n","widget.powered-by":"Powered by","widget.powered-by.zerohash":"Cryptocurrency services powered by Zero Hash.","widget.powered_by":"Powered by","fca-notification.price-page.warning":"Paybis is not a traditional exchange and does not assure equal liquidity for all assets on its platform. Be advised that not every cryptoasset available for purchase can be sold on paybis.com. For certain assets, you may need to transfer them to a different platform for subsequent sale or exchange.","navigation.prices.submenu":"Real-time charts","fca-notification.provider-fails.header":"4. The crypto exchange or wallet provider could fail","fca-notification.provider-fails.list-item-1":"If the platform or wallet provider fails, you might lose access to your funds. Recovering assets from failed platforms can be challenging and might take a long time, or you may not get them back at all. Even if the platform has security measures, they might not be sufficient against all threats.","widget.qr-scanner.divider-text":"OR","widget.qr-scanner.error-message":"Please allow access to device camera to use QR scanner. Alternatively, go to previous step to enter wallet address manually.","widget.qr-scanner.popup.title":"Scan QR","widget.qr-scanner.scan-btn":"Scan QR","base-verification.quote.transaction-subscript":"Cryptocurrency Rate updates every minute. The final amount will be\n determined at the moment of payout","widget.rejected.info":"Unfortunately, we cannot proceed with your transaction. If you believe this is a mistake, please contact our support team.","widget.rejected.title":"Transaction failed","widget.security-standards":"Security standards","widget.select-currency":"Select currency","shared.select.no-options":"Sorry, no matching options.","shared.select.select":"Select","transaction-flow.shared.secured":"Secured by TLS protocol","authentication-app.signup-corporate.disclaimer":"Enter your company name and phone number to complete your profile.","authentication-app.signup-corporate.heading":"Contact Details","authentication-app.signup.agree-to-privacy":"I consent to the &lt;a href=\"https:\/\/paybis.com\/policies\/privacy\/\" target=\"_blank\" rel=\"noreferrer noopener\"&gt;privacy policy&lt;\/a&gt;.","authentication-app.signup.agree-to-terms":"I've read and accept the &lt;a href=\"https:\/\/paybis.com\/policies\/terms-of-service\/\" target=\"_blank\" rel=\"noreferrer noopener\"&gt;terms of service&lt;\/a&gt; &amp;amp; &lt;a href=\"\/policies\/refunds\/\"&gt;refund policy&lt;\/a&gt;.","authentication-app.signup.email-otp-heading":"Sign up","authentication-app.signup.phone-otp-heading":"Sign up","authentication-app.singup.heading":"Sign up","transaction-flow.status.cancelled":"Transaction has been canceled","transaction-flow.status.payment-error":"Payment error","transaction-flow.status.payment-received":"Payment received","transaction-flow.status.payment-refused":"Your payment wasn't successful. Please try again.\nIf the problem persists, please try another card or contact your bank.","transaction-flow.status.rejected":"Your transaction has been rejected","transaction-flow.status.success":"Congratulations!","transaction-flow.status.verification-approved":"Your verification has been approved","transaction-flow.status.verification-rejected":"Your verification has been rejected","transaction-flow.steps.apm-payment-error.message":"Waiting for a payment confirmation from your bank. We should receive it within minutes, however some banks can take up to 2 days to process your payment.&lt;br&gt;&lt;br&gt;If you did not make a payment, please start a new transaction.","transaction-flow.steps.apm-payment-error.title":"Waiting for your payment confirmation...","transaction-flow.steps.cancelled.paragraph":"If you would like to make an exchange, please start a new transaction","transaction-flow.steps.cancelled.subtitle":"You have canceled this transaction","transaction-flow.steps.card-authorization.failed.title":"Card Authorization Failed","transaction-flow.steps.card-authorization.pending.message":"Authorization is required to verify your card's validity and to ensure that we will be able to make a successful payment to your card.","transaction-flow.steps.card-authorization.pending.title":"Card Authorization Required","transaction-flow.steps.card-authorization.review.message":"\u0421ard authorization review may take a few minutes, please wait...","transaction-flow.steps.card-<text:soft-page-break/>authorization.review.title":"Card Authorization Review","transaction-flow.steps.crypto-acquiring.payment-to":"Or make a manual payment to","transaction-flow.steps.crypto-acquiring.sales-item":"Paying for","transaction-flow.steps.crypto-acquiring.sending-to":"Sending to","transaction-flow.steps.extra-verification.review-subtitle":"Processing verification","transaction-flow.steps.extra-verification.review-text":"Once your verification is approved, you will be able to complete your payment. Usually it takes up to 5 minutes.","transaction-flow.steps.extra-verification.subtitle":"Verify Identity","transaction-flow.steps.extra-verification.title":"Verification","transaction-flow.steps.fail.paragraph":"Our partners found your data in international black list. Unfortunately \n we cannot provide you our services.","transaction-flow.steps.fail.subtitle":"Transaction has been rejected","transaction-flow.steps.gift-card.gift-card-number.label":"Gift card code","transaction-flow.steps.gift-card.subtitle":"Copy and paste your voucher number below. &lt;br \/&gt; \nIf you don't have a voucher, check &lt;u&gt;&lt;a href=\"https:\/\/payb.is\/policies\/terms-and-conditions\/\" target=\"_blank\" rel=\"noreferrer noopener\"&gt;this guide how to buy one&lt;\/a&gt;&lt;\/u&gt;.","transaction-flow.steps.gift-card.title":"Enter your gift card code","transaction-flow.steps.payment-details.3ds-waiting-screen.paragraph":"Processing your card, please do not close this page. Your bank may request you to authorize the transaction.","transaction-flow.steps.payment-details.3ds-waiting-screen.waiting-to-long":"We are sorry, the process is taking longer time than expected, please wait while we are processing your transaction","transaction-flow.steps.payment-details.bank-details.comment":"Note: All payments must be made by the same account holder who has been verified by Paybis. Any applicable bank fees shall be covered by the sender.","transaction-flow.steps.payment-details.bank-details.comment.eur":"Note: Bank fees shall be covered by the sender.","transaction-flow.steps.payment-details.bank-details.comment.gbp":"Note: Only United Kingdom (FPS) transfers are accepted and only from personal bank accounts. Bank fees shall be covered by the sender.","transaction-flow.steps.payment-details.bank-details.comment.usd":"Note: Bank transfers can take up to 3 days.","transaction-flow.steps.payment-details.bank-details.title":"Use the details below","transaction-flow.steps.payment-details.bank-swift-details.comment":"Note: All payments must be made by the same account holder who has been verified by Paybis. Any applicable bank fees shall be covered by the sender.","transaction-flow.steps.payment-details.crypto-details.comment":"{moneyService} fees are covered by the sender.","transaction-flow.steps.payment-details.crypto-details.title":"Use the details below to make the payment","transaction-flow.steps.payment-details.crypto-details.transfer":"Transfer crypto","transaction-flow.steps.payment-details.invoice":"Invoice","transaction-flow.steps.payment-details.invoice-expiration":"Invoice will expire in {expirationTime}","transaction-flow.steps.payment-details.manual-payment":"Or make a manual payment to:","transaction-flow.steps.payment-details.new_card_title":"Add a new card","transaction-flow.steps.payment-details.paragraph-bank":"Please make a transfer to our bank account to finish the transaction","transaction-flow.steps.payment-details.paragraph-card":"Make a payment with your card","transaction-flow.steps.payment-details.paragraph-crypto":"Please make a payment to our {moneyService} wallet to finish this transaction","transaction-flow.steps.payment-details.paragraph2":"Once we receive and process your payment, we will make a payout to your Bitcoin wallet","transaction-flow.steps.payment-details.paragraph3":"Once your payment is received, you will be automatically redirected to the next step","transaction-flow.steps.payment-details.pay-amount":"The amount you need to pay","transaction-flow.steps.payment-details.payment-status-waiting-screen.paragraph":"Checking your info, please wait...","transaction-flow.steps.payment-details.sales-item":"Paying for: {salesItemDescription}","transaction-flow.steps.payment-details.scanning":"Waiting for your transfer","transaction-flow.steps.payment-details.sending-to":"Sending to:","transaction-flow.steps.payment-details.sumsub-widget.title":"Card Verification","transaction-flow.steps.payment-details.title":"Payment","transaction-flow.steps.payment-details.wallet-address-paragraph":"Or make a manual payment to:","transaction-flow.steps.payment-error.message":"There has been a payment error","transaction-flow.steps.payment-error.subtitle":"Payment error","transaction-<text:soft-page-break/>flow.steps.payment-review.card-payout.title":"Transaction is under review","transaction-flow.steps.payment-review.card-payout.waiting-time":"Your transaction is being reviewed by our team. This page is updated live and you will also receive an email notification once your transaction is approved.","transaction-flow.steps.payment-review.title":"Payment is under review","transaction-flow.steps.payment-review.waiting-time":"We may request additional verification \u4e00 please check your email for notifications. This page will be updated automatically once the review is finalized.","transaction-flow.steps.payment-waiting.apm.title":"Please wait","transaction-flow.steps.payment-waiting.apm.waiting-time":"Processing your request, almost there!","transaction-flow.steps.payment-waiting.apm.waiting-time-days":"Your payment is being processed. The process is usually instant, but depending on your bank can take up to 2 business days","transaction-flow.steps.payment-waiting.bank.note":"Please note, if you have not made a bank transfer yet, you can get back to the previous step to check our bank details again and complete the payment.","transaction-flow.steps.payment-waiting.bank.title":"Please wait","transaction-flow.steps.payment-waiting.bank.waiting-time.eur":"Domestic transfers arrive on the same day. International transfers usually arrive on the next working day. If your bank supports Instant SEPA, your transaction will be processed as instant. ","transaction-flow.steps.payment-waiting.bank.waiting-time.gbp":"Domestic transfers arrive on the same day. International transfers usually arrive on the next working day. If your bank supports Faster Payments (FPS), your transaction will be processed as instant. ","transaction-flow.steps.payment-waiting.bank.waiting-time.usd":"Domestic transfers arrive on the same day if sent before 4 pm (EST). International transfers usually arrive on the next working day. If your bank supports Fedwire, your transaction will be processed within 1 hour. ","transaction-flow.steps.payment-waiting.crypto.confirmations":"Transaction is unconfirmed | 1 confirmation | {confirmationCount} confirmations","transaction-flow.steps.payment-waiting.crypto.explorer.link":"Details","transaction-flow.steps.payment-waiting.crypto.explorer.text":"{link} on block explorer","transaction-flow.steps.payment-waiting.crypto.title":"Waiting for confirmations","transaction-flow.steps.payment-waiting.crypto.waiting-time":"Transaction detected on the blockchain.\nWaiting for confirmation to complete this order.\nYou can exit the widget and will be notified\nby email upon order completion.","transaction-flow.steps.payment-waiting.electronic.title":"Processing your payment","transaction-flow.steps.payment-waiting.electronic.waiting-time":"Waiting for your bank's confirmation...","transaction-flow.steps.payment-waiting.swap-crypto.paragraph":"Your transaction has been detected on the blockchain. You can exit this page, and we will notify you once the transaction is confirmed. A payout will be made automatically after we receive the blockchain confirmation.","transaction-flow.steps.payment-waiting.swap-crypto.title":"Waiting for Blockchain Confirmation","transaction-flow.steps.payment-waiting.wallet.paragraph":"Pending blockchain confirmation","transaction-flow.steps.payment-waiting.wallet.title":"Processing your payment","transaction-flow.steps.payout-waiting.bank.paragraph":"We have received your crypto, and your fiat funds will be sent shortly. Most clients receive them in less than 2 hours. In some cases it might take up to 3 days.","transaction-flow.steps.payout-waiting.paragraph":"Transaction detected on the blockchain. Waiting for confirmation to complete this order. You can exit the widget and will be notified by email upon order completion.","transaction-flow.steps.payout-waiting.paragraph2":"Processing payout","transaction-flow.steps.payout-waiting.title":"Your funds are on the way","transaction-flow.steps.success.binance-id":"Your Binance ID: {binanceId}","transaction-flow.steps.success.crypto.explorer.link":"block explorer","transaction-flow.steps.success.crypto.explorer.text":"View details on {link}","transaction-flow.steps.success.subtitle":"Transaction completed","transaction-flow.steps.success.subtitle.mobilecoin":"Your crypto should be reflected in your wallet shortly","transaction-flow.steps.success.swap-crypto.explorer.receive":"receiving","transaction-flow.steps.success.swap-crypto.explorer.send":"sending","transaction-flow.steps.success.swap-crypto.explorer.text":"View details on block explorer: {send} and {receive}","transaction-flow.steps.trustly-payment-details.payment-select-title":"Please select bank account or add <text:soft-page-break/>new:","transaction-flow.steps.trustly-payment-details.select_bank":"Select your bank","transaction-flow.steps.trustly-payment-details.title":"Choose your bank","transaction-flow.steps.trustly-payment-error.message":"Waiting for a payment confirmation from your bank. We should receive it within minutes, however some banks can take up to 7 days to process your payment.&lt;br&gt;&lt;br&gt;If you did not make a payment, please start a new transaction.","transaction-flow.steps.wallet.my-own-wallet":"External wallet","transaction-flow.steps.wallet.neteller-subtitle":"Enter your Neteller details","transaction-flow.steps.wallet.paybis-wallet":"Paybis wallet","transaction-flow.steps.wallet.skrill-subtitle":"Enter your Skrill details","transaction-flow.steps.wallet.subtitle":"Enter your bank details to receive the payment","transaction-flow.steps.wallet.title.crypto":"Wallet","transaction-flow.steps.wallet.title.crypto-to-crypto":"Swap to","transaction-flow.steps.wallet.title.non-crypto":"Payout details","transaction-flow.steps.wallet.your-wallet":"Your {title} wallet","widget.success-bufer-copy":"Copied","base-verification.sumsub-widget.title":"Verification","widget.supported-languages.de":"Deutsch","widget.supported-languages.en":"English","widget.supported-languages.es":"Espa\u00f1ol","widget.supported-languages.fr":"Fran\u00e7ais","widget.supported-languages.it":"Italiano","widget.supported-languages.ko":"\ud55c\uad6d\uc5b4","widget.supported-languages.pt":"Portugu\u00eas","widget.supported-languages.ru":"\u0420\u0443\u0441\u0441\u043a\u0438\u0439","authentication-app.tab.corporate-account":"Corporate account","authentication-app.tab.corporate-account.short":"Corporate","authentication-app.tab.personal-account":"Personal account","authentication-app.tab.personal-account.short":"Personal","widget.terms-of-use.content":"Full version available {termsLink}.\nThis Agreement sets out the terms and conditions of the service on electronic currency sale provided by Paybis LTD, legal entity (SC533961), Address: 1 West Regent Street, Glasgow, Scotland, G2 1RW, doing business as the Paybis.com platform. Using the services of the Paybis.com platform means the full acceptance of this Agreement by the User. In case of disagreement with the Agreement, the User shall not perform any transactions.","widget.terms-of-use.terms-link":"here","widget.terms-of-use.title":"Terms of Use","fca-notification.title":"The Risk Summary","widget.title.transaction-details":"Transaction details","transaction-flow.tooltip.message":"Cryptocurrency prices may change within a short period of time. To ensure fair conditions for all parties involved, we lock the price for a limited time, after which we update the price every minute.\n &lt;br&gt;&lt;br&gt;\n &lt;a href=\"https:\/\/paybis.com\/policies\/dynamic-price-terms\/\" target=\"_blank\" rel=\"noreferrer noopener\"&gt;Read more&lt;\/a&gt;","widget.tooltip.timer-message":"Cryptocurrency prices may change within a short period of time. To ensure fair conditions for both customers and Paybis, we lock the price for a limited time, after which dynamic cryptocurrency rate is introduced.","widget.transaction-details.amount-received":"Amount Received","widget.transaction-details.exchange-rate":"Exchange rate","widget.transaction-details.merchant-to":"To","widget.transaction-details.original-amount-spent":"Original Amount Spent","widget.transaction-details.paid-to":"Paid To","widget.transaction-details.payment-method":"Payment Method","widget.transaction-details.payout-method":"Payout Method","widget.transaction-flow.payment-details.3ds-waiting-screen.info":"Please stay on this page while we are processing your payment. It may take up to several minutes. Thank you for your patience.","widget.transaction-flow.payment-details.3ds-waiting-screen.title":"Processing your card","validators.transaction-flow.payment-details.card-details.invalid-city":"Invalid city name","validators.transaction-flow.payment-details.card-details.invalid-zip":"Invalid Postal \/ Zip code","validators.transaction-flow.payment-details.card-details.not-blank":"This value should not be blank.","validators.transaction-flow.payment-details.card-details.only-visa":"Only Visa cards are supported for payouts","validators.transaction-flow.payment-details.card-details.only-visa-mastercard":"Only Visa and Mastercard cards are supported for payouts","validators.transaction-flow.payment-details.card-details.payout-receive":"This card can't receive payouts. Use a different card.","widget.transaction-flow.steps.payment-processing":"Payment Processing","widget.transaction-flow.steps.waiting-confirmations.paragraph":"Transaction detected <text:soft-page-break/>on the blockchain.\n&lt;br&gt;\nWaiting for confirmation to complete this order.\n&lt;br&gt;\nYou can exit the widget and will be notified\n&lt;br&gt;\nby email upon order completion.","widget.transaction-flow.steps.waiting-confirmations.title":"Waiting for confirmations","widget.transaction-flow.steps.waiting-payment.title":"Waiting for your payment","widget.transaction-history.no-items":"No transactions","widget.transaction-history.nothing-found":"Sorry, but nothing was found. Please check the title and try again.","widget.transaction-history.title":"Transaction History","validators.transaction.amount_limit.day":"daily","validators.transaction.amount_limit.month":"monthly","validators.transaction.amount_limit.week":"weekly","validators.transaction.amount_limit.year":"yearly","widget.transaction.flowscreen":"flowscreen","widget.transaction.history.canceled":"Canceled","widget.transaction.history.complete-verification":"Complete verification","widget.transaction.history.completed":"Completed","widget.transaction.history.enter-your-wallet":"Enter your wallet","widget.transaction.history.make-a-payment":"Make a payment","widget.transaction.history.rejected":"Rejected","widget.transaction.history.sell.add-payout-details":"Add your payout details","widget.transaction.history.sell.payment-confirmation-waiting":"Waiting for confirmations","widget.transaction.history.sell.sending-your-fiat":"Sending your fiat","widget.transaction.history.sending-your-crypto":"Sending your crypto","widget.transaction.history.today":"Today","widget.transaction.history.yesterday":"Yesterday","transaction-flow.transaction_details.bank_transfer.account_nr.gbp":"2990 7163","transaction-flow.transaction_details.bank_transfer.account_nr.usd":"120110065065","transaction-flow.transaction_details.bank_transfer.bank_address.eur":"6th Floor Manfield House, 1 Southampton Street, London, United Kingdom, WC2R 0LR","transaction-flow.transaction_details.bank_transfer.bank_address.gbp":"6th Floor Manfield House, 1 Southampton Street, London, United Kingdom, WC2R 0LR","transaction-flow.transaction_details.bank_transfer.bank_address.usd":"565 Fifth Avenue, New York, NY, 10017","transaction-flow.transaction_details.bank_transfer.bank_name.eur":"Clear Junction Limited","transaction-flow.transaction_details.bank_transfer.bank_name.gbp":"Clear Junction Limited","transaction-flow.transaction_details.bank_transfer.bank_name.usd":"Signature Bank","transaction-flow.transaction_details.bank_transfer.bank_swift.eur":"CLJUGB21","transaction-flow.transaction_details.bank_transfer.bank_swift.gbp":"CLJUGB21","transaction-flow.transaction_details.bank_transfer.bank_swift.usd":"SIGNUS33XXX","transaction-flow.transaction_details.bank_transfer.benef_address.eur":"Hoza Street 86-210, Warsaw 00-682, PL","transaction-flow.transaction_details.bank_transfer.benef_address.gbp":"Hoza Street 86-210, Warsaw 00-682, PL","transaction-flow.transaction_details.bank_transfer.benef_address.usd":"1250 Ponce de Le\u00f3n Ave. Suite 1005, San Juan, PR 00907","transaction-flow.transaction_details.bank_transfer.comment":"CMAMA {invoice}","transaction-flow.transaction_details.bank_transfer.comment.aed":"Transaction Nr. {invoice}","transaction-flow.transaction_details.bank_transfer.comment.ars":"Transaction Nr. {invoice}","transaction-flow.transaction_details.bank_transfer.comment.aud":"Transaction Nr. {invoice}","transaction-flow.transaction_details.bank_transfer.comment.bhd":"Transaction Nr. {invoice}","transaction-flow.transaction_details.bank_transfer.comment.cad":"Transaction Nr. {invoice}","transaction-flow.transaction_details.bank_transfer.comment.chf":"Transaction Nr. {invoice}","transaction-flow.transaction_details.bank_transfer.comment.czk":"Transaction Nr. {invoice}","transaction-flow.transaction_details.bank_transfer.comment.dkk":"Transaction Nr. {invoice}","transaction-flow.transaction_details.bank_transfer.comment.eur":"CMAMA {invoice}","transaction-flow.transaction_details.bank_transfer.comment.gbp":"Transaction Nr. {invoice}","transaction-flow.transaction_details.bank_transfer.comment.hkd":"Transaction Nr. {invoice}","transaction-flow.transaction_details.bank_transfer.comment.huf":"Transaction Nr. {invoice}","transaction-flow.transaction_details.bank_transfer.comment.ils":"Transaction Nr. {invoice}","transaction-flow.transaction_details.bank_transfer.comment.jpy":"Transaction Nr. {invoice}","transaction-flow.transaction_details.bank_transfer.comment.kwd":"Transaction Nr. {invoice}","transaction-flow.transaction_details.bank_transfer.comment.mxn":"Transaction Nr. {invoice}","transaction-<text:soft-page-break/>flow.transaction_details.bank_transfer.comment.nok":"Transaction Nr. {invoice}","transaction-flow.transaction_details.bank_transfer.comment.nzd":"Transaction Nr. {invoice}","transaction-flow.transaction_details.bank_transfer.comment.pln":"Transaction Nr. {invoice}","transaction-flow.transaction_details.bank_transfer.comment.ron":"Transaction Nr. {invoice}","transaction-flow.transaction_details.bank_transfer.comment.sek":"Transaction Nr. {invoice}","transaction-flow.transaction_details.bank_transfer.comment.sgd":"Transaction Nr. {invoice}","transaction-flow.transaction_details.bank_transfer.comment.try":"Transaction Nr. {invoice}","transaction-flow.transaction_details.bank_transfer.comment.usd":"Transaction Nr. {invoice}","transaction-flow.transaction_details.bank_transfer.comment.zar":"Transaction Nr. {invoice}","transaction-flow.transaction_details.bank_transfer.corporate.account_nr.aed":"","transaction-flow.transaction_details.bank_transfer.corporate.account_nr.ars":"","transaction-flow.transaction_details.bank_transfer.corporate.account_nr.aud":"","transaction-flow.transaction_details.bank_transfer.corporate.account_nr.bhd":"","transaction-flow.transaction_details.bank_transfer.corporate.account_nr.cad":"","transaction-flow.transaction_details.bank_transfer.corporate.account_nr.chf":"","transaction-flow.transaction_details.bank_transfer.corporate.account_nr.czk":"","transaction-flow.transaction_details.bank_transfer.corporate.account_nr.dkk":"","transaction-flow.transaction_details.bank_transfer.corporate.account_nr.eur":"","transaction-flow.transaction_details.bank_transfer.corporate.account_nr.gbp":"2990 8037","transaction-flow.transaction_details.bank_transfer.corporate.account_nr.hkd":"","transaction-flow.transaction_details.bank_transfer.corporate.account_nr.huf":"","transaction-flow.transaction_details.bank_transfer.corporate.account_nr.ils":"","transaction-flow.transaction_details.bank_transfer.corporate.account_nr.jpy":"","transaction-flow.transaction_details.bank_transfer.corporate.account_nr.kwd":"","transaction-flow.transaction_details.bank_transfer.corporate.account_nr.mxn":"","transaction-flow.transaction_details.bank_transfer.corporate.account_nr.nok":"","transaction-flow.transaction_details.bank_transfer.corporate.account_nr.nzd":"","transaction-flow.transaction_details.bank_transfer.corporate.account_nr.pln":"","transaction-flow.transaction_details.bank_transfer.corporate.account_nr.ron":"","transaction-flow.transaction_details.bank_transfer.corporate.account_nr.sek":"","transaction-flow.transaction_details.bank_transfer.corporate.account_nr.sgd":"","transaction-flow.transaction_details.bank_transfer.corporate.account_nr.try":"","transaction-flow.transaction_details.bank_transfer.corporate.account_nr.usd":"","transaction-flow.transaction_details.bank_transfer.corporate.account_nr.zar":"","transaction-flow.transaction_details.bank_transfer.corporate.bank_address.aed":"WIESENSTRASSE 17, SCHLIEREN, Switzerland","transaction-flow.transaction_details.bank_transfer.corporate.bank_address.ars":"WIESENSTRASSE 17, SCHLIEREN, Switzerland","transaction-flow.transaction_details.bank_transfer.corporate.bank_address.aud":"WIESENSTRASSE 17, SCHLIEREN, Switzerland","transaction-flow.transaction_details.bank_transfer.corporate.bank_address.bhd":"WIESENSTRASSE 17, SCHLIEREN, Switzerland","transaction-flow.transaction_details.bank_transfer.corporate.bank_address.cad":"Landstrasse 14, 9496, Balzers, Liechtenstein","transaction-flow.transaction_details.bank_transfer.corporate.bank_address.chf":"Landstrasse 14, 9496, Balzers, Liechtenstein","transaction-flow.transaction_details.bank_transfer.corporate.bank_address.czk":"Landstrasse 14, 9496, Balzers, Liechtenstein","transaction-flow.transaction_details.bank_transfer.corporate.bank_address.dkk":"Landstrasse 14, 9496, Balzers, Liechtenstein","transaction-flow.transaction_details.bank_transfer.corporate.bank_address.eur":"Landstrasse 14, 9496, Balzers, Liechtenstein","transaction-<text:soft-page-break/>flow.transaction_details.bank_transfer.corporate.bank_address.gbp":"6th Floor Manfield House, 1 Southampton Street, London, United Kingdom, WC2R 0LR","transaction-flow.transaction_details.bank_transfer.corporate.bank_address.hkd":"Landstrasse 14, 9496, Balzers, Liechtenstein","transaction-flow.transaction_details.bank_transfer.corporate.bank_address.huf":"Landstrasse 14, 9496, Balzers, Liechtenstein","transaction-flow.transaction_details.bank_transfer.corporate.bank_address.ils":"WIESENSTRASSE 17, SCHLIEREN, Switzerland","transaction-flow.transaction_details.bank_transfer.corporate.bank_address.jpy":"Landstrasse 14, 9496, Balzers, Liechtenstein","transaction-flow.transaction_details.bank_transfer.corporate.bank_address.kwd":"WIESENSTRASSE 17, SCHLIEREN, Switzerland","transaction-flow.transaction_details.bank_transfer.corporate.bank_address.mxn":"WIESENSTRASSE 17, SCHLIEREN, Switzerland","transaction-flow.transaction_details.bank_transfer.corporate.bank_address.nok":"Landstrasse 14, 9496, Balzers, Liechtenstein","transaction-flow.transaction_details.bank_transfer.corporate.bank_address.nzd":"Landstrasse 14, 9496, Balzers, Liechtenstein","transaction-flow.transaction_details.bank_transfer.corporate.bank_address.pln":"Landstrasse 14, 9496, Balzers, Liechtenstein","transaction-flow.transaction_details.bank_transfer.corporate.bank_address.ron":"WIESENSTRASSE 17, SCHLIEREN, Switzerland","transaction-flow.transaction_details.bank_transfer.corporate.bank_address.sek":"Landstrasse 14, 9496, Balzers, Liechtenstein","transaction-flow.transaction_details.bank_transfer.corporate.bank_address.sgd":"Landstrasse 14, 9496, Balzers, Liechtenstein","transaction-flow.transaction_details.bank_transfer.corporate.bank_address.try":"Landstrasse 14, 9496, Balzers, Liechtenstein","transaction-flow.transaction_details.bank_transfer.corporate.bank_address.usd":"Landstrasse 14, 9496, Balzers, Liechtenstein","transaction-flow.transaction_details.bank_transfer.corporate.bank_address.zar":"Landstrasse 14, 9496, Balzers, Liechtenstein","transaction-flow.transaction_details.bank_transfer.corporate.bank_name.aed":"Incore Bank AG","transaction-flow.transaction_details.bank_transfer.corporate.bank_name.ars":"Incore Bank AG","transaction-flow.transaction_details.bank_transfer.corporate.bank_name.aud":"Incore Bank AG","transaction-flow.transaction_details.bank_transfer.corporate.bank_name.bhd":"Incore Bank AG","transaction-flow.transaction_details.bank_transfer.corporate.bank_name.cad":"Bank Frick","transaction-flow.transaction_details.bank_transfer.corporate.bank_name.chf":"Bank Frick","transaction-flow.transaction_details.bank_transfer.corporate.bank_name.czk":"Bank Frick","transaction-flow.transaction_details.bank_transfer.corporate.bank_name.dkk":"Bank Frick","transaction-flow.transaction_details.bank_transfer.corporate.bank_name.eur":"Bank Frick","transaction-flow.transaction_details.bank_transfer.corporate.bank_name.gbp":"Clear Junction Limited","transaction-flow.transaction_details.bank_transfer.corporate.bank_name.hkd":"Bank Frick","transaction-flow.transaction_details.bank_transfer.corporate.bank_name.huf":"Bank Frick","transaction-flow.transaction_details.bank_transfer.corporate.bank_name.ils":"Incore Bank AG","transaction-flow.transaction_details.bank_transfer.corporate.bank_name.jpy":"Bank Frick","transaction-flow.transaction_details.bank_transfer.corporate.bank_name.kwd":"Incore Bank AG","transaction-flow.transaction_details.bank_transfer.corporate.bank_name.mxn":"Incore Bank AG","transaction-flow.transaction_details.bank_transfer.corporate.bank_name.nok":"Bank Frick","transaction-flow.transaction_details.bank_transfer.corporate.bank_name.nzd":"Bank Frick","transaction-flow.transaction_details.bank_transfer.corporate.bank_name.pln":"Bank Frick","transaction-flow.transaction_details.bank_transfer.corporate.bank_name.ron":"Incore Bank <text:soft-page-break/>AG","transaction-flow.transaction_details.bank_transfer.corporate.bank_name.sek":"Bank Frick","transaction-flow.transaction_details.bank_transfer.corporate.bank_name.sgd":"Bank Frick","transaction-flow.transaction_details.bank_transfer.corporate.bank_name.try":"Bank Frick","transaction-flow.transaction_details.bank_transfer.corporate.bank_name.usd":"Bank Frick","transaction-flow.transaction_details.bank_transfer.corporate.bank_name.zar":"Bank Frick","transaction-flow.transaction_details.bank_transfer.corporate.bank_swift.aed":"INCOCHZZ","transaction-flow.transaction_details.bank_transfer.corporate.bank_swift.ars":"INCOCHZZ","transaction-flow.transaction_details.bank_transfer.corporate.bank_swift.aud":"INCOCHZZ","transaction-flow.transaction_details.bank_transfer.corporate.bank_swift.bhd":"INCOCHZZ","transaction-flow.transaction_details.bank_transfer.corporate.bank_swift.cad":"BFRILI22","transaction-flow.transaction_details.bank_transfer.corporate.bank_swift.chf":"BFRILI22","transaction-flow.transaction_details.bank_transfer.corporate.bank_swift.czk":"BFRILI22","transaction-flow.transaction_details.bank_transfer.corporate.bank_swift.dkk":"BFRILI22","transaction-flow.transaction_details.bank_transfer.corporate.bank_swift.eur":"BFRILI22","transaction-flow.transaction_details.bank_transfer.corporate.bank_swift.gbp":"CLJUGB21","transaction-flow.transaction_details.bank_transfer.corporate.bank_swift.hkd":"BFRILI22","transaction-flow.transaction_details.bank_transfer.corporate.bank_swift.huf":"BFRILI22","transaction-flow.transaction_details.bank_transfer.corporate.bank_swift.ils":"INCOCHZZ","transaction-flow.transaction_details.bank_transfer.corporate.bank_swift.jpy":"BFRILI22","transaction-flow.transaction_details.bank_transfer.corporate.bank_swift.kwd":"INCOCHZZ","transaction-flow.transaction_details.bank_transfer.corporate.bank_swift.mxn":"INCOCHZZ","transaction-flow.transaction_details.bank_transfer.corporate.bank_swift.nok":"BFRILI22","transaction-flow.transaction_details.bank_transfer.corporate.bank_swift.nzd":"BFRILI22","transaction-flow.transaction_details.bank_transfer.corporate.bank_swift.pln":"BFRILI22","transaction-flow.transaction_details.bank_transfer.corporate.bank_swift.ron":"INCOCHZZ","transaction-flow.transaction_details.bank_transfer.corporate.bank_swift.sek":"BFRILI22","transaction-flow.transaction_details.bank_transfer.corporate.bank_swift.sgd":"BFRILI22","transaction-flow.transaction_details.bank_transfer.corporate.bank_swift.try":"BFRILI22","transaction-flow.transaction_details.bank_transfer.corporate.bank_swift.usd":"BFRILI22","transaction-flow.transaction_details.bank_transfer.corporate.bank_swift.zar":"BFRILI22","transaction-flow.transaction_details.bank_transfer.corporate.benef_address.aed":"Sporto g. 7A, Vilnius, Lithuania","transaction-flow.transaction_details.bank_transfer.corporate.benef_address.ars":"Sporto g. 7A, Vilnius, Lithuania","transaction-flow.transaction_details.bank_transfer.corporate.benef_address.aud":"Sporto g. 7A, Vilnius, Lithuania","transaction-flow.transaction_details.bank_transfer.corporate.benef_address.bhd":"Sporto g. 7A, Vilnius, Lithuania","transaction-flow.transaction_details.bank_transfer.corporate.benef_address.cad":"Hoza Street 86\/210, 00-682, Warsaw, Poland","transaction-flow.transaction_details.bank_transfer.corporate.benef_address.chf":"Hoza Street 86\/210, 00-682, Warsaw, Poland","transaction-flow.transaction_details.bank_transfer.corporate.benef_address.czk":"Hoza Street 86\/210, 00-682, Warsaw, Poland","transaction-flow.transaction_details.bank_transfer.corporate.benef_address.dkk":"Hoza Street 86\/210, 00-682, Warsaw, Poland","transaction-flow.transaction_details.bank_transfer.corporate.benef_address.eur":"Hoza Street 86\/210, 00-682, Warsaw, Poland","transaction-flow.transaction_details.bank_transfer.corporate.benef_address.gbp":"Hoza Street 86\/210, 00-682, Warsaw, Poland","transaction-flow.transaction_details.bank_transfer.corporate.benef_address.hkd":"Hoza Street 86\/210, 00-682, Warsaw, Poland","transaction-flow.transaction_details.bank_transfer.corporate.benef_address.huf":"Hoza Street 86\/210, 00-682, <text:soft-page-break/>Warsaw, Poland","transaction-flow.transaction_details.bank_transfer.corporate.benef_address.ils":"Sporto g. 7A, Vilnius, Lithuania","transaction-flow.transaction_details.bank_transfer.corporate.benef_address.jpy":"Hoza Street 86\/210, 00-682, Warsaw, Poland","transaction-flow.transaction_details.bank_transfer.corporate.benef_address.kwd":"Sporto g. 7A, Vilnius, Lithuania","transaction-flow.transaction_details.bank_transfer.corporate.benef_address.mxn":"Sporto g. 7A, Vilnius, Lithuania","transaction-flow.transaction_details.bank_transfer.corporate.benef_address.nok":"Hoza Street 86\/210, 00-682, Warsaw, Poland","transaction-flow.transaction_details.bank_transfer.corporate.benef_address.nzd":"Hoza Street 86\/210, 00-682, Warsaw, Poland","transaction-flow.transaction_details.bank_transfer.corporate.benef_address.pln":"Hoza Street 86\/210, 00-682, Warsaw, Poland","transaction-flow.transaction_details.bank_transfer.corporate.benef_address.ron":"Sporto g. 7A, Vilnius, Lithuania","transaction-flow.transaction_details.bank_transfer.corporate.benef_address.sek":"Hoza Street 86\/210, 00-682, Warsaw, Poland","transaction-flow.transaction_details.bank_transfer.corporate.benef_address.sgd":"Hoza Street 86\/210, 00-682, Warsaw, Poland","transaction-flow.transaction_details.bank_transfer.corporate.benef_address.try":"Hoza Street 86\/210, 00-682, Warsaw, Poland","transaction-flow.transaction_details.bank_transfer.corporate.benef_address.usd":"Hoza Street 86\/210, 00-682, Warsaw, Poland","transaction-flow.transaction_details.bank_transfer.corporate.benef_address.zar":"Hoza Street 86\/210, 00-682, Warsaw, Poland","transaction-flow.transaction_details.bank_transfer.corporate.iban.aed":"CH69087999390000000HO","transaction-flow.transaction_details.bank_transfer.corporate.iban.ars":"CH69087999390000000HO","transaction-flow.transaction_details.bank_transfer.corporate.iban.aud":"CH69087999390000000HO","transaction-flow.transaction_details.bank_transfer.corporate.iban.bhd":"CH69087999390000000HO","transaction-flow.transaction_details.bank_transfer.corporate.iban.cad":"LI45 0881 1010 5371 K000 K","transaction-flow.transaction_details.bank_transfer.corporate.iban.chf":"LI67 0881 1010 5371 K000 C","transaction-flow.transaction_details.bank_transfer.corporate.iban.czk":"LI93 0881 1010 5371 K000 T","transaction-flow.transaction_details.bank_transfer.corporate.iban.dkk":"LI40 0881 1010 5371 K000 D","transaction-flow.transaction_details.bank_transfer.corporate.iban.eur":"LI29 0881 1010 5371 K001 E","transaction-flow.transaction_details.bank_transfer.corporate.iban.gbp":"GB69CLJU00997129900386","transaction-flow.transaction_details.bank_transfer.corporate.iban.hkd":"LI29 0881 1010 5371 K000 H","transaction-flow.transaction_details.bank_transfer.corporate.iban.huf":"LI39 0881 1010 5371 K000 V","transaction-flow.transaction_details.bank_transfer.corporate.iban.ils":"CH69087999390000000HO","transaction-flow.transaction_details.bank_transfer.corporate.iban.jpy":"LI55 0881 1010 5371 K000 Y","transaction-flow.transaction_details.bank_transfer.corporate.iban.kwd":"CH69087999390000000HO","transaction-flow.transaction_details.bank_transfer.corporate.iban.mxn":"CH69087999390000000HO","transaction-flow.transaction_details.bank_transfer.corporate.iban.nok":"LI34 0881 1010 5371 K000 O","transaction-flow.transaction_details.bank_transfer.corporate.iban.nzd":"LI61 0881 1010 5371 K000 N","transaction-flow.transaction_details.bank_transfer.corporate.iban.pln":"LI23 0881 1010 5371 K001 P","transaction-flow.transaction_details.bank_transfer.corporate.iban.ron":"CH69087999390000000HO","transacti<text:soft-page-break/>on-flow.transaction_details.bank_transfer.corporate.iban.sek":"LI50 0881 1010 5371 K000 R","transaction-flow.transaction_details.bank_transfer.corporate.iban.sgd":"LI23 0881 1010 5371 K000 S","transaction-flow.transaction_details.bank_transfer.corporate.iban.try":"LI18 0881 1010 5371 K000 L","transaction-flow.transaction_details.bank_transfer.corporate.iban.usd":"LI82 0881 1010 5371 K001 U","transaction-flow.transaction_details.bank_transfer.corporate.iban.zar":"LI28 0881 1010 5371 K000 Z","transaction-flow.transaction_details.bank_transfer.corporate.local_code.aed":"","transaction-flow.transaction_details.bank_transfer.corporate.local_code.ars":"","transaction-flow.transaction_details.bank_transfer.corporate.local_code.aud":"","transaction-flow.transaction_details.bank_transfer.corporate.local_code.bhd":"","transaction-flow.transaction_details.bank_transfer.corporate.local_code.cad":"","transaction-flow.transaction_details.bank_transfer.corporate.local_code.chf":"","transaction-flow.transaction_details.bank_transfer.corporate.local_code.czk":"","transaction-flow.transaction_details.bank_transfer.corporate.local_code.dkk":"","transaction-flow.transaction_details.bank_transfer.corporate.local_code.eur":"","transaction-flow.transaction_details.bank_transfer.corporate.local_code.gbp":"04-13-07","transaction-flow.transaction_details.bank_transfer.corporate.local_code.hkd":"","transaction-flow.transaction_details.bank_transfer.corporate.local_code.huf":"","transaction-flow.transaction_details.bank_transfer.corporate.local_code.ils":"","transaction-flow.transaction_details.bank_transfer.corporate.local_code.jpy":"","transaction-flow.transaction_details.bank_transfer.corporate.local_code.kwd":"","transaction-flow.transaction_details.bank_transfer.corporate.local_code.mxn":"","transaction-flow.transaction_details.bank_transfer.corporate.local_code.nok":"","transaction-flow.transaction_details.bank_transfer.corporate.local_code.nzd":"","transaction-flow.transaction_details.bank_transfer.corporate.local_code.pln":"","transaction-flow.transaction_details.bank_transfer.corporate.local_code.ron":"","transaction-flow.transaction_details.bank_transfer.corporate.local_code.sek":"","transaction-flow.transaction_details.bank_transfer.corporate.local_code.sgd":"","transaction-flow.transaction_details.bank_transfer.corporate.local_code.try":"","transaction-flow.transaction_details.bank_transfer.corporate.local_code.usd":"","transaction-flow.transaction_details.bank_transfer.corporate.local_code.zar":"","transaction-flow.transaction_details.bank_transfer.corporate.receiver.aed":"Nexpay UAB","transaction-flow.transaction_details.bank_transfer.corporate.receiver.ars":"Nexpay UAB","transaction-flow.transaction_details.bank_transfer.corporate.receiver.aud":"Nexpay UAB","transaction-flow.transaction_details.bank_transfer.corporate.receiver.bhd":"Nexpay UAB","transaction-flow.transaction_details.bank_transfer.corporate.receiver.cad":"PAYBIS POLAND","transaction-flow.transaction_details.bank_transfer.corporate.receiver.chf":"PAYBIS POLAND","transaction-flow.transaction_details.bank_transfer.corporate.receiver.czk":"PAYBIS POLAND","transaction-flow.transaction_details.bank_transfer.corporate.receiver.dkk":"PAYBIS POLAND","transaction-flow.transaction_details.bank_transfer.corporate.receiver.eur":"PAYBIS POLAND SP. Z O.O.","transaction-flow.transaction_details.bank_transfer.corporate.receiver.gbp":"PAYBIS POLAND SP. Z O.O.","transaction-flow.transaction_details.bank_transfer.corporate.receiver.hkd":"PAYBIS POLAND","transaction-flow.transaction_details.bank_transfer.corporate.receiver.huf":"PAYBIS POLAND","transaction-flow.transaction_details.bank_transfer.corporate.receiver.ils":"Nexpay UAB","transaction-flow.transaction_details.bank_transfer.corporate.receiver.jpy":"PAYBIS POLAND","transaction-flow.transaction_details.bank_transfer.corporate.receiver.kwd":"Nexpay UAB","transaction-flow.transaction_details.bank_transfer.corporate.receiver.mxn":"Nexpay UAB","transaction-flow.transaction_details.bank_transfer.corporate.receiver.nok":"PAYBIS POLAND","transaction-flow.transaction_details.bank_transfer.corporate.receiver.nzd":"PAYBIS POLAND","transaction-flow.transaction_details.bank_transfer.corporate.receiver.pln":"PAYBIS POLAND","transaction-flow.transaction_details.bank_transfer.corporate.receiver.ron":"Nexpay UAB","transaction-<text:soft-page-break/>flow.transaction_details.bank_transfer.corporate.receiver.sek":"PAYBIS POLAND","transaction-flow.transaction_details.bank_transfer.corporate.receiver.sgd":"PAYBIS POLAND","transaction-flow.transaction_details.bank_transfer.corporate.receiver.try":"PAYBIS POLAND","transaction-flow.transaction_details.bank_transfer.corporate.receiver.usd":"PAYBIS POLAND","transaction-flow.transaction_details.bank_transfer.corporate.receiver.zar":"PAYBIS POLAND","transaction-flow.transaction_details.bank_transfer.corporate.reg_nr.aed":"","transaction-flow.transaction_details.bank_transfer.corporate.reg_nr.ars":"","transaction-flow.transaction_details.bank_transfer.corporate.reg_nr.aud":"","transaction-flow.transaction_details.bank_transfer.corporate.reg_nr.bhd":"","transaction-flow.transaction_details.bank_transfer.corporate.reg_nr.cad":"","transaction-flow.transaction_details.bank_transfer.corporate.reg_nr.chf":"","transaction-flow.transaction_details.bank_transfer.corporate.reg_nr.czk":"","transaction-flow.transaction_details.bank_transfer.corporate.reg_nr.dkk":"","transaction-flow.transaction_details.bank_transfer.corporate.reg_nr.eur":"0001041711","transaction-flow.transaction_details.bank_transfer.corporate.reg_nr.gbp":"0001041711","transaction-flow.transaction_details.bank_transfer.corporate.reg_nr.hkd":"","transaction-flow.transaction_details.bank_transfer.corporate.reg_nr.huf":"","transaction-flow.transaction_details.bank_transfer.corporate.reg_nr.ils":"","transaction-flow.transaction_details.bank_transfer.corporate.reg_nr.jpy":"","transaction-flow.transaction_details.bank_transfer.corporate.reg_nr.kwd":"","transaction-flow.transaction_details.bank_transfer.corporate.reg_nr.mxn":"","transaction-flow.transaction_details.bank_transfer.corporate.reg_nr.nok":"","transaction-flow.transaction_details.bank_transfer.corporate.reg_nr.nzd":"","transaction-flow.transaction_details.bank_transfer.corporate.reg_nr.pln":"","transaction-flow.transaction_details.bank_transfer.corporate.reg_nr.ron":"","transaction-flow.transaction_details.bank_transfer.corporate.reg_nr.sek":"","transaction-flow.transaction_details.bank_transfer.corporate.reg_nr.sgd":"","transaction-flow.transaction_details.bank_transfer.corporate.reg_nr.try":"","transaction-flow.transaction_details.bank_transfer.corporate.reg_nr.usd":"","transaction-flow.transaction_details.bank_transfer.corporate.reg_nr.zar":"","transaction-flow.transaction_details.bank_transfer.iban.eur":"GB58CLJU04130729907163","transaction-flow.transaction_details.bank_transfer.iban.gbp":"GB58CLJU04130729907163","transaction-flow.transaction_details.bank_transfer.iban.usd":"BY97BPSB30241830010288400000","transaction-flow.transaction_details.bank_transfer.local_code.eur":"For US transfer only","transaction-flow.transaction_details.bank_transfer.local_code.gbp":"04-13-07","transaction-flow.transaction_details.bank_transfer.local_code.usd":"236074525","transaction-flow.transaction_details.bank_transfer.receiver.eur":"Paybis Poland Sp. z o.o.","transaction-flow.transaction_details.bank_transfer.receiver.gbp":"Paybis Poland Sp. z o.o.","transaction-flow.transaction_details.bank_transfer.receiver.usd":"Arival Bank International Corp.","transaction-flow.transaction_details.bank_transfer.reg_nr.eur":"0001041711","transaction-flow.transaction_details.bank_transfer.reg_nr.gbp":"0001041711","transaction-flow.transaction_details.bank_transfer.reg_nr.usd":"10266827","transaction-flow.transaction_details.crypto.address":"Wallet","transaction-flow.transaction_details.crypto.amount":"Deposit Amount","transaction-flow.transaction_details.swift_bank_transfer.beneficiary_account_number":"CH78087999390000000OZ","transaction-flow.transaction_details.swift_bank_transfer.beneficiary_account_number.aed":"CH78087999390000000OZ","transaction-flow.transaction_details.swift_bank_transfer.beneficiary_account_number.ars":"CH78087999390000000OZ","transaction-flow.transaction_details.swift_bank_transfer.beneficiary_account_number.aud":"CH69087999390000000HO","transaction-<text:soft-page-break/>flow.transaction_details.swift_bank_transfer.beneficiary_account_number.bhd":"CH78087999390000000OZ","transaction-flow.transaction_details.swift_bank_transfer.beneficiary_account_number.cad":"LI61 0881 1010 5371 K001 K","transaction-flow.transaction_details.swift_bank_transfer.beneficiary_account_number.chf":"LI83 0881 1010 5371 K001 C","transaction-flow.transaction_details.swift_bank_transfer.beneficiary_account_number.czk":"LI12 0881 1010 5371 K001 T","transaction-flow.transaction_details.swift_bank_transfer.beneficiary_account_number.dkk":"LI56 0881 1010 5371 K001 D","transaction-flow.transaction_details.swift_bank_transfer.beneficiary_account_number.eur":"LI45 0881 1010 5371 K002 E","transaction-flow.transaction_details.swift_bank_transfer.beneficiary_account_number.gbp":"LI88 0881 1010 5371 K002 G","transaction-flow.transaction_details.swift_bank_transfer.beneficiary_account_number.hkd":"LI45 0881 1010 5371 K001 H","transaction-flow.transaction_details.swift_bank_transfer.beneficiary_account_number.huf":"LI55 0881 1010 5371 K001 V","transaction-flow.transaction_details.swift_bank_transfer.beneficiary_account_number.ils":"CH78087999390000000OZ","transaction-flow.transaction_details.swift_bank_transfer.beneficiary_account_number.jpy":"LI71 0881 1010 5371 K001 Y","transaction-flow.transaction_details.swift_bank_transfer.beneficiary_account_number.kwd":"CH78087999390000000OZ","transaction-flow.transaction_details.swift_bank_transfer.beneficiary_account_number.mxn":"CH78087999390000000OZ","transaction-flow.transaction_details.swift_bank_transfer.beneficiary_account_number.nok":"LI50 0881 1010 5371 K001 O","transaction-flow.transaction_details.swift_bank_transfer.beneficiary_account_number.nzd":"LI77 0881 1010 5371 K001 N","transaction-flow.transaction_details.swift_bank_transfer.beneficiary_account_number.pln":"LI39 0881 1010 5371 K002 P","transaction-flow.transaction_details.swift_bank_transfer.beneficiary_account_number.ron":"CH78087999390000000OZ","transaction-flow.transaction_details.swift_bank_transfer.beneficiary_account_number.sek":"LI66 0881 1010 5371 K001 R","transaction-flow.transaction_details.swift_bank_transfer.beneficiary_account_number.sgd":"LI39 0881 1010 5371 K001 S","transaction-flow.transaction_details.swift_bank_transfer.beneficiary_account_number.thb":" ","transaction-flow.transaction_details.swift_bank_transfer.beneficiary_account_number.try":"LI34 0881 1010 5371 K001 L","transaction-flow.transaction_details.swift_bank_transfer.beneficiary_account_number.usd":"LI98 0881 1010 5371 K002 U","transaction-flow.transaction_details.swift_bank_transfer.beneficiary_account_number.zar":"LI44 0881 1010 5371 K001 Z","transaction-flow.transaction_details.swift_bank_transfer.beneficiary_address":"Sporto g. 7A, Vilnius, Lithuania","transaction-flow.transaction_details.swift_bank_transfer.beneficiary_address.aed":"Sporto g. 7A, Vilnius, Lithuania","transaction-flow.transaction_details.swift_bank_transfer.beneficiary_address.ars":"Sporto g. 7A, Vilnius, Lithuania","transaction-flow.transaction_details.swift_bank_transfer.beneficiary_address.aud":"Sporto g. 7A, Vilnius, <text:soft-page-break/>Lithuania","transaction-flow.transaction_details.swift_bank_transfer.beneficiary_address.bhd":"Sporto g. 7A, Vilnius, Lithuania","transaction-flow.transaction_details.swift_bank_transfer.beneficiary_address.cad":"Hoza Street 86\/210, 00-682, Warsaw, Poland","transaction-flow.transaction_details.swift_bank_transfer.beneficiary_address.chf":"Hoza Street 86\/210, 00-682, Warsaw, Poland","transaction-flow.transaction_details.swift_bank_transfer.beneficiary_address.czk":"Hoza Street 86\/210, 00-682, Warsaw, Poland","transaction-flow.transaction_details.swift_bank_transfer.beneficiary_address.dkk":"Hoza Street 86\/210, 00-682, Warsaw, Poland","transaction-flow.transaction_details.swift_bank_transfer.beneficiary_address.eur":"Hoza Street 86\/210, 00-682, Warsaw, Poland","transaction-flow.transaction_details.swift_bank_transfer.beneficiary_address.gbp":"Hoza Street 86\/210, 00-682, Warsaw, Poland","transaction-flow.transaction_details.swift_bank_transfer.beneficiary_address.hkd":"Hoza Street 86\/210, 00-682, Warsaw, Poland","transaction-flow.transaction_details.swift_bank_transfer.beneficiary_address.huf":"Hoza Street 86\/210, 00-682, Warsaw, Poland","transaction-flow.transaction_details.swift_bank_transfer.beneficiary_address.ils":"Sporto g. 7A, Vilnius, Lithuania","transaction-flow.transaction_details.swift_bank_transfer.beneficiary_address.jpy":"Hoza Street 86\/210, 00-682, Warsaw, Poland","transaction-flow.transaction_details.swift_bank_transfer.beneficiary_address.kwd":"Sporto g. 7A, Vilnius, Lithuania","transaction-flow.transaction_details.swift_bank_transfer.beneficiary_address.mxn":"Sporto g. 7A, Vilnius, Lithuania","transaction-flow.transaction_details.swift_bank_transfer.beneficiary_address.nok":"Hoza Street 86\/210, 00-682, Warsaw, Poland","transaction-flow.transaction_details.swift_bank_transfer.beneficiary_address.nzd":"Hoza Street 86\/210, 00-682, Warsaw, Poland","transaction-flow.transaction_details.swift_bank_transfer.beneficiary_address.pln":"Hoza Street 86\/210, 00-682, Warsaw, Poland","transaction-flow.transaction_details.swift_bank_transfer.beneficiary_address.ron":"Sporto g. 7A, Vilnius, Lithuania","transaction-flow.transaction_details.swift_bank_transfer.beneficiary_address.sek":"Hoza Street 86\/210, 00-682, Warsaw, Poland","transaction-flow.transaction_details.swift_bank_transfer.beneficiary_address.sgd":"Hoza Street 86\/210, 00-682, Warsaw, Poland","transaction-flow.transaction_details.swift_bank_transfer.beneficiary_address.thb":"Hoza Street 86\/210, 00-682, Warsaw, Poland","transaction-flow.transaction_details.swift_bank_transfer.beneficiary_address.try":"Hoza Street 86\/210, 00-682, Warsaw, Poland","transaction-flow.transaction_details.swift_bank_transfer.beneficiary_address.usd":"Hoza Street 86\/210, 00-682, Warsaw, Poland","transaction-flow.transaction_details.swift_bank_transfer.beneficiary_address.zar":"Hoza Street 86\/210, 00-682, Warsaw, Poland","transaction-flow.transaction_details.swift_bank_transfer.beneficiary_bank_address":"WIESENSTRASSE, 17, SCHLIEREN, Switzerland","transaction-flow.transaction_details.swift_bank_transfer.beneficiary_bank_address.aed":"WIESENSTRASSE, 17, SCHLIEREN, Switzerland","transaction-flow.transaction_details.swift_bank_transfer.beneficiary_bank_address.ars":"WIESENSTRASSE, <text:soft-page-break/>17, SCHLIEREN, Switzerland","transaction-flow.transaction_details.swift_bank_transfer.beneficiary_bank_address.aud":"WIESENSTRASSE, 17, SCHLIEREN, Switzerland","transaction-flow.transaction_details.swift_bank_transfer.beneficiary_bank_address.bhd":"WIESENSTRASSE, 17, SCHLIEREN, Switzerland","transaction-flow.transaction_details.swift_bank_transfer.beneficiary_bank_address.cad":"Landstrasse 14, 9496, Balzers, Liechtenstein","transaction-flow.transaction_details.swift_bank_transfer.beneficiary_bank_address.chf":"Landstrasse 14, 9496, Balzers, Liechtenstein","transaction-flow.transaction_details.swift_bank_transfer.beneficiary_bank_address.czk":"Landstrasse 14, 9496, Balzers, Liechtenstein","transaction-flow.transaction_details.swift_bank_transfer.beneficiary_bank_address.dkk":"Landstrasse 14, 9496, Balzers, Liechtenstein","transaction-flow.transaction_details.swift_bank_transfer.beneficiary_bank_address.eur":"Landstrasse 14, 9496, Balzers, Liechtenstein","transaction-flow.transaction_details.swift_bank_transfer.beneficiary_bank_address.gbp":"Landstrasse 14, 9496, Balzers, Liechtenstein","transaction-flow.transaction_details.swift_bank_transfer.beneficiary_bank_address.hkd":"Landstrasse 14, 9496, Balzers, Liechtenstein","transaction-flow.transaction_details.swift_bank_transfer.beneficiary_bank_address.huf":"Landstrasse 14, 9496, Balzers, Liechtenstein","transaction-flow.transaction_details.swift_bank_transfer.beneficiary_bank_address.ils":"WIESENSTRASSE, 17, SCHLIEREN, Switzerland","transaction-flow.transaction_details.swift_bank_transfer.beneficiary_bank_address.jpy":"Landstrasse 14, 9496, Balzers, Liechtenstein","transaction-flow.transaction_details.swift_bank_transfer.beneficiary_bank_address.kwd":"WIESENSTRASSE, 17, SCHLIEREN, Switzerland","transaction-flow.transaction_details.swift_bank_transfer.beneficiary_bank_address.mxn":"WIESENSTRASSE, 17, SCHLIEREN, Switzerland","transaction-flow.transaction_details.swift_bank_transfer.beneficiary_bank_address.nok":"Landstrasse 14, 9496, Balzers, Liechtenstein","transaction-flow.transaction_details.swift_bank_transfer.beneficiary_bank_address.nzd":"Landstrasse 14, 9496, Balzers, Liechtenstein","transaction-flow.transaction_details.swift_bank_transfer.beneficiary_bank_address.pln":"Landstrasse 14, 9496, Balzers, Liechtenstein","transaction-flow.transaction_details.swift_bank_transfer.beneficiary_bank_address.ron":"WIESENSTRASSE, 17, SCHLIEREN, Switzerland","transaction-flow.transaction_details.swift_bank_transfer.beneficiary_bank_address.sek":"Landstrasse 14, 9496, Balzers, Liechtenstein","transaction-flow.transaction_details.swift_bank_transfer.beneficiary_bank_address.sgd":"Landstrasse 14, 9496, Balzers, Liechtenstein","transaction-flow.transaction_details.swift_bank_transfer.beneficiary_bank_address.thb":"Landstrasse 14, 9496, Balzers, Liechtenstein","transaction-flow.transaction_details.swift_bank_transfer.beneficiary_bank_address.try":"Landstrasse 14, 9496, Balzers, Liechtenstein","transaction-flow.transaction_details.swift_bank_transfer.beneficiary_bank_address.usd":"Landstrasse 14, 9496, Balzers, Liechtenstein","transaction-flow.transaction_details.swift_bank_transfer.beneficiary_bank_address.zar":"Landstrasse 14, 9496, Balzers, Liechtenstein","transaction-flow.transaction_details.swift_bank_transfer.beneficiary_bank_bic":"INCOCHZZ","transaction-flow.transaction_details.swift_bank_transfer.beneficiary_bank_bic.aed":"INCOCHZZ","transaction-<text:soft-page-break/>flow.transaction_details.swift_bank_transfer.beneficiary_bank_bic.ars":"INCOCHZZ","transaction-flow.transaction_details.swift_bank_transfer.beneficiary_bank_bic.aud":"INCOCHZZ","transaction-flow.transaction_details.swift_bank_transfer.beneficiary_bank_bic.bhd":"INCOCHZZ","transaction-flow.transaction_details.swift_bank_transfer.beneficiary_bank_bic.cad":"BFRILI22","transaction-flow.transaction_details.swift_bank_transfer.beneficiary_bank_bic.chf":"BFRILI22","transaction-flow.transaction_details.swift_bank_transfer.beneficiary_bank_bic.czk":"BFRILI22","transaction-flow.transaction_details.swift_bank_transfer.beneficiary_bank_bic.dkk":"BFRILI22","transaction-flow.transaction_details.swift_bank_transfer.beneficiary_bank_bic.eur":"BFRILI22","transaction-flow.transaction_details.swift_bank_transfer.beneficiary_bank_bic.gbp":"BFRILI22","transaction-flow.transaction_details.swift_bank_transfer.beneficiary_bank_bic.hkd":"BFRILI22","transaction-flow.transaction_details.swift_bank_transfer.beneficiary_bank_bic.huf":"BFRILI22","transaction-flow.transaction_details.swift_bank_transfer.beneficiary_bank_bic.ils":"INCOCHZZ","transaction-flow.transaction_details.swift_bank_transfer.beneficiary_bank_bic.jpy":"BFRILI22","transaction-flow.transaction_details.swift_bank_transfer.beneficiary_bank_bic.kwd":"INCOCHZZ","transaction-flow.transaction_details.swift_bank_transfer.beneficiary_bank_bic.mxn":"INCOCHZZ","transaction-flow.transaction_details.swift_bank_transfer.beneficiary_bank_bic.nok":"BFRILI22","transaction-flow.transaction_details.swift_bank_transfer.beneficiary_bank_bic.nzd":"BFRILI22","transaction-flow.transaction_details.swift_bank_transfer.beneficiary_bank_bic.pln":"BFRILI22","transaction-flow.transaction_details.swift_bank_transfer.beneficiary_bank_bic.ron":"INCOCHZZ","transaction-flow.transaction_details.swift_bank_transfer.beneficiary_bank_bic.sek":"BFRILI22","transaction-flow.transaction_details.swift_bank_transfer.beneficiary_bank_bic.sgd":"BFRILI22","transaction-flow.transaction_details.swift_bank_transfer.beneficiary_bank_bic.thb":"BFRILI22","transaction-flow.transaction_details.swift_bank_transfer.beneficiary_bank_bic.try":"BFRILI22","transaction-flow.transaction_details.swift_bank_transfer.beneficiary_bank_bic.usd":"BFRILI22","transaction-flow.transaction_details.swift_bank_transfer.beneficiary_bank_bic.zar":"BFRILI22","transaction-flow.transaction_details.swift_bank_transfer.beneficiary_bank_name":"Incore Bank AG","transaction-flow.transaction_details.swift_bank_transfer.beneficiary_bank_name.aed":"Incore Bank AG","transaction-flow.transaction_details.swift_bank_transfer.beneficiary_bank_name.ars":"Incore Bank AG","transaction-flow.transaction_details.swift_bank_transfer.beneficiary_bank_name.aud":"Incore Bank AG","transaction-flow.transaction_details.swift_bank_transfer.beneficiary_bank_name.bhd":"Incore Bank AG","transaction-flow.transaction_details.swift_bank_transfer.beneficiary_bank_name.cad":"Bank Frick","transaction-flow.transaction_details.swift_bank_transfer.beneficiary_bank_name.chf":"Bank Frick","transaction-flow.transaction_details.swift_bank_transfer.beneficiary_bank_name.czk":"Bank Frick","transaction-flow.transaction_details.swift_bank_transfer.beneficiary_bank_name.dkk":"Bank Frick","transaction-flow.transaction_details.swift_bank_transfer.beneficiary_bank_name.eur":"Bank Frick","transaction-flow.transaction_details.swift_bank_transfer.beneficiary_bank_name.gbp":"Bank Frick","transaction-flow.transaction_details.swift_bank_transfer.beneficiary_bank_name.hkd":"Bank Frick","transaction-flow.transaction_details.swift_bank_transfer.beneficiary_bank_name.huf":"Bank Frick","transaction-flow.transaction_details.swift_bank_transfer.beneficiary_bank_name.ils":"Incore Bank <text:soft-page-break/>AG","transaction-flow.transaction_details.swift_bank_transfer.beneficiary_bank_name.jpy":"Bank Frick","transaction-flow.transaction_details.swift_bank_transfer.beneficiary_bank_name.kwd":"Incore Bank AG","transaction-flow.transaction_details.swift_bank_transfer.beneficiary_bank_name.mxn":"Incore Bank AG","transaction-flow.transaction_details.swift_bank_transfer.beneficiary_bank_name.nok":"Bank Frick","transaction-flow.transaction_details.swift_bank_transfer.beneficiary_bank_name.nzd":"Bank Frick","transaction-flow.transaction_details.swift_bank_transfer.beneficiary_bank_name.pln":"Bank Frick","transaction-flow.transaction_details.swift_bank_transfer.beneficiary_bank_name.ron":"Incore Bank AG","transaction-flow.transaction_details.swift_bank_transfer.beneficiary_bank_name.sek":"Bank Frick","transaction-flow.transaction_details.swift_bank_transfer.beneficiary_bank_name.sgd":"Bank Frick","transaction-flow.transaction_details.swift_bank_transfer.beneficiary_bank_name.thb":"Bank Frick","transaction-flow.transaction_details.swift_bank_transfer.beneficiary_bank_name.try":"Bank Frick","transaction-flow.transaction_details.swift_bank_transfer.beneficiary_bank_name.usd":"Bank Frick","transaction-flow.transaction_details.swift_bank_transfer.beneficiary_bank_name.zar":"Bank Frick","transaction-flow.transaction_details.swift_bank_transfer.beneficiary_name":"NexPay, UAB","transaction-flow.transaction_details.swift_bank_transfer.beneficiary_name.aed":"NexPay, UAB","transaction-flow.transaction_details.swift_bank_transfer.beneficiary_name.ars":"NexPay, UAB","transaction-flow.transaction_details.swift_bank_transfer.beneficiary_name.aud":"NexPay, UAB","transaction-flow.transaction_details.swift_bank_transfer.beneficiary_name.bhd":"NexPay, UAB","transaction-flow.transaction_details.swift_bank_transfer.beneficiary_name.cad":"PAYBIS POLAND SP. Z O.O.","transaction-flow.transaction_details.swift_bank_transfer.beneficiary_name.chf":"PAYBIS POLAND SP. Z O.O.","transaction-flow.transaction_details.swift_bank_transfer.beneficiary_name.czk":"PAYBIS POLAND SP. Z O.O.","transaction-flow.transaction_details.swift_bank_transfer.beneficiary_name.dkk":"PAYBIS POLAND SP. Z O.O.","transaction-flow.transaction_details.swift_bank_transfer.beneficiary_name.eur":"PAYBIS POLAND SP. Z O.O.","transaction-flow.transaction_details.swift_bank_transfer.beneficiary_name.gbp":"PAYBIS POLAND SP. Z O.O.","transaction-flow.transaction_details.swift_bank_transfer.beneficiary_name.hkd":"PAYBIS POLAND SP. Z O.O.","transaction-flow.transaction_details.swift_bank_transfer.beneficiary_name.huf":"PAYBIS POLAND SP. Z O.O.","transaction-flow.transaction_details.swift_bank_transfer.beneficiary_name.ils":"NexPay, UAB","transaction-flow.transaction_details.swift_bank_transfer.beneficiary_name.jpy":"PAYBIS POLAND SP. Z O.O.","transaction-flow.transaction_details.swift_bank_transfer.beneficiary_name.kwd":"NexPay, UAB","transaction-flow.transaction_details.swift_bank_transfer.beneficiary_name.mxn":"NexPay, UAB","transaction-flow.transaction_details.swift_bank_transfer.beneficiary_name.nok":"PAYBIS POLAND SP. Z O.O.","transaction-flow.transaction_details.swift_bank_transfer.beneficiary_name.nzd":"PAYBIS POLAND SP. Z O.O.","transaction-flow.transaction_details.swift_bank_transfer.beneficiary_name.pln":"PAYBIS POLAND SP. Z O.O.","transaction-flow.transaction_details.swift_bank_transfer.beneficiary_name.ron":"NexPay, UAB","transaction-flow.transaction_details.swift_bank_transfer.beneficiary_name.sek":"PAYBIS POLAND SP. Z O.O.","transaction-flow.transaction_details.swift_bank_transfer.beneficiary_name.sgd":"PAYBIS POLAND SP. Z O.O.","transaction-flow.transaction_details.swift_bank_transfer.beneficiary_name.thb":"PAYBIS <text:soft-page-break/>POLAND SP. Z O.O.","transaction-flow.transaction_details.swift_bank_transfer.beneficiary_name.try":"PAYBIS POLAND SP. Z O.O.","transaction-flow.transaction_details.swift_bank_transfer.beneficiary_name.usd":"PAYBIS POLAND SP. Z O.O.","transaction-flow.transaction_details.swift_bank_transfer.beneficiary_name.zar":"PAYBIS POLAND SP. Z O.O.","transaction-flow.transaction_details.swift_bank_transfer.corporate.beneficiary_account_number.aed":"CH69087999390000000HO","transaction-flow.transaction_details.swift_bank_transfer.corporate.beneficiary_account_number.ars":"CH69087999390000000HO","transaction-flow.transaction_details.swift_bank_transfer.corporate.beneficiary_account_number.aud":"CH69087999390000000HO","transaction-flow.transaction_details.swift_bank_transfer.corporate.beneficiary_account_number.bhd":"CH69087999390000000HO","transaction-flow.transaction_details.swift_bank_transfer.corporate.beneficiary_account_number.cad":"LI45 0881 1010 5371 K000 K","transaction-flow.transaction_details.swift_bank_transfer.corporate.beneficiary_account_number.chf":"LI67 0881 1010 5371 K000 C","transaction-flow.transaction_details.swift_bank_transfer.corporate.beneficiary_account_number.czk":"LI93 0881 1010 5371 K000 T","transaction-flow.transaction_details.swift_bank_transfer.corporate.beneficiary_account_number.dkk":"LI40 0881 1010 5371 K000 D","transaction-flow.transaction_details.swift_bank_transfer.corporate.beneficiary_account_number.eur":"LI29 0881 1010 5371 K001 E","transaction-flow.transaction_details.swift_bank_transfer.corporate.beneficiary_account_number.gbp":"LI72 0881 1010 5371 K001 G","transaction-flow.transaction_details.swift_bank_transfer.corporate.beneficiary_account_number.hkd":"LI29 0881 1010 5371 K000 H","transaction-flow.transaction_details.swift_bank_transfer.corporate.beneficiary_account_number.huf":"LI39 0881 1010 5371 K000 V","transaction-flow.transaction_details.swift_bank_transfer.corporate.beneficiary_account_number.ils":"CH69087999390000000HO","transaction-flow.transaction_details.swift_bank_transfer.corporate.beneficiary_account_number.jpy":"LI55 0881 1010 5371 K000 Y","transaction-flow.transaction_details.swift_bank_transfer.corporate.beneficiary_account_number.kwd":"CH69087999390000000HO","transaction-flow.transaction_details.swift_bank_transfer.corporate.beneficiary_account_number.mxn":"CH69087999390000000HO","transaction-flow.transaction_details.swift_bank_transfer.corporate.beneficiary_account_number.nok":"LI34 0881 1010 5371 K000 O","transaction-flow.transaction_details.swift_bank_transfer.corporate.beneficiary_account_number.nzd":"LI61 0881 1010 5371 K000 N","transaction-flow.transaction_details.swift_bank_transfer.corporate.beneficiary_account_number.pln":"LI23 0881 1010 5371 K001 P","transaction-flow.transaction_details.swift_bank_transfer.corporate.beneficiary_account_number.ron":"CH69087999390000000HO","transaction-flow.transaction_details.swift_bank_transfer.corporate.beneficiary_account_number.sek":"LI50 0881 1010 5371 K000 R","transaction-flow.transaction_details.swift_bank_transfer.corporate.beneficiary_account_number.sgd":"LI23 0881 1010 5371 K000 S","transaction-flow.transaction_details.swift_bank_transfer.corporate.beneficiary_account_number.try":"LI18 0881 1010 5371 K000 L","transaction-<text:soft-page-break/>flow.transaction_details.swift_bank_transfer.corporate.beneficiary_account_number.usd":"LI82 0881 1010 5371 K001 U","transaction-flow.transaction_details.swift_bank_transfer.corporate.beneficiary_account_number.zar":"LI28 0881 1010 5371 K000 Z","transaction-flow.transaction_details.swift_bank_transfer.corporate.beneficiary_address.aed":"Sporto g. 7A, Vilnius, Lithuania","transaction-flow.transaction_details.swift_bank_transfer.corporate.beneficiary_address.ars":"Sporto g. 7A, Vilnius, Lithuania","transaction-flow.transaction_details.swift_bank_transfer.corporate.beneficiary_address.aud":"Sporto g. 7A, Vilnius, Lithuania","transaction-flow.transaction_details.swift_bank_transfer.corporate.beneficiary_address.bhd":"Sporto g. 7A, Vilnius, Lithuania","transaction-flow.transaction_details.swift_bank_transfer.corporate.beneficiary_address.cad":"Hoza Street 86\/210, 00-682, Warsaw, Poland","transaction-flow.transaction_details.swift_bank_transfer.corporate.beneficiary_address.chf":"Hoza Street 86\/210, 00-682, Warsaw, Poland","transaction-flow.transaction_details.swift_bank_transfer.corporate.beneficiary_address.czk":"Hoza Street 86\/210, 00-682, Warsaw, Poland","transaction-flow.transaction_details.swift_bank_transfer.corporate.beneficiary_address.dkk":"Hoza Street 86\/210, 00-682, Warsaw, Poland","transaction-flow.transaction_details.swift_bank_transfer.corporate.beneficiary_address.eur":"Hoza Street 86\/210, 00-682, Warsaw, Poland","transaction-flow.transaction_details.swift_bank_transfer.corporate.beneficiary_address.gbp":"Hoza Street 86\/210, 00-682, Warsaw, Poland","transaction-flow.transaction_details.swift_bank_transfer.corporate.beneficiary_address.hkd":"Hoza Street 86\/210, 00-682, Warsaw, Poland","transaction-flow.transaction_details.swift_bank_transfer.corporate.beneficiary_address.huf":"Hoza Street 86\/210, 00-682, Warsaw, Poland","transaction-flow.transaction_details.swift_bank_transfer.corporate.beneficiary_address.ils":"Sporto g. 7A, Vilnius, Lithuania","transaction-flow.transaction_details.swift_bank_transfer.corporate.beneficiary_address.jpy":"Hoza Street 86\/210, 00-682, Warsaw, Poland","transaction-flow.transaction_details.swift_bank_transfer.corporate.beneficiary_address.kwd":"Sporto g. 7A, Vilnius, Lithuania","transaction-flow.transaction_details.swift_bank_transfer.corporate.beneficiary_address.mxn":"Sporto g. 7A, Vilnius, Lithuania","transaction-flow.transaction_details.swift_bank_transfer.corporate.beneficiary_address.nok":"Hoza Street 86\/210, 00-682, Warsaw, Poland","transaction-flow.transaction_details.swift_bank_transfer.corporate.beneficiary_address.nzd":"Hoza Street 86\/210, 00-682, Warsaw, Poland","transaction-flow.transaction_details.swift_bank_transfer.corporate.beneficiary_address.pln":"Hoza Street 86\/210, 00-682, Warsaw, Poland","transaction-flow.transaction_details.swift_bank_transfer.corporate.beneficiary_address.ron":"Sporto g. 7A, Vilnius, Lithuania","transaction-flow.transaction_details.swift_bank_transfer.corporate.beneficiary_address.sek":"Hoza Street 86\/210, 00-682, Warsaw, Poland","transaction-flow.transaction_details.swift_bank_transfer.corporate.beneficiary_address.sgd":"Hoza Street 86\/210, 00-682, Warsaw, Poland","transaction-flow.transaction_details.swift_bank_transfer.corporate.beneficiary_address.try":"Hoza Street 86\/210, 00-682, Warsaw, Poland","transaction-flow.transaction_details.swift_bank_transfer.corporate.beneficiary_address.usd":"Hoza Street 86\/210, 00-682, Warsaw, Poland","transaction-<text:soft-page-break/>flow.transaction_details.swift_bank_transfer.corporate.beneficiary_address.zar":"Hoza Street 86\/210, 00-682, Warsaw, Poland","transaction-flow.transaction_details.swift_bank_transfer.corporate.beneficiary_bank_address.aed":"WIESENSTRASSE 17, SCHLIEREN, Switzerland","transaction-flow.transaction_details.swift_bank_transfer.corporate.beneficiary_bank_address.ars":"WIESENSTRASSE 17, SCHLIEREN, Switzerland","transaction-flow.transaction_details.swift_bank_transfer.corporate.beneficiary_bank_address.aud":"WIESENSTRASSE 17, SCHLIEREN, Switzerland","transaction-flow.transaction_details.swift_bank_transfer.corporate.beneficiary_bank_address.bhd":"WIESENSTRASSE 17, SCHLIEREN, Switzerland","transaction-flow.transaction_details.swift_bank_transfer.corporate.beneficiary_bank_address.cad":"Landstrasse 14, 9496, Balzers, Liechtenstein","transaction-flow.transaction_details.swift_bank_transfer.corporate.beneficiary_bank_address.chf":"Landstrasse 14, 9496, Balzers, Liechtenstein","transaction-flow.transaction_details.swift_bank_transfer.corporate.beneficiary_bank_address.czk":"Landstrasse 14, 9496, Balzers, Liechtenstein","transaction-flow.transaction_details.swift_bank_transfer.corporate.beneficiary_bank_address.dkk":"Landstrasse 14, 9496, Balzers, Liechtenstein","transaction-flow.transaction_details.swift_bank_transfer.corporate.beneficiary_bank_address.eur":"Landstrasse 14, 9496, Balzers, Liechtenstein","transaction-flow.transaction_details.swift_bank_transfer.corporate.beneficiary_bank_address.gbp":"Landstrasse 14, 9496, Balzers, Liechtenstein","transaction-flow.transaction_details.swift_bank_transfer.corporate.beneficiary_bank_address.hkd":"Landstrasse 14, 9496, Balzers, Liechtenstein","transaction-flow.transaction_details.swift_bank_transfer.corporate.beneficiary_bank_address.huf":"Landstrasse 14, 9496, Balzers, Liechtenstein","transaction-flow.transaction_details.swift_bank_transfer.corporate.beneficiary_bank_address.ils":"WIESENSTRASSE 17, SCHLIEREN, Switzerland","transaction-flow.transaction_details.swift_bank_transfer.corporate.beneficiary_bank_address.jpy":"Landstrasse 14, 9496, Balzers, Liechtenstein","transaction-flow.transaction_details.swift_bank_transfer.corporate.beneficiary_bank_address.kwd":"WIESENSTRASSE 17, SCHLIEREN, Switzerland","transaction-flow.transaction_details.swift_bank_transfer.corporate.beneficiary_bank_address.mxn":"WIESENSTRASSE 17, SCHLIEREN, Switzerland","transaction-flow.transaction_details.swift_bank_transfer.corporate.beneficiary_bank_address.nok":"Landstrasse 14, 9496, Balzers, Liechtenstein","transaction-flow.transaction_details.swift_bank_transfer.corporate.beneficiary_bank_address.nzd":"Landstrasse 14, 9496, Balzers, Liechtenstein","transaction-flow.transaction_details.swift_bank_transfer.corporate.beneficiary_bank_address.pln":"Landstrasse 14, 9496, Balzers, Liechtenstein","transaction-flow.transaction_details.swift_bank_transfer.corporate.beneficiary_bank_address.ron":"WIESENSTRASSE 17, SCHLIEREN, Switzerland","transaction-flow.transaction_details.swift_bank_transfer.corporate.beneficiary_bank_address.sek":"Landstrasse 14, 9496, Balzers, Liechtenstein","transaction-flow.transaction_details.swift_bank_transfer.corporate.beneficiary_bank_address.sgd":"Landstrasse 14, 9496, Balzers, Liechtenstein","transaction-flow.transaction_details.swift_bank_transfer.corporate.beneficiary_bank_address.try":"Landstrasse 14, 9496, Balzers, Liechtenstein","transaction-flow.transaction_details.swift_bank_transfer.corporate.beneficiary_bank_address.usd":"Landstrasse 14, 9496, Balzers, Liechtenstein","transaction-flow.transaction_details.swift_bank_transfer.corporate.beneficiary_bank_address.zar":"Landstrasse 14, 9496, Balzers, Liechtenstein","transaction-<text:soft-page-break/>flow.transaction_details.swift_bank_transfer.corporate.beneficiary_bank_bic.aed":"INCOCHZZ","transaction-flow.transaction_details.swift_bank_transfer.corporate.beneficiary_bank_bic.ars":"INCOCHZZ","transaction-flow.transaction_details.swift_bank_transfer.corporate.beneficiary_bank_bic.aud":"INCOCHZZ","transaction-flow.transaction_details.swift_bank_transfer.corporate.beneficiary_bank_bic.bhd":"INCOCHZZ","transaction-flow.transaction_details.swift_bank_transfer.corporate.beneficiary_bank_bic.cad":"BFRILI22","transaction-flow.transaction_details.swift_bank_transfer.corporate.beneficiary_bank_bic.chf":"BFRILI22","transaction-flow.transaction_details.swift_bank_transfer.corporate.beneficiary_bank_bic.czk":"BFRILI22","transaction-flow.transaction_details.swift_bank_transfer.corporate.beneficiary_bank_bic.dkk":"BFRILI22","transaction-flow.transaction_details.swift_bank_transfer.corporate.beneficiary_bank_bic.eur":"BFRILI22","transaction-flow.transaction_details.swift_bank_transfer.corporate.beneficiary_bank_bic.gbp":"BFRILI22","transaction-flow.transaction_details.swift_bank_transfer.corporate.beneficiary_bank_bic.hkd":"BFRILI22","transaction-flow.transaction_details.swift_bank_transfer.corporate.beneficiary_bank_bic.huf":"BFRILI22","transaction-flow.transaction_details.swift_bank_transfer.corporate.beneficiary_bank_bic.ils":"INCOCHZZ","transaction-flow.transaction_details.swift_bank_transfer.corporate.beneficiary_bank_bic.jpy":"BFRILI22","transaction-flow.transaction_details.swift_bank_transfer.corporate.beneficiary_bank_bic.kwd":"INCOCHZZ","transaction-flow.transaction_details.swift_bank_transfer.corporate.beneficiary_bank_bic.mxn":"INCOCHZZ","transaction-flow.transaction_details.swift_bank_transfer.corporate.beneficiary_bank_bic.nok":"BFRILI22","transaction-flow.transaction_details.swift_bank_transfer.corporate.beneficiary_bank_bic.nzd":"BFRILI22","transaction-flow.transaction_details.swift_bank_transfer.corporate.beneficiary_bank_bic.pln":"BFRILI22","transaction-flow.transaction_details.swift_bank_transfer.corporate.beneficiary_bank_bic.ron":"INCOCHZZ","transaction-flow.transaction_details.swift_bank_transfer.corporate.beneficiary_bank_bic.sek":"BFRILI22","transaction-flow.transaction_details.swift_bank_transfer.corporate.beneficiary_bank_bic.sgd":"BFRILI22","transaction-flow.transaction_details.swift_bank_transfer.corporate.beneficiary_bank_bic.try":"BFRILI22","transaction-flow.transaction_details.swift_bank_transfer.corporate.beneficiary_bank_bic.usd":"BFRILI22","transaction-flow.transaction_details.swift_bank_transfer.corporate.beneficiary_bank_bic.zar":"BFRILI22","transaction-flow.transaction_details.swift_bank_transfer.corporate.beneficiary_bank_name.aed":"Incore Bank AG","transaction-flow.transaction_details.swift_bank_transfer.corporate.beneficiary_bank_name.ars":"Incore Bank <text:soft-page-break/>AG","transaction-flow.transaction_details.swift_bank_transfer.corporate.beneficiary_bank_name.aud":"Incore Bank AG","transaction-flow.transaction_details.swift_bank_transfer.corporate.beneficiary_bank_name.bhd":"Incore Bank AG","transaction-flow.transaction_details.swift_bank_transfer.corporate.beneficiary_bank_name.cad":"Bank Frick","transaction-flow.transaction_details.swift_bank_transfer.corporate.beneficiary_bank_name.chf":"Bank Frick","transaction-flow.transaction_details.swift_bank_transfer.corporate.beneficiary_bank_name.czk":"Bank Frick","transaction-flow.transaction_details.swift_bank_transfer.corporate.beneficiary_bank_name.dkk":"Bank Frick","transaction-flow.transaction_details.swift_bank_transfer.corporate.beneficiary_bank_name.eur":"Bank Frick","transaction-flow.transaction_details.swift_bank_transfer.corporate.beneficiary_bank_name.gbp":"Bank Frick","transaction-flow.transaction_details.swift_bank_transfer.corporate.beneficiary_bank_name.hkd":"Bank Frick","transaction-flow.transaction_details.swift_bank_transfer.corporate.beneficiary_bank_name.huf":"Bank Frick","transaction-flow.transaction_details.swift_bank_transfer.corporate.beneficiary_bank_name.ils":"Incore Bank AG","transaction-flow.transaction_details.swift_bank_transfer.corporate.beneficiary_bank_name.jpy":"Bank Frick","transaction-flow.transaction_details.swift_bank_transfer.corporate.beneficiary_bank_name.kwd":"Incore Bank AG","transaction-flow.transaction_details.swift_bank_transfer.corporate.beneficiary_bank_name.mxn":"Incore Bank AG","transaction-flow.transaction_details.swift_bank_transfer.corporate.beneficiary_bank_name.nok":"Bank Frick","transaction-flow.transaction_details.swift_bank_transfer.corporate.beneficiary_bank_name.nzd":"Bank Frick","transaction-flow.transaction_details.swift_bank_transfer.corporate.beneficiary_bank_name.pln":"Bank Frick","transaction-flow.transaction_details.swift_bank_transfer.corporate.beneficiary_bank_name.ron":"Incore Bank AG","transaction-flow.transaction_details.swift_bank_transfer.corporate.beneficiary_bank_name.sek":"Bank Frick","transaction-flow.transaction_details.swift_bank_transfer.corporate.beneficiary_bank_name.sgd":"Bank Frick","transaction-flow.transaction_details.swift_bank_transfer.corporate.beneficiary_bank_name.try":"Bank Frick","transaction-flow.transaction_details.swift_bank_transfer.corporate.beneficiary_bank_name.usd":"Bank Frick","transaction-flow.transaction_details.swift_bank_transfer.corporate.beneficiary_bank_name.zar":"Bank Frick","transaction-flow.transaction_details.swift_bank_transfer.corporate.beneficiary_name.aed":"Nexpay UAB","transaction-flow.transaction_details.swift_bank_transfer.corporate.beneficiary_name.ars":"Nexpay UAB","transaction-flow.transaction_details.swift_bank_transfer.corporate.beneficiary_name.aud":"Nexpay <text:soft-page-break/>UAB","transaction-flow.transaction_details.swift_bank_transfer.corporate.beneficiary_name.bhd":"Nexpay UAB","transaction-flow.transaction_details.swift_bank_transfer.corporate.beneficiary_name.cad":"PAYBIS POLAND, Sp. z o.o.","transaction-flow.transaction_details.swift_bank_transfer.corporate.beneficiary_name.chf":"PAYBIS POLAND, Sp. z o.o.","transaction-flow.transaction_details.swift_bank_transfer.corporate.beneficiary_name.czk":"PAYBIS POLAND, Sp. z o.o.","transaction-flow.transaction_details.swift_bank_transfer.corporate.beneficiary_name.dkk":"PAYBIS POLAND, Sp. z o.o.","transaction-flow.transaction_details.swift_bank_transfer.corporate.beneficiary_name.eur":"PAYBIS POLAND, Sp. z o.o.","transaction-flow.transaction_details.swift_bank_transfer.corporate.beneficiary_name.gbp":"PAYBIS POLAND, Sp. z o.o.","transaction-flow.transaction_details.swift_bank_transfer.corporate.beneficiary_name.hkd":"PAYBIS POLAND, Sp. z o.o.","transaction-flow.transaction_details.swift_bank_transfer.corporate.beneficiary_name.huf":"PAYBIS POLAND, Sp. z o.o.","transaction-flow.transaction_details.swift_bank_transfer.corporate.beneficiary_name.ils":"Nexpay UAB","transaction-flow.transaction_details.swift_bank_transfer.corporate.beneficiary_name.jpy":"PAYBIS POLAND, Sp. z o.o.","transaction-flow.transaction_details.swift_bank_transfer.corporate.beneficiary_name.kwd":"Nexpay UAB","transaction-flow.transaction_details.swift_bank_transfer.corporate.beneficiary_name.mxn":"Nexpay UAB","transaction-flow.transaction_details.swift_bank_transfer.corporate.beneficiary_name.nok":"PAYBIS POLAND, Sp. z o.o.","transaction-flow.transaction_details.swift_bank_transfer.corporate.beneficiary_name.nzd":"PAYBIS POLAND, Sp. z o.o.","transaction-flow.transaction_details.swift_bank_transfer.corporate.beneficiary_name.pln":"PAYBIS POLAND, Sp. z o.o.","transaction-flow.transaction_details.swift_bank_transfer.corporate.beneficiary_name.ron":"Nexpay UAB","transaction-flow.transaction_details.swift_bank_transfer.corporate.beneficiary_name.sek":"PAYBIS POLAND, Sp. z o.o.","transaction-flow.transaction_details.swift_bank_transfer.corporate.beneficiary_name.sgd":"PAYBIS POLAND, Sp. z o.o.","transaction-flow.transaction_details.swift_bank_transfer.corporate.beneficiary_name.try":"PAYBIS POLAND, Sp. z o.o.","transaction-flow.transaction_details.swift_bank_transfer.corporate.beneficiary_name.usd":"PAYBIS POLAND, Sp. z o.o.","transaction-flow.transaction_details.swift_bank_transfer.corporate.beneficiary_name.zar":"PAYBIS POLAND, Sp. z o.o.","transaction-flow.trustly-payment-details.card-details.add-payment":"Add bank account","transaction-flow.trustly-payment-details.card-details.remove-payment":"Remove account","authentication-app.uk-authorization-warning":"&lt;strong&gt;We\u2019re getting ready for new customers in the UK.&lt;\/strong&gt;&lt;br\/&gt;&lt;br\/&gt;The UK has introduced new regulations in connection with cryptoassets.&lt;br\/&gt;&lt;br\/&gt;Due to new regulations introduced by the UK Financial Conduct Authority, we are unable to accept new user registrations for users in the UK. We apologise for this temporary inconvenience.","transaction-flow.verification-cancel-popup.message":"Are you sure you want to cancel card verification?","transaction-flow.verification-cancel-<text:soft-page-break/>popup.title":"Cancel card verification","base-verification.verification.fields.backsideOfIdDocumentNotMandatory.title":"Back side","base-verification.verification.fields.birthDate.label":"Date of birth","base-verification.verification.fields.city.label":"City","base-verification.verification.fields.country.label":"Country","base-verification.verification.fields.documentType.label":"Choose document type","base-verification.verification.fields.firstName.label":"First name","base-verification.verification.fields.firstName.tip":"As it appears on your ID","base-verification.verification.fields.governmentId.title":"Front side","base-verification.verification.fields.lastName.label":"Last name","base-verification.verification.fields.lastName.tip":"As it appears on your ID","base-verification.verification.fields.postalzipCode.label":"Postal \/ Zip code","base-verification.verification.fields.stateOrProvince.label":"State or Province","base-verification.verification.fields.stateOrProvince.tip":"Optional","base-verification.verification.fields.street.label":"Address line","base-verification.verification.status.rejected.label":"Your verification is rejected!","base-verification.verification.status.sumsub-rejected.label":"Please follow the instructions below to complete the verification process.","widget.wallet-tag":"Tag","widget.wallet.address":"Wallet address","widget.wallet.address-notice":"Please enter your wallet address","widget.wallet.continue":"Continue","widget.wallet.guard.description":"Make sure to double-check the provided wallet address. Once completed, cryptocurrency transactions are irreversible.","widget.wallet.guard.title":"Important","widget.wallet.guard_description":"Lorem ipsum dolor sit amet, consectetur adipiscing elit","widget.wallet.guard_title":"Lorem ipsum dolor sit amet","widget.wallet.input-label":"{crypto} Wallet address","widget.wallet.proc":"wallet proc","widget.wallet.title":"Wallet","widget.widget.exchange-form.receive-in-fiat":"You receive in fiat","widget.widget.select-currency":"Select currency","widget.widget_wrapper":"widget wrapper","transaction-flow.wrapper.infobox.message":"If you close this page, you will get a notification when the status of your transaction is changed","transaction-flow.wrapper.invoice":"Invoice","transaction-flow.zero-hash-compliance":"Cryptocurrency services powered by Zero Hash.\nThe estimated network fee is an approximation and the actual network fee applied to a withdrawal may differ.\nOrders may not be cancelled or reversed once submitted by you. By submitting a withdrawal request, you are requesting an on-chain transaction that is not reversible or recallable. You are responsible for reviewing the recipient address and ensuring it is the correct address for the selected asset for withdrawal.","transaction-flow.zero-hash-compliance.checkbox":"I agree to the {userAgreementLink}, and I have read and understand the Zero Hash {privacyPolicyLink} and {regulatoryDisclosureLink}. I understand that the value of any cryptocurrency, including digital assets pegged to fiat currency, commodities, or any other asset, may go to zero.","transaction-flow.zero-hash-compliance.checkbox.error":"You must agree with Zero Hash terms of service","transaction-flow.zero-hash-privacy-policy":"Privacy Policy","transaction-flow.zero-hash-regulatory-disclosure":"Regulatory Disclosures","transaction-flow.zero-hash-user-agreement":"Zero Hash and Zero Hash Liquidity Services User Agreement","widget.zerohash-compliance.checkbox":"I agree to the {userAgreementLink}, and I have read and understand the Zero Hash {privacyPolicyLink} and {regulatoryDisclosureLink}. I understand that the value of any cryptocurrency, including digital assets pegged to fiat currency, commodities, or any other asset, may go to zero.","widget.zerohash-compliance.checkbox.error":"Please accept the terms to continue","widget.zerohash-compliance.disclaimer":"Cryptocurrency services are powered by Zero Hash. To proceed, please read &amp; agree to Zero Hash terms below:","widget.zerohash-compliance.privacy-policy":"Privacy Policy","widget.zerohash-compliance.regulatory-disclosure":"Regulatory Disclosures","widget.zerohash-compliance.user-agreement":"Zero Hash and Zero Hash Liquidity Services User Agreement","widget.zh.disclaimer":"Orders may not be canceled or reversed once submitted by you. By submitting a withdrawal request, you are requesting an on-chain transaction <text:soft-page-break/>that is not reversible or recallable. You are responsible for reviewing the recipient address and ensuring it is the correct address for the selected asset for withdrawal.","widget.zh.fee-approximation":"The estimated network fee is an approximation and the actual network fee applied on a withdrawal may differ.","validators.{{ field }} is mandatory.":"{{ field }} are manda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11:53:06.993903917</meta:creation-date>
    <dc:date>2025-01-07T11:54:46.275126689</dc:date>
    <meta:editing-duration>PT1M40S</meta:editing-duration>
    <meta:editing-cycles>1</meta:editing-cycles>
    <meta:document-statistic meta:table-count="0" meta:image-count="0" meta:object-count="0" meta:page-count="48" meta:paragraph-count="18" meta:word-count="9882" meta:character-count="194480" meta:non-whitespace-character-count="184519"/>
    <meta:generator>LibreOffice/24.8.3.2$Linux_X86_64 LibreOffice_project/480$Build-2</meta:generator>
  </office:meta>
</office:document-meta>
</file>